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mm"/>
    </style:style>
    <style:style style:name="co6" style:family="table-column">
      <style:table-column-properties fo:break-before="auto" style:column-width="9.65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9.42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14.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30.78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40.41mm"/>
    </style:style>
    <style:style style:name="co17" style:family="table-column">
      <style:table-column-properties fo:break-before="auto" style:column-width="38.08mm"/>
    </style:style>
    <style:style style:name="ro1" style:family="table-row">
      <style:table-row-properties style:row-height="25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5.38mm" fo:break-before="auto" style:use-optimal-row-height="true"/>
    </style:style>
    <style:style style:name="ro4" style:family="table-row">
      <style:table-row-properties style:row-height="25.65mm" fo:break-before="auto" style:use-optimal-row-height="true"/>
    </style:style>
    <style:style style:name="ro5" style:family="table-row">
      <style:table-row-properties style:row-height="2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2" number:language="yi" number:country="US">
      <number:number number:decimal-places="2" loext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20000">
      <style:table-cell-properties fo:background-color="transparent" style:rotation-angle="270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style:rotation-angle="270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style:rotation-angle="270"/>
      <style:text-properties fo:font-weight="bold" style:font-weight-asian="bold" style:font-weight-complex="bold"/>
    </style:style>
    <style:style style:name="ce7" style:family="table-cell" style:parent-style-name="Default" style:data-style-name="N20000"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ngle="270"/>
    </style:style>
    <style:style style:name="ce9" style:family="table-cell" style:parent-style-name="Default" style:data-style-name="N10002">
      <style:table-cell-properties style:rotation-angle="271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ext-properties fo:font-weight="bold" style:font-weight-asian="bold" style:font-weight-complex="bold"/>
    </style:style>
    <style:style style:name="ce11" style:family="table-cell" style:parent-style-name="Default" style:data-style-name="N20002">
      <style:text-properties fo:font-weight="bold" style:font-weight-asian="bold" style:font-weight-complex="bold"/>
    </style:style>
    <style:style style:name="ce12" style:family="table-cell" style:parent-style-name="Default" style:data-style-name="N2000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20002">
      <style:table-cell-properties style:rotation-angle="271"/>
      <style:text-properties fo:font-weight="bold" style:font-weight-asian="bold" style:font-weight-complex="bold"/>
    </style:style>
    <style:style style:name="ce14" style:family="table-cell" style:parent-style-name="Default">
      <style:table-cell-properties style:rotation-angle="271"/>
    </style:style>
    <style:style style:name="ce15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 style:data-style-name="N3">
      <style:table-cell-properties fo:border="0.06pt solid #000000"/>
    </style:style>
    <style:style style:name="ce20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none"/>
      <style:text-properties style:font-name="Liberation Sans" style:font-name-asian="WenQuanYi Zen Hei" style:font-name-complex="Lohit Hindi"/>
    </style:style>
    <style:style style:name="ce22" style:family="table-cell" style:parent-style-name="Default" style:data-style-name="N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cmp" table:style-name="ta1">
        <table:shapes>
          <draw:frame draw:z-index="0" draw:style-name="gr1" draw:text-style-name="P1" svg:width="159.99mm" svg:height="89.99mm" svg:x="293.46mm" svg:y="62.57mm">
            <loext:p draw:notify-on-update-of-ranges="icmp.B1:icmp.B1 icmp.B2:icmp.B113 icmp.C1:icmp.C1 icmp.C2:icmp.C113 icmp.D1:icmp.D1 icmp.D2:icmp.D113 icmp.E1:icmp.E1 icmp.E2:icmp.E113 icmp.F1:icmp.F1 icmp.F2:icmp.F113 icmp.G1:icmp.G1 icmp.G2:icmp.G113 icmp.H1:icmp.H1 icmp.H2:icmp.H113 icmp.I1:icmp.I1 icmp.I2:icmp.I113 icmp.J1:icmp.J1 icmp.J2:icmp.J113 icmp.K1:icmp.K1 icmp.K2:icmp.K113 icmp.L1:icmp.L1 icmp.L2:icmp.L113 icmp.M1:icmp.M1 icmp.M2:icmp.M113 icmp.N1:icmp.N1 icmp.N2:icmp.N113 icmp.O1:icmp.O1 icmp.O2:icmp.O113 icmp.P1:icmp.P1 icmp.P2:icmp.P113 icmp.Q1:icmp.Q1 icmp.Q2:icmp.Q113 icmp.R1:icmp.R1 icmp.R2:icmp.R113 icmp.S1:icmp.S1 icmp.S2:icmp.S113 icmp.T1:icmp.T1 icmp.T2:icmp.T113 icmp.U1:icmp.U1 icmp.U2:icmp.U113 icmp.V1:icmp.V1 icmp.V2:icmp.V113 icmp.W1:icmp.W1 icmp.W2:icmp.W113 icmp.X1:icmp.X1 icmp.X2:icmp.X113 icmp.Y1:icmp.Y1 icmp.Y2:icmp.Y113 icmp.Z1:icmp.Z1 icmp.Z2:icmp.Z113 icmp.AA1:icmp.AA1 icmp.AA2:icmp.AA113 icmp.AB1:icmp.AB1 icmp.AB2:icmp.AB113 icmp.AC1:icmp.AC1 icmp.AC2:icmp.AC113 icmp.AD1:icmp.AD1 icmp.AD2:icmp.AD113 icmp.AE1:icmp.AE1 icmp.AE2:icmp.AE113 icmp.AF1:icmp.AF1 icmp.AF2:icmp.AF113 icmp.AG1:icmp.AG1 icmp.AG2:icmp.AG113 icmp.AH1:icmp.AH1 icmp.AH2:icmp.AH113 icmp.AI1:icmp.AI1 icmp.AI2:icmp.AI1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4" table:default-cell-style-name="ce1"/>
        <table:table-column table:style-name="co3" table:number-columns-repeated="2" table:default-cell-style-name="ce3"/>
        <table:table-column table:style-name="co4" table:default-cell-style-name="ce1"/>
        <table:table-column table:style-name="co5" table:default-cell-style-name="ce1"/>
        <table:table-column table:style-name="co4" table:number-columns-repeated="985" table:default-cell-style-name="ce1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host6-eth0.pcap-stat-160510-110610-1.txt</text:p>
          </table:table-cell>
          <table:table-cell table:style-name="Default" office:value-type="string" calcext:value-type="string">
            <text:p>host6-eth0.pcap-stat-160510-111040-2.txt</text:p>
          </table:table-cell>
          <table:table-cell table:style-name="Default" office:value-type="string" calcext:value-type="string">
            <text:p>host6-eth0.pcap-stat-160510-111508-3.txt</text:p>
          </table:table-cell>
          <table:table-cell table:style-name="Default" office:value-type="string" calcext:value-type="string">
            <text:p>host6-eth0.pcap-stat-160510-111937-4.txt</text:p>
          </table:table-cell>
          <table:table-cell table:style-name="Default" office:value-type="string" calcext:value-type="string">
            <text:p>host6-eth0.pcap-stat-160510-112405-5.txt</text:p>
          </table:table-cell>
          <table:table-cell table:style-name="Default" office:value-type="string" calcext:value-type="string">
            <text:p>host6-eth0.pcap-stat-160510-112833-6.txt</text:p>
          </table:table-cell>
          <table:table-cell table:style-name="Default" office:value-type="string" calcext:value-type="string">
            <text:p>host6-eth0.pcap-stat-160510-113302-7.txt</text:p>
          </table:table-cell>
          <table:table-cell table:style-name="Default" office:value-type="string" calcext:value-type="string">
            <text:p>host6-eth0.pcap-stat-160510-113730-8.txt</text:p>
          </table:table-cell>
          <table:table-cell table:style-name="Default" office:value-type="string" calcext:value-type="string">
            <text:p>host6-eth0.pcap-stat-160510-114159-9.txt</text:p>
          </table:table-cell>
          <table:table-cell table:style-name="Default" office:value-type="string" calcext:value-type="string">
            <text:p>host6-eth0.pcap-stat-160510-114627-10.txt</text:p>
          </table:table-cell>
          <table:table-cell table:style-name="Default" office:value-type="string" calcext:value-type="string">
            <text:p>host6-eth0.pcap-stat-160510-115055-11.txt</text:p>
          </table:table-cell>
          <table:table-cell table:style-name="Default" office:value-type="string" calcext:value-type="string">
            <text:p>host6-eth0.pcap-stat-160510-115327-12.txt</text:p>
          </table:table-cell>
          <table:table-cell table:style-name="Default" office:value-type="string" calcext:value-type="string">
            <text:p>host6-eth0.pcap-stat-160510-115535-13.txt</text:p>
          </table:table-cell>
          <table:table-cell table:style-name="Default" office:value-type="string" calcext:value-type="string">
            <text:p>host6-eth0.pcap-stat-160510-115743-14.txt</text:p>
          </table:table-cell>
          <table:table-cell table:style-name="Default" office:value-type="string" calcext:value-type="string">
            <text:p>host6-eth0.pcap-stat-160510-115951-15.txt</text:p>
          </table:table-cell>
          <table:table-cell table:style-name="Default" office:value-type="string" calcext:value-type="string">
            <text:p>host6-eth0.pcap-stat-160510-120201-16.txt</text:p>
          </table:table-cell>
          <table:table-cell table:style-name="Default" office:value-type="string" calcext:value-type="string">
            <text:p>host6-eth0.pcap-stat-160510-120408-17.txt</text:p>
          </table:table-cell>
          <table:table-cell table:style-name="Default" office:value-type="string" calcext:value-type="string">
            <text:p>host6-eth0.pcap-stat-160510-120616-18.txt</text:p>
          </table:table-cell>
          <table:table-cell table:style-name="Default" office:value-type="string" calcext:value-type="string">
            <text:p>host6-eth0.pcap-stat-160510-120825-19.txt</text:p>
          </table:table-cell>
          <table:table-cell table:style-name="Default" office:value-type="string" calcext:value-type="string">
            <text:p>host6-eth0.pcap-stat-160510-121033-20.txt</text:p>
          </table:table-cell>
          <table:table-cell table:style-name="Default" office:value-type="string" calcext:value-type="string">
            <text:p>host6-eth0.pcap-stat-160510-121242-21.txt</text:p>
          </table:table-cell>
          <table:table-cell table:style-name="Default" office:value-type="string" calcext:value-type="string">
            <text:p>host6-eth0.pcap-stat-160510-121450-22.txt</text:p>
          </table:table-cell>
          <table:table-cell table:style-name="Default" office:value-type="string" calcext:value-type="string">
            <text:p>host6-eth0.pcap-stat-160510-123214-23.txt</text:p>
          </table:table-cell>
          <table:table-cell table:style-name="Default" office:value-type="string" calcext:value-type="string">
            <text:p>host6-eth0.pcap-stat-160510-123426-24.txt</text:p>
          </table:table-cell>
          <table:table-cell table:style-name="Default" office:value-type="string" calcext:value-type="string">
            <text:p>host6-eth0.pcap-stat-160510-123634-25.txt</text:p>
          </table:table-cell>
          <table:table-cell table:style-name="Default" office:value-type="string" calcext:value-type="string">
            <text:p>host6-eth0.pcap-stat-160510-123843-26.txt</text:p>
          </table:table-cell>
          <table:table-cell table:style-name="Default" office:value-type="string" calcext:value-type="string">
            <text:p>host6-eth0.pcap-stat-160510-124052-27.txt</text:p>
          </table:table-cell>
          <table:table-cell table:style-name="Default" office:value-type="string" calcext:value-type="string">
            <text:p>host6-eth0.pcap-stat-160510-124303-28.txt</text:p>
          </table:table-cell>
          <table:table-cell table:style-name="Default" office:value-type="string" calcext:value-type="string">
            <text:p>host6-eth0.pcap-stat-160510-124513-29.txt</text:p>
          </table:table-cell>
          <table:table-cell table:style-name="Default" office:value-type="string" calcext:value-type="string">
            <text:p>host6-eth0.pcap-stat-160510-124722-30.txt</text:p>
          </table:table-cell>
          <table:table-cell table:style-name="Default" office:value-type="string" calcext:value-type="string">
            <text:p>host6-eth0.pcap-stat-160510-124929-31.txt</text:p>
          </table:table-cell>
          <table:table-cell table:style-name="Default" office:value-type="string" calcext:value-type="string">
            <text:p>host6-eth0.pcap-stat-160510-125138-32.txt</text:p>
          </table:table-cell>
          <table:table-cell table:style-name="Default" office:value-type="string" calcext:value-type="string">
            <text:p>host6-eth0.pcap-stat-160510-125349-33.txt</text:p>
          </table:table-cell>
          <table:table-cell/>
          <table:table-cell table:style-name="ce2" office:value-type="string" calcext:value-type="string">
            <text:p>mediaVNormal</text:p>
          </table:table-cell>
          <table:table-cell table:style-name="ce2" office:value-type="string" calcext:value-type="string">
            <text:p>desvVNormal</text:p>
          </table:table-cell>
          <table:table-cell table:style-name="ce4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33" table:style-name="Default" office:value-type="float" office:value="2" calcext:value-type="float">
            <text:p>2</text:p>
          </table:table-cell>
          <table:table-cell/>
          <table:table-cell table:formula="of:=AVERAGE([.B2:.AI2])" office:value-type="float" office:value="2" calcext:value-type="float">
            <text:p>2</text:p>
          </table:table-cell>
          <table:table-cell table:formula="of:=STDEVPA([.B2:.AI2])" office:value-type="float" office:value="0" calcext:value-type="float">
            <text:p>0</text:p>
          </table:table-cell>
          <table:table-cell/>
          <table:table-cell table:style-name="ce5"/>
          <table:table-cell table:number-columns-repeated="985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3:.AI3])" office:value-type="float" office:value="0" calcext:value-type="float">
            <text:p>0</text:p>
          </table:table-cell>
          <table:table-cell table:formula="of:=STDEVPA([.B3:.AI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4:.AI4])" office:value-type="float" office:value="0" calcext:value-type="float">
            <text:p>0</text:p>
          </table:table-cell>
          <table:table-cell table:formula="of:=STDEVPA([.B4:.AI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5:.AI5])" office:value-type="float" office:value="0" calcext:value-type="float">
            <text:p>0</text:p>
          </table:table-cell>
          <table:table-cell table:formula="of:=STDEVPA([.B5:.AI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6:.AI6])" office:value-type="float" office:value="0" calcext:value-type="float">
            <text:p>0</text:p>
          </table:table-cell>
          <table:table-cell table:formula="of:=STDEVPA([.B6:.AI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7:.AI7])" office:value-type="float" office:value="0" calcext:value-type="float">
            <text:p>0</text:p>
          </table:table-cell>
          <table:table-cell table:formula="of:=STDEVPA([.B7:.AI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8:.AI8])" office:value-type="float" office:value="0" calcext:value-type="float">
            <text:p>0</text:p>
          </table:table-cell>
          <table:table-cell table:formula="of:=STDEVPA([.B8:.AI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9:.AI9])" office:value-type="float" office:value="0" calcext:value-type="float">
            <text:p>0</text:p>
          </table:table-cell>
          <table:table-cell table:formula="of:=STDEVPA([.B9:.AI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0:.AI10])" office:value-type="float" office:value="0" calcext:value-type="float">
            <text:p>0</text:p>
          </table:table-cell>
          <table:table-cell table:formula="of:=STDEVPA([.B10:.AI1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1:.AI11])" office:value-type="float" office:value="0" calcext:value-type="float">
            <text:p>0</text:p>
          </table:table-cell>
          <table:table-cell table:formula="of:=STDEVPA([.B11:.AI1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2:.AI12])" office:value-type="float" office:value="0" calcext:value-type="float">
            <text:p>0</text:p>
          </table:table-cell>
          <table:table-cell table:formula="of:=STDEVPA([.B12:.AI1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3:.AI13])" office:value-type="float" office:value="0" calcext:value-type="float">
            <text:p>0</text:p>
          </table:table-cell>
          <table:table-cell table:formula="of:=STDEVPA([.B13:.AI1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4:.AI14])" office:value-type="float" office:value="0" calcext:value-type="float">
            <text:p>0</text:p>
          </table:table-cell>
          <table:table-cell table:formula="of:=STDEVPA([.B14:.AI1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5:.AI15])" office:value-type="float" office:value="0" calcext:value-type="float">
            <text:p>0</text:p>
          </table:table-cell>
          <table:table-cell table:formula="of:=STDEVPA([.B15:.AI1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6:.AI16])" office:value-type="float" office:value="0" calcext:value-type="float">
            <text:p>0</text:p>
          </table:table-cell>
          <table:table-cell table:formula="of:=STDEVPA([.B16:.AI1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7:.AI17])" office:value-type="float" office:value="0" calcext:value-type="float">
            <text:p>0</text:p>
          </table:table-cell>
          <table:table-cell table:formula="of:=STDEVPA([.B17:.AI1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8:.AI18])" office:value-type="float" office:value="0" calcext:value-type="float">
            <text:p>0</text:p>
          </table:table-cell>
          <table:table-cell table:formula="of:=STDEVPA([.B18:.AI1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19:.AI19])" office:value-type="float" office:value="0" calcext:value-type="float">
            <text:p>0</text:p>
          </table:table-cell>
          <table:table-cell table:formula="of:=STDEVPA([.B19:.AI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0:.AI20])" office:value-type="float" office:value="0" calcext:value-type="float">
            <text:p>0</text:p>
          </table:table-cell>
          <table:table-cell table:formula="of:=STDEVPA([.B20:.AI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1:.AI21])" office:value-type="float" office:value="0" calcext:value-type="float">
            <text:p>0</text:p>
          </table:table-cell>
          <table:table-cell table:formula="of:=STDEVPA([.B21:.AI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2:.AI22])" office:value-type="float" office:value="0" calcext:value-type="float">
            <text:p>0</text:p>
          </table:table-cell>
          <table:table-cell table:formula="of:=STDEVPA([.B22:.AI2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3:.AI23])" office:value-type="float" office:value="0" calcext:value-type="float">
            <text:p>0</text:p>
          </table:table-cell>
          <table:table-cell table:formula="of:=STDEVPA([.B23:.AI2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4:.AI24])" office:value-type="float" office:value="0" calcext:value-type="float">
            <text:p>0</text:p>
          </table:table-cell>
          <table:table-cell table:formula="of:=STDEVPA([.B24:.AI2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5:.AI25])" office:value-type="float" office:value="0" calcext:value-type="float">
            <text:p>0</text:p>
          </table:table-cell>
          <table:table-cell table:formula="of:=STDEVPA([.B25:.AI25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6:.AI26])" office:value-type="float" office:value="0" calcext:value-type="float">
            <text:p>0</text:p>
          </table:table-cell>
          <table:table-cell table:formula="of:=STDEVPA([.B26:.AI2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7:.AI27])" office:value-type="float" office:value="0" calcext:value-type="float">
            <text:p>0</text:p>
          </table:table-cell>
          <table:table-cell table:formula="of:=STDEVPA([.B27:.AI2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8:.AI28])" office:value-type="float" office:value="0" calcext:value-type="float">
            <text:p>0</text:p>
          </table:table-cell>
          <table:table-cell table:formula="of:=STDEVPA([.B28:.AI2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29:.AI29])" office:value-type="float" office:value="0" calcext:value-type="float">
            <text:p>0</text:p>
          </table:table-cell>
          <table:table-cell table:formula="of:=STDEVPA([.B29:.AI2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30:.AI30])" office:value-type="float" office:value="0" calcext:value-type="float">
            <text:p>0</text:p>
          </table:table-cell>
          <table:table-cell table:formula="of:=STDEVPA([.B30:.AI3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31:.AI31])" office:value-type="float" office:value="0" calcext:value-type="float">
            <text:p>0</text:p>
          </table:table-cell>
          <table:table-cell table:formula="of:=STDEVPA([.B31:.AI3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32:.AI32])" office:value-type="float" office:value="0" calcext:value-type="float">
            <text:p>0</text:p>
          </table:table-cell>
          <table:table-cell table:formula="of:=STDEVPA([.B32:.AI3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/>
          <table:table-cell table:formula="of:=AVERAGE([.B33:.AI33])" office:value-type="float" office:value="0" calcext:value-type="float">
            <text:p>0</text:p>
          </table:table-cell>
          <table:table-cell table:formula="of:=STDEVPA([.B33:.AI3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/>
          <table:table-cell table:formula="of:=AVERAGE([.B34:.AI34])" office:value-type="float" office:value="0.575757575757576" calcext:value-type="float">
            <text:p>0.5757575758</text:p>
          </table:table-cell>
          <table:table-cell table:formula="of:=STDEVPA([.B34:.AI34])" office:value-type="float" office:value="0.888659290825162" calcext:value-type="float">
            <text:p>0.8886592908</text:p>
          </table:table-cell>
          <table:table-cell table:number-columns-repeated="987"/>
        </table:table-row>
        <table:table-row table:style-name="ro2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AVERAGE([.B35:.AI35])" office:value-type="float" office:value="1.45833333333333" calcext:value-type="float">
            <text:p>1.4583333333</text:p>
          </table:table-cell>
          <table:table-cell table:formula="of:=STDEVPA([.B35:.AI35])" office:value-type="float" office:value="0.982865135771325" calcext:value-type="float">
            <text:p>0.9828651358</text:p>
          </table:table-cell>
          <table:table-cell table:number-columns-repeated="987"/>
        </table:table-row>
        <table:table-row table:style-name="ro2"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1" table:style-name="Default" office:value-type="string" calcext:value-type="string">
            <text:p>-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formula="of:=AVERAGE([.B36:.AI36])" office:value-type="float" office:value="2" calcext:value-type="float">
            <text:p>2</text:p>
          </table:table-cell>
          <table:table-cell table:formula="of:=STDEVPA([.B36:.AI36])" office:value-type="float" office:value="0.77138921583987" calcext:value-type="float">
            <text:p>0.7713892158</text:p>
          </table:table-cell>
          <table:table-cell table:number-columns-repeated="987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aque" table:style-name="ta1">
        <table:shapes>
          <draw:frame draw:z-index="0" draw:style-name="gr1" draw:text-style-name="P1" svg:width="159.99mm" svg:height="89.99mm" svg:x="197.03mm" svg:y="42.46mm">
            <loext:p draw:notify-on-update-of-ranges="VAtaque.B1:VAtaque.B1 VAtaque.B2:VAtaque.B47 VAtaque.C1:VAtaque.C1 VAtaque.C2:VAtaque.C47 VAtaque.D1:VAtaque.D1 VAtaque.D2:VAtaque.D47 VAtaque.E1:VAtaque.E1 VAtaque.E2:VAtaque.E47 VAtaque.F1:VAtaque.F1 VAtaque.F2:VAtaque.F47 VAtaque.G1:VAtaque.G1 VAtaque.G2:VAtaque.G47 VAtaque.H1:VAtaque.H1 VAtaque.H2:VAtaque.H47 VAtaque.I1:VAtaque.I1 VAtaque.I2:VAtaque.I47 VAtaque.J1:VAtaque.J1 VAtaque.J2:VAtaque.J47 VAtaque.K1:VAtaque.K1 VAtaque.K2:VAtaque.K47 VAtaque.L1:VAtaque.L1 VAtaque.L2:VAtaque.L47 VAtaque.M1:VAtaque.M1 VAtaque.M2:VAtaque.M47 VAtaque.N1:VAtaque.N1 VAtaque.N2:VAtaque.N47 VAtaque.O1:VAtaque.O1 VAtaque.O2:VAtaque.O47 VAtaque.P1:VAtaque.P1 VAtaque.P2:VAtaque.P47 VAtaque.Q1:VAtaque.Q1 VAtaque.Q2:VAtaque.Q47 VAtaque.R1:VAtaque.R1 VAtaque.R2:VAtaque.R47 VAtaque.S1:VAtaque.S1 VAtaque.S2:VAtaque.S47 VAtaque.T1:VAtaque.T1 VAtaque.T2:VAtaque.T47 VAtaque.U1:VAtaque.U1 VAtaque.U2:VAtaque.U47 VAtaque.V1:VAtaque.V1 VAtaque.V2:VAtaque.V47 VAtaque.W1:VAtaque.W1 VAtaque.W2:VAtaque.W47 VAtaque.X1:VAtaque.X1 VAtaque.X2:VAtaque.X47 VAtaque.Y1:VAtaque.Y1 VAtaque.Y2:VAtaque.Y47 VAtaque.Z1:VAtaque.Z1 VAtaque.Z2:VAtaque.Z47 VAtaque.AA1:VAtaque.AA1 VAtaque.AA2:VAtaque.AA47 VAtaque.AB1:VAtaque.AB1 VAtaque.AB2:VAtaque.AB47 VAtaque.AC1:VAtaque.AC1 VAtaque.AC2:VAtaque.AC47 VAtaque.AD1:VAtaque.AD1 VAtaque.AD2:VAtaque.AD47 VAtaque.AE1:VAtaque.AE1 VAtaque.AE2:VAtaque.AE47 VAtaque.AF1:VAtaque.AF1 VAtaque.AF2:VAtaque.AF47 VAtaque.AG1:VAtaque.AG1 VAtaque.AG2:VAtaque.AG47 VAtaque.AH1:VAtaque.AH1 VAtaque.AH2:VAtaque.AH47 VAtaque.AI1:VAtaque.AI1 VAtaque.AI2:VAtaque.AI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ce7"/>
        <table:table-column table:style-name="co4" table:number-columns-repeated="987" table:default-cell-style-name="Default"/>
        <table:table-row table:style-name="ro3">
          <table:table-cell office:value-type="string" calcext:value-type="string">
            <text:p>Time</text:p>
          </table:table-cell>
          <table:table-cell office:value-type="string" calcext:value-type="string">
            <text:p>host10eth0.pcap0stat0160510011061001.txt</text:p>
          </table:table-cell>
          <table:table-cell office:value-type="string" calcext:value-type="string">
            <text:p>host10eth0.pcap0stat0160510011104002.txt</text:p>
          </table:table-cell>
          <table:table-cell office:value-type="string" calcext:value-type="string">
            <text:p>host10eth0.pcap0stat0160510011150803.txt</text:p>
          </table:table-cell>
          <table:table-cell office:value-type="string" calcext:value-type="string">
            <text:p>host10eth0.pcap0stat0160510011193704.txt</text:p>
          </table:table-cell>
          <table:table-cell office:value-type="string" calcext:value-type="string">
            <text:p>host10eth0.pcap0stat0160510011240505.txt</text:p>
          </table:table-cell>
          <table:table-cell office:value-type="string" calcext:value-type="string">
            <text:p>host10eth0.pcap0stat0160510011283306.txt</text:p>
          </table:table-cell>
          <table:table-cell office:value-type="string" calcext:value-type="string">
            <text:p>host10eth0.pcap0stat0160510011330207.txt</text:p>
          </table:table-cell>
          <table:table-cell office:value-type="string" calcext:value-type="string">
            <text:p>host10eth0.pcap0stat0160510011373008.txt</text:p>
          </table:table-cell>
          <table:table-cell office:value-type="string" calcext:value-type="string">
            <text:p>host10eth0.pcap0stat0160510011415909.txt</text:p>
          </table:table-cell>
          <table:table-cell office:value-type="string" calcext:value-type="string">
            <text:p>host10eth0.pcap0stat01605100114627010.txt</text:p>
          </table:table-cell>
          <table:table-cell office:value-type="string" calcext:value-type="string">
            <text:p>host10eth0.pcap0stat01605100115055011.txt</text:p>
          </table:table-cell>
          <table:table-cell office:value-type="string" calcext:value-type="string">
            <text:p>host10eth0.pcap0stat01605100115327012.txt</text:p>
          </table:table-cell>
          <table:table-cell office:value-type="string" calcext:value-type="string">
            <text:p>host10eth0.pcap0stat01605100115535013.txt</text:p>
          </table:table-cell>
          <table:table-cell office:value-type="string" calcext:value-type="string">
            <text:p>host10eth0.pcap0stat01605100115743014.txt</text:p>
          </table:table-cell>
          <table:table-cell office:value-type="string" calcext:value-type="string">
            <text:p>host10eth0.pcap0stat01605100115951015.txt</text:p>
          </table:table-cell>
          <table:table-cell office:value-type="string" calcext:value-type="string">
            <text:p>host10eth0.pcap0stat01605100120201016.txt</text:p>
          </table:table-cell>
          <table:table-cell office:value-type="string" calcext:value-type="string">
            <text:p>host10eth0.pcap0stat01605100120408017.txt</text:p>
          </table:table-cell>
          <table:table-cell office:value-type="string" calcext:value-type="string">
            <text:p>host10eth0.pcap0stat01605100120616018.txt</text:p>
          </table:table-cell>
          <table:table-cell office:value-type="string" calcext:value-type="string">
            <text:p>host10eth0.pcap0stat01605100120825019.txt</text:p>
          </table:table-cell>
          <table:table-cell office:value-type="string" calcext:value-type="string">
            <text:p>host10eth0.pcap0stat01605100121033020.txt</text:p>
          </table:table-cell>
          <table:table-cell office:value-type="string" calcext:value-type="string">
            <text:p>host10eth0.pcap0stat01605100121242021.txt</text:p>
          </table:table-cell>
          <table:table-cell office:value-type="string" calcext:value-type="string">
            <text:p>host10eth0.pcap0stat01605100121450022.txt</text:p>
          </table:table-cell>
          <table:table-cell office:value-type="string" calcext:value-type="string">
            <text:p>host10eth0.pcap0stat01605100123214023.txt</text:p>
          </table:table-cell>
          <table:table-cell office:value-type="string" calcext:value-type="string">
            <text:p>host10eth0.pcap0stat01605100123426024.txt</text:p>
          </table:table-cell>
          <table:table-cell office:value-type="string" calcext:value-type="string">
            <text:p>host10eth0.pcap0stat01605100123634025.txt</text:p>
          </table:table-cell>
          <table:table-cell office:value-type="string" calcext:value-type="string">
            <text:p>host10eth0.pcap0stat01605100123843026.txt</text:p>
          </table:table-cell>
          <table:table-cell office:value-type="string" calcext:value-type="string">
            <text:p>host10eth0.pcap0stat01605100124052027.txt</text:p>
          </table:table-cell>
          <table:table-cell office:value-type="string" calcext:value-type="string">
            <text:p>host10eth0.pcap0stat01605100124303028.txt</text:p>
          </table:table-cell>
          <table:table-cell office:value-type="string" calcext:value-type="string">
            <text:p>host10eth0.pcap0stat01605100124513029.txt</text:p>
          </table:table-cell>
          <table:table-cell office:value-type="string" calcext:value-type="string">
            <text:p>host10eth0.pcap0stat01605100124722030.txt</text:p>
          </table:table-cell>
          <table:table-cell office:value-type="string" calcext:value-type="string">
            <text:p>host10eth0.pcap0stat01605100124929031.txt</text:p>
          </table:table-cell>
          <table:table-cell office:value-type="string" calcext:value-type="string">
            <text:p>host10eth0.pcap0stat01605100125138032.txt</text:p>
          </table:table-cell>
          <table:table-cell office:value-type="string" calcext:value-type="string">
            <text:p>host10eth0.pcap0stat01605100125349033.txt</text:p>
          </table:table-cell>
          <table:table-cell/>
          <table:table-cell table:style-name="ce6" office:value-type="string" calcext:value-type="string">
            <text:p>mediaVAtaque</text:p>
          </table:table-cell>
          <table:table-cell table:style-name="ce6" office:value-type="string" calcext:value-type="string">
            <text:p>desvVAtaque</text:p>
          </table:table-cell>
          <table:table-cell table:style-name="ce8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2:.AI2])" office:value-type="float" office:value="2.54545454545455" calcext:value-type="float">
            <text:p>2.5454545455</text:p>
          </table:table-cell>
          <table:table-cell table:formula="of:=STDEVPA([.B2:.AI2])" office:value-type="float" office:value="1.10346311854746" calcext:value-type="float">
            <text:p>1.1034631185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:.AI3])" office:value-type="float" office:value="0.424242424242424" calcext:value-type="float">
            <text:p>0.4242424242</text:p>
          </table:table-cell>
          <table:table-cell table:formula="of:=STDEVPA([.B3:.AI3])" office:value-type="float" office:value="1.01594270389335" calcext:value-type="float">
            <text:p>1.0159427039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AVERAGE([.B4:.AI4])" office:value-type="float" office:value="8.3030303030303" calcext:value-type="float">
            <text:p>8.303030303</text:p>
          </table:table-cell>
          <table:table-cell table:formula="of:=STDEVPA([.B4:.AI4])" office:value-type="float" office:value="28.1559346760844" calcext:value-type="float">
            <text:p>28.1559346761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B5:.AI5])" office:value-type="float" office:value="6.27272727272727" calcext:value-type="float">
            <text:p>6.2727272727</text:p>
          </table:table-cell>
          <table:table-cell table:formula="of:=STDEVPA([.B5:.AI5])" office:value-type="float" office:value="23.0720514742112" calcext:value-type="float">
            <text:p>23.0720514742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:.AI6])" office:value-type="float" office:value="3.93939393939394" calcext:value-type="float">
            <text:p>3.9393939394</text:p>
          </table:table-cell>
          <table:table-cell table:formula="of:=STDEVPA([.B6:.AI6])" office:value-type="float" office:value="1.32434990202498" calcext:value-type="float">
            <text:p>1.324349902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VERAGE([.B7:.AI7])" office:value-type="float" office:value="60.7878787878788" calcext:value-type="float">
            <text:p>60.7878787879</text:p>
          </table:table-cell>
          <table:table-cell table:formula="of:=STDEVPA([.B7:.AI7])" office:value-type="float" office:value="51.2981525899015" calcext:value-type="float">
            <text:p>51.2981525899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:.AI8])" office:value-type="float" office:value="65.5757575757576" calcext:value-type="float">
            <text:p>65.5757575758</text:p>
          </table:table-cell>
          <table:table-cell table:formula="of:=STDEVPA([.B8:.AI8])" office:value-type="float" office:value="50.8360587265606" calcext:value-type="float">
            <text:p>50.8360587266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9:.AI9])" office:value-type="float" office:value="13.6969696969697" calcext:value-type="float">
            <text:p>13.696969697</text:p>
          </table:table-cell>
          <table:table-cell table:formula="of:=STDEVPA([.B9:.AI9])" office:value-type="float" office:value="21.0187288034799" calcext:value-type="float">
            <text:p>21.0187288035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:.AI10])" office:value-type="float" office:value="44.0909090909091" calcext:value-type="float">
            <text:p>44.0909090909</text:p>
          </table:table-cell>
          <table:table-cell table:formula="of:=STDEVPA([.B10:.AI10])" office:value-type="float" office:value="21.9591406195532" calcext:value-type="float">
            <text:p>21.9591406196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1:.AI11])" office:value-type="float" office:value="9.42424242424242" calcext:value-type="float">
            <text:p>9.4242424242</text:p>
          </table:table-cell>
          <table:table-cell table:formula="of:=STDEVPA([.B11:.AI11])" office:value-type="float" office:value="12.4121892753816" calcext:value-type="float">
            <text:p>12.4121892754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2:.AI12])" office:value-type="float" office:value="1.63636363636364" calcext:value-type="float">
            <text:p>1.6363636364</text:p>
          </table:table-cell>
          <table:table-cell table:formula="of:=STDEVPA([.B12:.AI12])" office:value-type="float" office:value="1.43163779527487" calcext:value-type="float">
            <text:p>1.4316377953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3:.AI13])" office:value-type="float" office:value="2.75757575757576" calcext:value-type="float">
            <text:p>2.7575757576</text:p>
          </table:table-cell>
          <table:table-cell table:formula="of:=STDEVPA([.B13:.AI13])" office:value-type="float" office:value="0.817620458377699" calcext:value-type="float">
            <text:p>0.8176204584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4:.AI14])" office:value-type="float" office:value="4.39393939393939" calcext:value-type="float">
            <text:p>4.3939393939</text:p>
          </table:table-cell>
          <table:table-cell table:formula="of:=STDEVPA([.B14:.AI14])" office:value-type="float" office:value="1.34703701641775" calcext:value-type="float">
            <text:p>1.3470370164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AVERAGE([.B15:.AI15])" office:value-type="float" office:value="1.24242424242424" calcext:value-type="float">
            <text:p>1.2424242424</text:p>
          </table:table-cell>
          <table:table-cell table:formula="of:=STDEVPA([.B15:.AI15])" office:value-type="float" office:value="0.954425196849916" calcext:value-type="float">
            <text:p>0.9544251968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16:.AI16])" office:value-type="float" office:value="1" calcext:value-type="float">
            <text:p>1</text:p>
          </table:table-cell>
          <table:table-cell table:formula="of:=STDEVPA([.B16:.AI1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AVERAGE([.B17:.AI17])" office:value-type="float" office:value="0.96969696969697" calcext:value-type="float">
            <text:p>0.9696969697</text:p>
          </table:table-cell>
          <table:table-cell table:formula="of:=STDEVPA([.B17:.AI17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18:.AI18])" office:value-type="float" office:value="1" calcext:value-type="float">
            <text:p>1</text:p>
          </table:table-cell>
          <table:table-cell table:formula="of:=STDEVPA([.B18:.AI1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19:.AI19])" office:value-type="float" office:value="1" calcext:value-type="float">
            <text:p>1</text:p>
          </table:table-cell>
          <table:table-cell table:formula="of:=STDEVPA([.B19:.AI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0:.AI20])" office:value-type="float" office:value="1" calcext:value-type="float">
            <text:p>1</text:p>
          </table:table-cell>
          <table:table-cell table:formula="of:=STDEVPA([.B20:.AI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1:.AI21])" office:value-type="float" office:value="1" calcext:value-type="float">
            <text:p>1</text:p>
          </table:table-cell>
          <table:table-cell table:formula="of:=STDEVPA([.B21:.AI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2:.AI22])" office:value-type="float" office:value="1" calcext:value-type="float">
            <text:p>1</text:p>
          </table:table-cell>
          <table:table-cell table:formula="of:=STDEVPA([.B22:.AI2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3:.AI23])" office:value-type="float" office:value="1" calcext:value-type="float">
            <text:p>1</text:p>
          </table:table-cell>
          <table:table-cell table:formula="of:=STDEVPA([.B23:.AI2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4:.AI24])" office:value-type="float" office:value="1" calcext:value-type="float">
            <text:p>1</text:p>
          </table:table-cell>
          <table:table-cell table:formula="of:=STDEVPA([.B24:.AI2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25:.AI25])" office:value-type="float" office:value="1.06060606060606" calcext:value-type="float">
            <text:p>1.0606060606</text:p>
          </table:table-cell>
          <table:table-cell table:formula="of:=STDEVPA([.B25:.AI25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6:.AI26])" office:value-type="float" office:value="1" calcext:value-type="float">
            <text:p>1</text:p>
          </table:table-cell>
          <table:table-cell table:formula="of:=STDEVPA([.B26:.AI2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7:.AI27])" office:value-type="float" office:value="1.18181818181818" calcext:value-type="float">
            <text:p>1.1818181818</text:p>
          </table:table-cell>
          <table:table-cell table:formula="of:=STDEVPA([.B27:.AI27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28:.AI28])" office:value-type="float" office:value="1.18181818181818" calcext:value-type="float">
            <text:p>1.1818181818</text:p>
          </table:table-cell>
          <table:table-cell table:formula="of:=STDEVPA([.B28:.AI28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9:.AI29])" office:value-type="float" office:value="1.3030303030303" calcext:value-type="float">
            <text:p>1.303030303</text:p>
          </table:table-cell>
          <table:table-cell table:formula="of:=STDEVPA([.B29:.AI29])" office:value-type="float" office:value="0.71710057976965" calcext:value-type="float">
            <text:p>0.7171005798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30:.AI30])" office:value-type="float" office:value="2.6969696969697" calcext:value-type="float">
            <text:p>2.696969697</text:p>
          </table:table-cell>
          <table:table-cell table:formula="of:=STDEVPA([.B30:.AI30])" office:value-type="float" office:value="0.71710057976965" calcext:value-type="float">
            <text:p>0.7171005798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formula="of:=AVERAGE([.B31:.AI31])" office:value-type="float" office:value="1.12121212121212" calcext:value-type="float">
            <text:p>1.1212121212</text:p>
          </table:table-cell>
          <table:table-cell table:formula="of:=STDEVPA([.B31:.AI31])" office:value-type="float" office:value="0.477212598424958" calcext:value-type="float">
            <text:p>0.4772125984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AVERAGE([.B32:.AI32])" office:value-type="float" office:value="3.60606060606061" calcext:value-type="float">
            <text:p>3.6060606061</text:p>
          </table:table-cell>
          <table:table-cell table:formula="of:=STDEVPA([.B32:.AI32])" office:value-type="float" office:value="2.97402282336613" calcext:value-type="float">
            <text:p>2.9740228234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33:.AI33])" office:value-type="float" office:value="1.66666666666667" calcext:value-type="float">
            <text:p>1.6666666667</text:p>
          </table:table-cell>
          <table:table-cell table:formula="of:=STDEVPA([.B33:.AI33])" office:value-type="float" office:value="2.44536254567661" calcext:value-type="float">
            <text:p>2.4453625457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AVERAGE([.B34:.AI34])" office:value-type="float" office:value="3.24242424242424" calcext:value-type="float">
            <text:p>3.2424242424</text:p>
          </table:table-cell>
          <table:table-cell table:formula="of:=STDEVPA([.B34:.AI34])" office:value-type="float" office:value="6.9762814746796" calcext:value-type="float">
            <text:p>6.9762814747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35:.AI35])" office:value-type="float" office:value="13.5151515151515" calcext:value-type="float">
            <text:p>13.5151515152</text:p>
          </table:table-cell>
          <table:table-cell table:formula="of:=STDEVPA([.B35:.AI35])" office:value-type="float" office:value="5.75310831464813" calcext:value-type="float">
            <text:p>5.7531083146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6:.AI36])" office:value-type="float" office:value="3.15151515151515" calcext:value-type="float">
            <text:p>3.1515151515</text:p>
          </table:table-cell>
          <table:table-cell table:formula="of:=STDEVPA([.B36:.AI36])" office:value-type="float" office:value="2.34999951155652" calcext:value-type="float">
            <text:p>2.3499995116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AVERAGE([.B37:.AI37])" office:value-type="float" office:value="36.030303030303" calcext:value-type="float">
            <text:p>36.0303030303</text:p>
          </table:table-cell>
          <table:table-cell table:formula="of:=STDEVPA([.B37:.AI37])" office:value-type="float" office:value="26.2233817116142" calcext:value-type="float">
            <text:p>26.2233817116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38:.AI38])" office:value-type="float" office:value="3.09090909090909" calcext:value-type="float">
            <text:p>3.0909090909</text:p>
          </table:table-cell>
          <table:table-cell table:formula="of:=STDEVPA([.B38:.AI38])" office:value-type="float" office:value="5.01732535510787" calcext:value-type="float">
            <text:p>5.0173253551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39:.AI39])" office:value-type="float" office:value="50.969696969697" calcext:value-type="float">
            <text:p>50.9696969697</text:p>
          </table:table-cell>
          <table:table-cell table:formula="of:=STDEVPA([.B39:.AI39])" office:value-type="float" office:value="53.3692028139739" calcext:value-type="float">
            <text:p>53.369202814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0:.AI40])" office:value-type="float" office:value="55.7878787878788" calcext:value-type="float">
            <text:p>55.7878787879</text:p>
          </table:table-cell>
          <table:table-cell table:formula="of:=STDEVPA([.B40:.AI40])" office:value-type="float" office:value="53.8143596786366" calcext:value-type="float">
            <text:p>53.8143596786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41:.AI41])" office:value-type="float" office:value="16.3939393939394" calcext:value-type="float">
            <text:p>16.3939393939</text:p>
          </table:table-cell>
          <table:table-cell table:formula="of:=STDEVPA([.B41:.AI41])" office:value-type="float" office:value="35.0462373322421" calcext:value-type="float">
            <text:p>35.0462373322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VERAGE([.B42:.AI42])" office:value-type="float" office:value="8.81818181818182" calcext:value-type="float">
            <text:p>8.8181818182</text:p>
          </table:table-cell>
          <table:table-cell table:formula="of:=STDEVPA([.B42:.AI42])" office:value-type="float" office:value="15.3078600239353" calcext:value-type="float">
            <text:p>15.3078600239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43:.AI43])" office:value-type="float" office:value="10.5757575757576" calcext:value-type="float">
            <text:p>10.5757575758</text:p>
          </table:table-cell>
          <table:table-cell table:formula="of:=STDEVPA([.B43:.AI43])" office:value-type="float" office:value="13.6804002755331" calcext:value-type="float">
            <text:p>13.6804002755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4:.AI44])" office:value-type="float" office:value="41.7878787878788" calcext:value-type="float">
            <text:p>41.7878787879</text:p>
          </table:table-cell>
          <table:table-cell table:formula="of:=STDEVPA([.B44:.AI44])" office:value-type="float" office:value="23.7151755221401" calcext:value-type="float">
            <text:p>23.7151755221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5:.AI45])" office:value-type="float" office:value="10.1212121212121" calcext:value-type="float">
            <text:p>10.1212121212</text:p>
          </table:table-cell>
          <table:table-cell table:formula="of:=STDEVPA([.B45:.AI45])" office:value-type="float" office:value="15.5227254240796" calcext:value-type="float">
            <text:p>15.5227254241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46:.AI46])" office:value-type="float" office:value="2.93939393939394" calcext:value-type="float">
            <text:p>2.9393939394</text:p>
          </table:table-cell>
          <table:table-cell table:formula="of:=STDEVPA([.B46:.AI46])" office:value-type="float" office:value="5.24513855113183" calcext:value-type="float">
            <text:p>5.2451385511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7:.AI47])" office:value-type="float" office:value="2.78787878787879" calcext:value-type="float">
            <text:p>2.7878787879</text:p>
          </table:table-cell>
          <table:table-cell table:formula="of:=STDEVPA([.B47:.AI47])" office:value-type="float" office:value="1.09427091425865" calcext:value-type="float">
            <text:p>1.0942709143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8:.AI48])" office:value-type="float" office:value="4.27272727272727" calcext:value-type="float">
            <text:p>4.2727272727</text:p>
          </table:table-cell>
          <table:table-cell table:formula="of:=STDEVPA([.B48:.AI48])" office:value-type="float" office:value="1.54277843167974" calcext:value-type="float">
            <text:p>1.5427784317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AVERAGE([.B49:.AI49])" office:value-type="float" office:value="1.54545454545455" calcext:value-type="float">
            <text:p>1.5454545455</text:p>
          </table:table-cell>
          <table:table-cell table:formula="of:=STDEVPA([.B49:.AI49])" office:value-type="float" office:value="1.23315090602278" calcext:value-type="float">
            <text:p>1.233150906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AVERAGE([.B50:.AI50])" office:value-type="float" office:value="1.24242424242424" calcext:value-type="float">
            <text:p>1.2424242424</text:p>
          </table:table-cell>
          <table:table-cell table:formula="of:=STDEVPA([.B50:.AI50])" office:value-type="float" office:value="1.07394213010117" calcext:value-type="float">
            <text:p>1.0739421301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1:.AI51])" office:value-type="float" office:value="1.12121212121212" calcext:value-type="float">
            <text:p>1.1212121212</text:p>
          </table:table-cell>
          <table:table-cell table:formula="of:=STDEVPA([.B51:.AI51])" office:value-type="float" office:value="0.477212598424958" calcext:value-type="float">
            <text:p>0.4772125984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AVERAGE([.B52:.AI52])" office:value-type="float" office:value="1.18181818181818" calcext:value-type="float">
            <text:p>1.1818181818</text:p>
          </table:table-cell>
          <table:table-cell table:formula="of:=STDEVPA([.B52:.AI52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AVERAGE([.B53:.AI53])" office:value-type="float" office:value="1.06060606060606" calcext:value-type="float">
            <text:p>1.0606060606</text:p>
          </table:table-cell>
          <table:table-cell table:formula="of:=STDEVPA([.B53:.AI53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4:.AI54])" office:value-type="float" office:value="1.18181818181818" calcext:value-type="float">
            <text:p>1.1818181818</text:p>
          </table:table-cell>
          <table:table-cell table:formula="of:=STDEVPA([.B54:.AI54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formula="of:=AVERAGE([.B55:.AI55])" office:value-type="float" office:value="1.06060606060606" calcext:value-type="float">
            <text:p>1.0606060606</text:p>
          </table:table-cell>
          <table:table-cell table:formula="of:=STDEVPA([.B55:.AI55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56:.AI56])" office:value-type="float" office:value="1" calcext:value-type="float">
            <text:p>1</text:p>
          </table:table-cell>
          <table:table-cell table:formula="of:=STDEVPA([.B56:.AI5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formula="of:=AVERAGE([.B57:.AI57])" office:value-type="float" office:value="1.06060606060606" calcext:value-type="float">
            <text:p>1.0606060606</text:p>
          </table:table-cell>
          <table:table-cell table:formula="of:=STDEVPA([.B57:.AI57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3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8:.AI58])" office:value-type="float" office:value="1.06060606060606" calcext:value-type="float">
            <text:p>1.0606060606</text:p>
          </table:table-cell>
          <table:table-cell table:formula="of:=STDEVPA([.B58:.AI58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59:.AI59])" office:value-type="float" office:value="1" calcext:value-type="float">
            <text:p>1</text:p>
          </table:table-cell>
          <table:table-cell table:formula="of:=STDEVPA([.B59:.AI5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formula="of:=AVERAGE([.B60:.AI60])" office:value-type="float" office:value="1.06060606060606" calcext:value-type="float">
            <text:p>1.0606060606</text:p>
          </table:table-cell>
          <table:table-cell table:formula="of:=STDEVPA([.B60:.AI60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61:.AI61])" office:value-type="float" office:value="1" calcext:value-type="float">
            <text:p>1</text:p>
          </table:table-cell>
          <table:table-cell table:formula="of:=STDEVPA([.B61:.AI6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62:.AI62])" office:value-type="float" office:value="1.18181818181818" calcext:value-type="float">
            <text:p>1.1818181818</text:p>
          </table:table-cell>
          <table:table-cell table:formula="of:=STDEVPA([.B62:.AI62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formula="of:=AVERAGE([.B63:.AI63])" office:value-type="float" office:value="1.03030303030303" calcext:value-type="float">
            <text:p>1.0303030303</text:p>
          </table:table-cell>
          <table:table-cell table:formula="of:=STDEVPA([.B63:.AI63])" office:value-type="float" office:value="0.388068135601991" calcext:value-type="float">
            <text:p>0.3880681356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formula="of:=AVERAGE([.B64:.AI64])" office:value-type="float" office:value="2.6969696969697" calcext:value-type="float">
            <text:p>2.696969697</text:p>
          </table:table-cell>
          <table:table-cell table:formula="of:=STDEVPA([.B64:.AI64])" office:value-type="float" office:value="0.71710057976965" calcext:value-type="float">
            <text:p>0.7171005798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AVERAGE([.B65:.AI65])" office:value-type="float" office:value="1.18181818181818" calcext:value-type="float">
            <text:p>1.1818181818</text:p>
          </table:table-cell>
          <table:table-cell table:formula="of:=STDEVPA([.B65:.AI65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66:.AI66])" office:value-type="float" office:value="2.6969696969697" calcext:value-type="float">
            <text:p>2.696969697</text:p>
          </table:table-cell>
          <table:table-cell table:formula="of:=STDEVPA([.B66:.AI66])" office:value-type="float" office:value="0.869860611782262" calcext:value-type="float">
            <text:p>0.8698606118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AVERAGE([.B67:.AI67])" office:value-type="float" office:value="2.6969696969697" calcext:value-type="float">
            <text:p>2.696969697</text:p>
          </table:table-cell>
          <table:table-cell table:formula="of:=STDEVPA([.B67:.AI67])" office:value-type="float" office:value="4.97560624285425" calcext:value-type="float">
            <text:p>4.9756062429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68:.AI68])" office:value-type="float" office:value="1.78787878787879" calcext:value-type="float">
            <text:p>1.7878787879</text:p>
          </table:table-cell>
          <table:table-cell table:formula="of:=STDEVPA([.B68:.AI68])" office:value-type="float" office:value="2.78260370503006" calcext:value-type="float">
            <text:p>2.782603705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AVERAGE([.B69:.AI69])" office:value-type="float" office:value="16.030303030303" calcext:value-type="float">
            <text:p>16.0303030303</text:p>
          </table:table-cell>
          <table:table-cell table:formula="of:=STDEVPA([.B69:.AI69])" office:value-type="float" office:value="6.99993440871802" calcext:value-type="float">
            <text:p>6.9999344087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0:.AI70])" office:value-type="float" office:value="4.57575757575758" calcext:value-type="float">
            <text:p>4.5757575758</text:p>
          </table:table-cell>
          <table:table-cell table:formula="of:=STDEVPA([.B70:.AI70])" office:value-type="float" office:value="3.54221556271575" calcext:value-type="float">
            <text:p>3.5422155627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71:.AI71])" office:value-type="float" office:value="22.6363636363636" calcext:value-type="float">
            <text:p>22.6363636364</text:p>
          </table:table-cell>
          <table:table-cell table:formula="of:=STDEVPA([.B71:.AI71])" office:value-type="float" office:value="10.5624210431137" calcext:value-type="float">
            <text:p>10.5624210431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72:.AI72])" office:value-type="float" office:value="4.24242424242424" calcext:value-type="float">
            <text:p>4.2424242424</text:p>
          </table:table-cell>
          <table:table-cell table:formula="of:=STDEVPA([.B72:.AI72])" office:value-type="float" office:value="6.88445901587267" calcext:value-type="float">
            <text:p>6.8844590159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73:.AI73])" office:value-type="float" office:value="2.6969696969697" calcext:value-type="float">
            <text:p>2.696969697</text:p>
          </table:table-cell>
          <table:table-cell table:formula="of:=STDEVPA([.B73:.AI73])" office:value-type="float" office:value="7.82182203250449" calcext:value-type="float">
            <text:p>7.8218220325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AVERAGE([.B74:.AI74])" office:value-type="float" office:value="0.424242424242424" calcext:value-type="float">
            <text:p>0.4242424242</text:p>
          </table:table-cell>
          <table:table-cell table:formula="of:=STDEVPA([.B74:.AI74])" office:value-type="float" office:value="0.817620458377699" calcext:value-type="float">
            <text:p>0.8176204584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AVERAGE([.B75:.AI75])" office:value-type="float" office:value="0.0606060606060606" calcext:value-type="float">
            <text:p>0.0606060606</text:p>
          </table:table-cell>
          <table:table-cell table:formula="of:=STDEVPA([.B75:.AI75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AVERAGE([.B76:.AI76])" office:value-type="float" office:value="0.242424242424242" calcext:value-type="float">
            <text:p>0.2424242424</text:p>
          </table:table-cell>
          <table:table-cell table:formula="of:=STDEVPA([.B76:.AI76])" office:value-type="float" office:value="0.652747249349637" calcext:value-type="float">
            <text:p>0.6527472493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3" office:value-type="float" office:value="0" calcext:value-type="float">
            <text:p>0</text:p>
          </table:table-cell>
          <table:table-cell/>
          <table:table-cell table:formula="of:=AVERAGE([.B77:.AI77])" office:value-type="float" office:value="0" calcext:value-type="float">
            <text:p>0</text:p>
          </table:table-cell>
          <table:table-cell table:formula="of:=STDEVPA([.B77:.AI7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78:.AI78])" office:value-type="float" office:value="0.0606060606060606" calcext:value-type="float">
            <text:p>0.0606060606</text:p>
          </table:table-cell>
          <table:table-cell table:formula="of:=STDEVPA([.B78:.AI78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taque" table:style-name="ta1">
        <table:shapes>
          <draw:frame draw:z-index="0" draw:style-name="gr1" draw:text-style-name="P1" svg:width="159.99mm" svg:height="89.99mm" svg:x="308.3mm" svg:y="41.48mm">
            <loext:p draw:notify-on-update-of-ranges="AAtaque.B1:AAtaque.B1 AAtaque.B2:AAtaque.B120 AAtaque.C1:AAtaque.C1 AAtaque.C2:AAtaque.C120 AAtaque.D1:AAtaque.D1 AAtaque.D2:AAtaque.D120 AAtaque.E1:AAtaque.E1 AAtaque.E2:AAtaque.E120 AAtaque.F1:AAtaque.F1 AAtaque.F2:AAtaque.F120 AAtaque.G1:AAtaque.G1 AAtaque.G2:AAtaque.G120 AAtaque.H1:AAtaque.H1 AAtaque.H2:AAtaque.H120 AAtaque.I1:AAtaque.I1 AAtaque.I2:AAtaque.I120 AAtaque.J1:AAtaque.J1 AAtaque.J2:AAtaque.J120 AAtaque.K1:AAtaque.K1 AAtaque.K2:AAtaque.K120 AAtaque.L1:AAtaque.L1 AAtaque.L2:AAtaque.L120 AAtaque.M1:AAtaque.M1 AAtaque.M2:AAtaque.M120 AAtaque.N1:AAtaque.N1 AAtaque.N2:AAtaque.N120 AAtaque.O1:AAtaque.O1 AAtaque.O2:AAtaque.O120 AAtaque.P1:AAtaque.P1 AAtaque.P2:AAtaque.P120 AAtaque.Q1:AAtaque.Q1 AAtaque.Q2:AAtaque.Q120 AAtaque.R1:AAtaque.R1 AAtaque.R2:AAtaque.R120 AAtaque.S1:AAtaque.S1 AAtaque.S2:AAtaque.S120 AAtaque.T1:AAtaque.T1 AAtaque.T2:AAtaque.T120 AAtaque.U1:AAtaque.U1 AAtaque.U2:AAtaque.U120 AAtaque.V1:AAtaque.V1 AAtaque.V2:AAtaque.V120 AAtaque.W1:AAtaque.W1 AAtaque.W2:AAtaque.W120 AAtaque.X1:AAtaque.X1 AAtaque.X2:AAtaque.X120 AAtaque.Y1:AAtaque.Y1 AAtaque.Y2:AAtaque.Y120 AAtaque.Z1:AAtaque.Z1 AAtaque.Z2:AAtaque.Z120 AAtaque.AA1:AAtaque.AA1 AAtaque.AA2:AAtaque.AA120 AAtaque.AB1:AAtaque.AB1 AAtaque.AB2:AAtaque.AB120 AAtaque.AC1:AAtaque.AC1 AAtaque.AC2:AAtaque.AC120 AAtaque.AD1:AAtaque.AD1 AAtaque.AD2:AAtaque.AD120 AAtaque.AE1:AAtaque.AE1 AAtaque.AE2:AAtaque.AE120 AAtaque.AF1:AAtaque.AF1 AAtaque.AF2:AAtaque.AF120 AAtaque.AG1:AAtaque.AG1 AAtaque.AG2:AAtaque.AG120 AAtaque.AH1:AAtaque.AH1 AAtaque.AH2:AAtaque.AH120 AAtaque.AI1:AAtaque.AI1 AAtaque.AI2:AAtaque.AI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34" table:default-cell-style-name="Default"/>
        <table:table-column table:style-name="co3" table:default-cell-style-name="ce7"/>
        <table:table-column table:style-name="co10" table:default-cell-style-name="ce7"/>
        <table:table-column table:style-name="co4" table:number-columns-repeated="987" table:default-cell-style-name="Default"/>
        <table:table-row table:style-name="ro4">
          <table:table-cell office:value-type="string" calcext:value-type="string">
            <text:p>Time</text:p>
          </table:table-cell>
          <table:table-cell office:value-type="string" calcext:value-type="string">
            <text:p>host60eth0.pcap0stat0160510011061001.txt</text:p>
          </table:table-cell>
          <table:table-cell office:value-type="string" calcext:value-type="string">
            <text:p>host60eth0.pcap0stat0160510011104002.txt</text:p>
          </table:table-cell>
          <table:table-cell office:value-type="string" calcext:value-type="string">
            <text:p>host60eth0.pcap0stat0160510011150803.txt</text:p>
          </table:table-cell>
          <table:table-cell office:value-type="string" calcext:value-type="string">
            <text:p>host60eth0.pcap0stat0160510011193704.txt</text:p>
          </table:table-cell>
          <table:table-cell office:value-type="string" calcext:value-type="string">
            <text:p>host60eth0.pcap0stat0160510011240505.txt</text:p>
          </table:table-cell>
          <table:table-cell office:value-type="string" calcext:value-type="string">
            <text:p>host60eth0.pcap0stat0160510011283306.txt</text:p>
          </table:table-cell>
          <table:table-cell office:value-type="string" calcext:value-type="string">
            <text:p>host60eth0.pcap0stat0160510011330207.txt</text:p>
          </table:table-cell>
          <table:table-cell office:value-type="string" calcext:value-type="string">
            <text:p>host60eth0.pcap0stat0160510011373008.txt</text:p>
          </table:table-cell>
          <table:table-cell office:value-type="string" calcext:value-type="string">
            <text:p>host60eth0.pcap0stat0160510011415909.txt</text:p>
          </table:table-cell>
          <table:table-cell office:value-type="string" calcext:value-type="string">
            <text:p>host60eth0.pcap0stat01605100114627010.txt</text:p>
          </table:table-cell>
          <table:table-cell office:value-type="string" calcext:value-type="string">
            <text:p>host60eth0.pcap0stat01605100115055011.txt</text:p>
          </table:table-cell>
          <table:table-cell office:value-type="string" calcext:value-type="string">
            <text:p>host60eth0.pcap0stat01605100115327012.txt</text:p>
          </table:table-cell>
          <table:table-cell office:value-type="string" calcext:value-type="string">
            <text:p>host60eth0.pcap0stat01605100115535013.txt</text:p>
          </table:table-cell>
          <table:table-cell office:value-type="string" calcext:value-type="string">
            <text:p>host60eth0.pcap0stat01605100115743014.txt</text:p>
          </table:table-cell>
          <table:table-cell office:value-type="string" calcext:value-type="string">
            <text:p>host60eth0.pcap0stat01605100115951015.txt</text:p>
          </table:table-cell>
          <table:table-cell office:value-type="string" calcext:value-type="string">
            <text:p>host60eth0.pcap0stat01605100120201016.txt</text:p>
          </table:table-cell>
          <table:table-cell office:value-type="string" calcext:value-type="string">
            <text:p>host60eth0.pcap0stat01605100120408017.txt</text:p>
          </table:table-cell>
          <table:table-cell office:value-type="string" calcext:value-type="string">
            <text:p>host60eth0.pcap0stat01605100120616018.txt</text:p>
          </table:table-cell>
          <table:table-cell office:value-type="string" calcext:value-type="string">
            <text:p>host60eth0.pcap0stat01605100120825019.txt</text:p>
          </table:table-cell>
          <table:table-cell office:value-type="string" calcext:value-type="string">
            <text:p>host60eth0.pcap0stat01605100121033020.txt</text:p>
          </table:table-cell>
          <table:table-cell office:value-type="string" calcext:value-type="string">
            <text:p>host60eth0.pcap0stat01605100121242021.txt</text:p>
          </table:table-cell>
          <table:table-cell office:value-type="string" calcext:value-type="string">
            <text:p>host60eth0.pcap0stat01605100121450022.txt</text:p>
          </table:table-cell>
          <table:table-cell office:value-type="string" calcext:value-type="string">
            <text:p>host60eth0.pcap0stat01605100123214023.txt</text:p>
          </table:table-cell>
          <table:table-cell office:value-type="string" calcext:value-type="string">
            <text:p>host60eth0.pcap0stat01605100123426024.txt</text:p>
          </table:table-cell>
          <table:table-cell office:value-type="string" calcext:value-type="string">
            <text:p>host60eth0.pcap0stat01605100123634025.txt</text:p>
          </table:table-cell>
          <table:table-cell office:value-type="string" calcext:value-type="string">
            <text:p>host60eth0.pcap0stat01605100123843026.txt</text:p>
          </table:table-cell>
          <table:table-cell office:value-type="string" calcext:value-type="string">
            <text:p>host60eth0.pcap0stat01605100124052027.txt</text:p>
          </table:table-cell>
          <table:table-cell office:value-type="string" calcext:value-type="string">
            <text:p>host60eth0.pcap0stat01605100124303028.txt</text:p>
          </table:table-cell>
          <table:table-cell office:value-type="string" calcext:value-type="string">
            <text:p>host60eth0.pcap0stat01605100124513029.txt</text:p>
          </table:table-cell>
          <table:table-cell office:value-type="string" calcext:value-type="string">
            <text:p>host60eth0.pcap0stat01605100124722030.txt</text:p>
          </table:table-cell>
          <table:table-cell office:value-type="string" calcext:value-type="string">
            <text:p>host60eth0.pcap0stat01605100124929031.txt</text:p>
          </table:table-cell>
          <table:table-cell office:value-type="string" calcext:value-type="string">
            <text:p>host60eth0.pcap0stat01605100125138032.txt</text:p>
          </table:table-cell>
          <table:table-cell office:value-type="string" calcext:value-type="string">
            <text:p>host60eth0.pcap0stat01605100125349033.txt</text:p>
          </table:table-cell>
          <table:table-cell/>
          <table:table-cell table:style-name="ce6" office:value-type="string" calcext:value-type="string">
            <text:p>mediaAAtaque</text:p>
          </table:table-cell>
          <table:table-cell table:style-name="ce6" office:value-type="string" calcext:value-type="string">
            <text:p>desvAAtaque</text:p>
          </table:table-cell>
          <table:table-cell table:style-name="ce8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2:.AI2])" office:value-type="float" office:value="2.66666666666667" calcext:value-type="float">
            <text:p>2.6666666667</text:p>
          </table:table-cell>
          <table:table-cell table:formula="of:=STDEVPA([.B2:.AI2])" office:value-type="float" office:value="1.11916274621936" calcext:value-type="float">
            <text:p>1.1191627462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:.AI3])" office:value-type="float" office:value="0.424242424242424" calcext:value-type="float">
            <text:p>0.4242424242</text:p>
          </table:table-cell>
          <table:table-cell table:formula="of:=STDEVPA([.B3:.AI3])" office:value-type="float" office:value="1.01594270389335" calcext:value-type="float">
            <text:p>1.0159427039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AVERAGE([.B4:.AI4])" office:value-type="float" office:value="8.33333333333333" calcext:value-type="float">
            <text:p>8.3333333333</text:p>
          </table:table-cell>
          <table:table-cell table:formula="of:=STDEVPA([.B4:.AI4])" office:value-type="float" office:value="28.1485956016181" calcext:value-type="float">
            <text:p>28.1485956016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B5:.AI5])" office:value-type="float" office:value="6.24242424242424" calcext:value-type="float">
            <text:p>6.2424242424</text:p>
          </table:table-cell>
          <table:table-cell table:formula="of:=STDEVPA([.B5:.AI5])" office:value-type="float" office:value="23.0782992690829" calcext:value-type="float">
            <text:p>23.0782992691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:.AI6])" office:value-type="float" office:value="3.48484848484848" calcext:value-type="float">
            <text:p>3.4848484848</text:p>
          </table:table-cell>
          <table:table-cell table:formula="of:=STDEVPA([.B6:.AI6])" office:value-type="float" office:value="1.82775258787881" calcext:value-type="float">
            <text:p>1.8277525879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VERAGE([.B7:.AI7])" office:value-type="float" office:value="56.8787878787879" calcext:value-type="float">
            <text:p>56.8787878788</text:p>
          </table:table-cell>
          <table:table-cell table:formula="of:=STDEVPA([.B7:.AI7])" office:value-type="float" office:value="53.3369833461751" calcext:value-type="float">
            <text:p>53.3369833462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:.AI8])" office:value-type="float" office:value="69.9393939393939" calcext:value-type="float">
            <text:p>69.9393939394</text:p>
          </table:table-cell>
          <table:table-cell table:formula="of:=STDEVPA([.B8:.AI8])" office:value-type="float" office:value="54.0616591825675" calcext:value-type="float">
            <text:p>54.0616591826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9:.AI9])" office:value-type="float" office:value="13.6969696969697" calcext:value-type="float">
            <text:p>13.696969697</text:p>
          </table:table-cell>
          <table:table-cell table:formula="of:=STDEVPA([.B9:.AI9])" office:value-type="float" office:value="21.0187288034799" calcext:value-type="float">
            <text:p>21.0187288035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:.AI10])" office:value-type="float" office:value="44.0909090909091" calcext:value-type="float">
            <text:p>44.0909090909</text:p>
          </table:table-cell>
          <table:table-cell table:formula="of:=STDEVPA([.B10:.AI10])" office:value-type="float" office:value="21.9591406195532" calcext:value-type="float">
            <text:p>21.9591406196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1:.AI11])" office:value-type="float" office:value="9.18181818181818" calcext:value-type="float">
            <text:p>9.1818181818</text:p>
          </table:table-cell>
          <table:table-cell table:formula="of:=STDEVPA([.B11:.AI11])" office:value-type="float" office:value="12.4692459140043" calcext:value-type="float">
            <text:p>12.469245914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2:.AI12])" office:value-type="float" office:value="1.87878787878788" calcext:value-type="float">
            <text:p>1.8787878788</text:p>
          </table:table-cell>
          <table:table-cell table:formula="of:=STDEVPA([.B12:.AI12])" office:value-type="float" office:value="1.51272533022408" calcext:value-type="float">
            <text:p>1.5127253302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3:.AI13])" office:value-type="float" office:value="2.75757575757576" calcext:value-type="float">
            <text:p>2.7575757576</text:p>
          </table:table-cell>
          <table:table-cell table:formula="of:=STDEVPA([.B13:.AI13])" office:value-type="float" office:value="0.817620458377699" calcext:value-type="float">
            <text:p>0.8176204584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4:.AI14])" office:value-type="float" office:value="4.39393939393939" calcext:value-type="float">
            <text:p>4.3939393939</text:p>
          </table:table-cell>
          <table:table-cell table:formula="of:=STDEVPA([.B14:.AI14])" office:value-type="float" office:value="1.34703701641775" calcext:value-type="float">
            <text:p>1.3470370164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AVERAGE([.B15:.AI15])" office:value-type="float" office:value="1.24242424242424" calcext:value-type="float">
            <text:p>1.2424242424</text:p>
          </table:table-cell>
          <table:table-cell table:formula="of:=STDEVPA([.B15:.AI15])" office:value-type="float" office:value="0.954425196849916" calcext:value-type="float">
            <text:p>0.9544251968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16:.AI16])" office:value-type="float" office:value="1" calcext:value-type="float">
            <text:p>1</text:p>
          </table:table-cell>
          <table:table-cell table:formula="of:=STDEVPA([.B16:.AI1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AVERAGE([.B17:.AI17])" office:value-type="float" office:value="0.96969696969697" calcext:value-type="float">
            <text:p>0.9696969697</text:p>
          </table:table-cell>
          <table:table-cell table:formula="of:=STDEVPA([.B17:.AI17])" office:value-type="float" office:value="0.171419825742193" calcext:value-type="float">
            <text:p>0.1714198257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18:.AI18])" office:value-type="float" office:value="1" calcext:value-type="float">
            <text:p>1</text:p>
          </table:table-cell>
          <table:table-cell table:formula="of:=STDEVPA([.B18:.AI18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19:.AI19])" office:value-type="float" office:value="1" calcext:value-type="float">
            <text:p>1</text:p>
          </table:table-cell>
          <table:table-cell table:formula="of:=STDEVPA([.B19:.AI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0:.AI20])" office:value-type="float" office:value="1" calcext:value-type="float">
            <text:p>1</text:p>
          </table:table-cell>
          <table:table-cell table:formula="of:=STDEVPA([.B20:.AI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1:.AI21])" office:value-type="float" office:value="1" calcext:value-type="float">
            <text:p>1</text:p>
          </table:table-cell>
          <table:table-cell table:formula="of:=STDEVPA([.B21:.AI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2:.AI22])" office:value-type="float" office:value="1" calcext:value-type="float">
            <text:p>1</text:p>
          </table:table-cell>
          <table:table-cell table:formula="of:=STDEVPA([.B22:.AI22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3:.AI23])" office:value-type="float" office:value="1" calcext:value-type="float">
            <text:p>1</text:p>
          </table:table-cell>
          <table:table-cell table:formula="of:=STDEVPA([.B23:.AI23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4:.AI24])" office:value-type="float" office:value="1" calcext:value-type="float">
            <text:p>1</text:p>
          </table:table-cell>
          <table:table-cell table:formula="of:=STDEVPA([.B24:.AI24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25:.AI25])" office:value-type="float" office:value="1.06060606060606" calcext:value-type="float">
            <text:p>1.0606060606</text:p>
          </table:table-cell>
          <table:table-cell table:formula="of:=STDEVPA([.B25:.AI25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26:.AI26])" office:value-type="float" office:value="1" calcext:value-type="float">
            <text:p>1</text:p>
          </table:table-cell>
          <table:table-cell table:formula="of:=STDEVPA([.B26:.AI2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7:.AI27])" office:value-type="float" office:value="1.18181818181818" calcext:value-type="float">
            <text:p>1.1818181818</text:p>
          </table:table-cell>
          <table:table-cell table:formula="of:=STDEVPA([.B27:.AI27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28:.AI28])" office:value-type="float" office:value="1.18181818181818" calcext:value-type="float">
            <text:p>1.1818181818</text:p>
          </table:table-cell>
          <table:table-cell table:formula="of:=STDEVPA([.B28:.AI28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9:.AI29])" office:value-type="float" office:value="1.3030303030303" calcext:value-type="float">
            <text:p>1.303030303</text:p>
          </table:table-cell>
          <table:table-cell table:formula="of:=STDEVPA([.B29:.AI29])" office:value-type="float" office:value="0.71710057976965" calcext:value-type="float">
            <text:p>0.7171005798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30:.AI30])" office:value-type="float" office:value="2.6969696969697" calcext:value-type="float">
            <text:p>2.696969697</text:p>
          </table:table-cell>
          <table:table-cell table:formula="of:=STDEVPA([.B30:.AI30])" office:value-type="float" office:value="0.71710057976965" calcext:value-type="float">
            <text:p>0.7171005798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formula="of:=AVERAGE([.B31:.AI31])" office:value-type="float" office:value="1.12121212121212" calcext:value-type="float">
            <text:p>1.1212121212</text:p>
          </table:table-cell>
          <table:table-cell table:formula="of:=STDEVPA([.B31:.AI31])" office:value-type="float" office:value="0.477212598424958" calcext:value-type="float">
            <text:p>0.4772125984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AVERAGE([.B32:.AI32])" office:value-type="float" office:value="3.60606060606061" calcext:value-type="float">
            <text:p>3.6060606061</text:p>
          </table:table-cell>
          <table:table-cell table:formula="of:=STDEVPA([.B32:.AI32])" office:value-type="float" office:value="2.97402282336613" calcext:value-type="float">
            <text:p>2.9740228234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33:.AI33])" office:value-type="float" office:value="1.66666666666667" calcext:value-type="float">
            <text:p>1.6666666667</text:p>
          </table:table-cell>
          <table:table-cell table:formula="of:=STDEVPA([.B33:.AI33])" office:value-type="float" office:value="2.44536254567661" calcext:value-type="float">
            <text:p>2.4453625457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AVERAGE([.B34:.AI34])" office:value-type="float" office:value="3.24242424242424" calcext:value-type="float">
            <text:p>3.2424242424</text:p>
          </table:table-cell>
          <table:table-cell table:formula="of:=STDEVPA([.B34:.AI34])" office:value-type="float" office:value="6.9762814746796" calcext:value-type="float">
            <text:p>6.9762814747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35:.AI35])" office:value-type="float" office:value="13.5151515151515" calcext:value-type="float">
            <text:p>13.5151515152</text:p>
          </table:table-cell>
          <table:table-cell table:formula="of:=STDEVPA([.B35:.AI35])" office:value-type="float" office:value="5.75310831464813" calcext:value-type="float">
            <text:p>5.7531083146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6:.AI36])" office:value-type="float" office:value="3.15151515151515" calcext:value-type="float">
            <text:p>3.1515151515</text:p>
          </table:table-cell>
          <table:table-cell table:formula="of:=STDEVPA([.B36:.AI36])" office:value-type="float" office:value="2.34999951155652" calcext:value-type="float">
            <text:p>2.3499995116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AVERAGE([.B37:.AI37])" office:value-type="float" office:value="34.4848484848485" calcext:value-type="float">
            <text:p>34.4848484848</text:p>
          </table:table-cell>
          <table:table-cell table:formula="of:=STDEVPA([.B37:.AI37])" office:value-type="float" office:value="27.135039644198" calcext:value-type="float">
            <text:p>27.1350396442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38:.AI38])" office:value-type="float" office:value="4.63636363636364" calcext:value-type="float">
            <text:p>4.6363636364</text:p>
          </table:table-cell>
          <table:table-cell table:formula="of:=STDEVPA([.B38:.AI38])" office:value-type="float" office:value="6.97536001815821" calcext:value-type="float">
            <text:p>6.9753600182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39:.AI39])" office:value-type="float" office:value="48.3939393939394" calcext:value-type="float">
            <text:p>48.3939393939</text:p>
          </table:table-cell>
          <table:table-cell table:formula="of:=STDEVPA([.B39:.AI39])" office:value-type="float" office:value="53.7615044172729" calcext:value-type="float">
            <text:p>53.7615044173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0:.AI40])" office:value-type="float" office:value="58.3636363636364" calcext:value-type="float">
            <text:p>58.3636363636</text:p>
          </table:table-cell>
          <table:table-cell table:formula="of:=STDEVPA([.B40:.AI40])" office:value-type="float" office:value="55.1569760866138" calcext:value-type="float">
            <text:p>55.1569760866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41:.AI41])" office:value-type="float" office:value="16.3939393939394" calcext:value-type="float">
            <text:p>16.3939393939</text:p>
          </table:table-cell>
          <table:table-cell table:formula="of:=STDEVPA([.B41:.AI41])" office:value-type="float" office:value="35.0462373322421" calcext:value-type="float">
            <text:p>35.0462373322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VERAGE([.B42:.AI42])" office:value-type="float" office:value="8.84848484848485" calcext:value-type="float">
            <text:p>8.8484848485</text:p>
          </table:table-cell>
          <table:table-cell table:formula="of:=STDEVPA([.B42:.AI42])" office:value-type="float" office:value="15.2992794683204" calcext:value-type="float">
            <text:p>15.2992794683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43:.AI43])" office:value-type="float" office:value="10.5454545454545" calcext:value-type="float">
            <text:p>10.5454545455</text:p>
          </table:table-cell>
          <table:table-cell table:formula="of:=STDEVPA([.B43:.AI43])" office:value-type="float" office:value="13.6982434376907" calcext:value-type="float">
            <text:p>13.6982434377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4:.AI44])" office:value-type="float" office:value="41.7878787878788" calcext:value-type="float">
            <text:p>41.7878787879</text:p>
          </table:table-cell>
          <table:table-cell table:formula="of:=STDEVPA([.B44:.AI44])" office:value-type="float" office:value="23.7151755221401" calcext:value-type="float">
            <text:p>23.7151755221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5:.AI45])" office:value-type="float" office:value="10.1212121212121" calcext:value-type="float">
            <text:p>10.1212121212</text:p>
          </table:table-cell>
          <table:table-cell table:formula="of:=STDEVPA([.B45:.AI45])" office:value-type="float" office:value="15.5227254240796" calcext:value-type="float">
            <text:p>15.5227254241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46:.AI46])" office:value-type="float" office:value="2.93939393939394" calcext:value-type="float">
            <text:p>2.9393939394</text:p>
          </table:table-cell>
          <table:table-cell table:formula="of:=STDEVPA([.B46:.AI46])" office:value-type="float" office:value="5.24513855113183" calcext:value-type="float">
            <text:p>5.2451385511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7:.AI47])" office:value-type="float" office:value="2.78787878787879" calcext:value-type="float">
            <text:p>2.7878787879</text:p>
          </table:table-cell>
          <table:table-cell table:formula="of:=STDEVPA([.B47:.AI47])" office:value-type="float" office:value="1.09427091425865" calcext:value-type="float">
            <text:p>1.0942709143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8:.AI48])" office:value-type="float" office:value="4.27272727272727" calcext:value-type="float">
            <text:p>4.2727272727</text:p>
          </table:table-cell>
          <table:table-cell table:formula="of:=STDEVPA([.B48:.AI48])" office:value-type="float" office:value="1.54277843167974" calcext:value-type="float">
            <text:p>1.5427784317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AVERAGE([.B49:.AI49])" office:value-type="float" office:value="1.54545454545455" calcext:value-type="float">
            <text:p>1.5454545455</text:p>
          </table:table-cell>
          <table:table-cell table:formula="of:=STDEVPA([.B49:.AI49])" office:value-type="float" office:value="1.23315090602278" calcext:value-type="float">
            <text:p>1.233150906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AVERAGE([.B50:.AI50])" office:value-type="float" office:value="1.24242424242424" calcext:value-type="float">
            <text:p>1.2424242424</text:p>
          </table:table-cell>
          <table:table-cell table:formula="of:=STDEVPA([.B50:.AI50])" office:value-type="float" office:value="1.07394213010117" calcext:value-type="float">
            <text:p>1.0739421301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1:.AI51])" office:value-type="float" office:value="1.12121212121212" calcext:value-type="float">
            <text:p>1.1212121212</text:p>
          </table:table-cell>
          <table:table-cell table:formula="of:=STDEVPA([.B51:.AI51])" office:value-type="float" office:value="0.477212598424958" calcext:value-type="float">
            <text:p>0.4772125984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AVERAGE([.B52:.AI52])" office:value-type="float" office:value="1.18181818181818" calcext:value-type="float">
            <text:p>1.1818181818</text:p>
          </table:table-cell>
          <table:table-cell table:formula="of:=STDEVPA([.B52:.AI52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AVERAGE([.B53:.AI53])" office:value-type="float" office:value="1.06060606060606" calcext:value-type="float">
            <text:p>1.0606060606</text:p>
          </table:table-cell>
          <table:table-cell table:formula="of:=STDEVPA([.B53:.AI53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4:.AI54])" office:value-type="float" office:value="1.18181818181818" calcext:value-type="float">
            <text:p>1.1818181818</text:p>
          </table:table-cell>
          <table:table-cell table:formula="of:=STDEVPA([.B54:.AI54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formula="of:=AVERAGE([.B55:.AI55])" office:value-type="float" office:value="1.06060606060606" calcext:value-type="float">
            <text:p>1.0606060606</text:p>
          </table:table-cell>
          <table:table-cell table:formula="of:=STDEVPA([.B55:.AI55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56:.AI56])" office:value-type="float" office:value="1" calcext:value-type="float">
            <text:p>1</text:p>
          </table:table-cell>
          <table:table-cell table:formula="of:=STDEVPA([.B56:.AI56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formula="of:=AVERAGE([.B57:.AI57])" office:value-type="float" office:value="1.06060606060606" calcext:value-type="float">
            <text:p>1.0606060606</text:p>
          </table:table-cell>
          <table:table-cell table:formula="of:=STDEVPA([.B57:.AI57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3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8:.AI58])" office:value-type="float" office:value="1.06060606060606" calcext:value-type="float">
            <text:p>1.0606060606</text:p>
          </table:table-cell>
          <table:table-cell table:formula="of:=STDEVPA([.B58:.AI58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59:.AI59])" office:value-type="float" office:value="1" calcext:value-type="float">
            <text:p>1</text:p>
          </table:table-cell>
          <table:table-cell table:formula="of:=STDEVPA([.B59:.AI5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formula="of:=AVERAGE([.B60:.AI60])" office:value-type="float" office:value="1.06060606060606" calcext:value-type="float">
            <text:p>1.0606060606</text:p>
          </table:table-cell>
          <table:table-cell table:formula="of:=STDEVPA([.B60:.AI60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formula="of:=AVERAGE([.B61:.AI61])" office:value-type="float" office:value="1" calcext:value-type="float">
            <text:p>1</text:p>
          </table:table-cell>
          <table:table-cell table:formula="of:=STDEVPA([.B61:.AI6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62:.AI62])" office:value-type="float" office:value="1.18181818181818" calcext:value-type="float">
            <text:p>1.1818181818</text:p>
          </table:table-cell>
          <table:table-cell table:formula="of:=STDEVPA([.B62:.AI62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formula="of:=AVERAGE([.B63:.AI63])" office:value-type="float" office:value="1.03030303030303" calcext:value-type="float">
            <text:p>1.0303030303</text:p>
          </table:table-cell>
          <table:table-cell table:formula="of:=STDEVPA([.B63:.AI63])" office:value-type="float" office:value="0.388068135601991" calcext:value-type="float">
            <text:p>0.3880681356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formula="of:=AVERAGE([.B64:.AI64])" office:value-type="float" office:value="2.6969696969697" calcext:value-type="float">
            <text:p>2.696969697</text:p>
          </table:table-cell>
          <table:table-cell table:formula="of:=STDEVPA([.B64:.AI64])" office:value-type="float" office:value="0.71710057976965" calcext:value-type="float">
            <text:p>0.7171005798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AVERAGE([.B65:.AI65])" office:value-type="float" office:value="1.18181818181818" calcext:value-type="float">
            <text:p>1.1818181818</text:p>
          </table:table-cell>
          <table:table-cell table:formula="of:=STDEVPA([.B65:.AI65])" office:value-type="float" office:value="0.574959574576069" calcext:value-type="float">
            <text:p>0.5749595746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66:.AI66])" office:value-type="float" office:value="2.6969696969697" calcext:value-type="float">
            <text:p>2.696969697</text:p>
          </table:table-cell>
          <table:table-cell table:formula="of:=STDEVPA([.B66:.AI66])" office:value-type="float" office:value="0.869860611782262" calcext:value-type="float">
            <text:p>0.8698606118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AVERAGE([.B67:.AI67])" office:value-type="float" office:value="2.6969696969697" calcext:value-type="float">
            <text:p>2.696969697</text:p>
          </table:table-cell>
          <table:table-cell table:formula="of:=STDEVPA([.B67:.AI67])" office:value-type="float" office:value="4.97560624285425" calcext:value-type="float">
            <text:p>4.9756062429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68:.AI68])" office:value-type="float" office:value="1.78787878787879" calcext:value-type="float">
            <text:p>1.7878787879</text:p>
          </table:table-cell>
          <table:table-cell table:formula="of:=STDEVPA([.B68:.AI68])" office:value-type="float" office:value="2.78260370503006" calcext:value-type="float">
            <text:p>2.782603705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AVERAGE([.B69:.AI69])" office:value-type="float" office:value="15.8484848484848" calcext:value-type="float">
            <text:p>15.8484848485</text:p>
          </table:table-cell>
          <table:table-cell table:formula="of:=STDEVPA([.B69:.AI69])" office:value-type="float" office:value="7.07158724680424" calcext:value-type="float">
            <text:p>7.0715872468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0:.AI70])" office:value-type="float" office:value="4.66666666666667" calcext:value-type="float">
            <text:p>4.6666666667</text:p>
          </table:table-cell>
          <table:table-cell table:formula="of:=STDEVPA([.B70:.AI70])" office:value-type="float" office:value="3.55618681264984" calcext:value-type="float">
            <text:p>3.5561868126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1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71:.AI71])" office:value-type="float" office:value="22.0909090909091" calcext:value-type="float">
            <text:p>22.0909090909</text:p>
          </table:table-cell>
          <table:table-cell table:formula="of:=STDEVPA([.B71:.AI71])" office:value-type="float" office:value="10.8022546366099" calcext:value-type="float">
            <text:p>10.8022546366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72:.AI72])" office:value-type="float" office:value="4.78787878787879" calcext:value-type="float">
            <text:p>4.7878787879</text:p>
          </table:table-cell>
          <table:table-cell table:formula="of:=STDEVPA([.B72:.AI72])" office:value-type="float" office:value="7.82287855164533" calcext:value-type="float">
            <text:p>7.8228785516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73:.AI73])" office:value-type="float" office:value="2.78787878787879" calcext:value-type="float">
            <text:p>2.7878787879</text:p>
          </table:table-cell>
          <table:table-cell table:formula="of:=STDEVPA([.B73:.AI73])" office:value-type="float" office:value="7.88076898169737" calcext:value-type="float">
            <text:p>7.8807689817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AVERAGE([.B74:.AI74])" office:value-type="float" office:value="0.424242424242424" calcext:value-type="float">
            <text:p>0.4242424242</text:p>
          </table:table-cell>
          <table:table-cell table:formula="of:=STDEVPA([.B74:.AI74])" office:value-type="float" office:value="0.817620458377699" calcext:value-type="float">
            <text:p>0.8176204584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AVERAGE([.B75:.AI75])" office:value-type="float" office:value="0.0606060606060606" calcext:value-type="float">
            <text:p>0.0606060606</text:p>
          </table:table-cell>
          <table:table-cell table:formula="of:=STDEVPA([.B75:.AI75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AVERAGE([.B76:.AI76])" office:value-type="float" office:value="0.242424242424242" calcext:value-type="float">
            <text:p>0.2424242424</text:p>
          </table:table-cell>
          <table:table-cell table:formula="of:=STDEVPA([.B76:.AI76])" office:value-type="float" office:value="0.652747249349637" calcext:value-type="float">
            <text:p>0.6527472493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3" office:value-type="float" office:value="0" calcext:value-type="float">
            <text:p>0</text:p>
          </table:table-cell>
          <table:table-cell/>
          <table:table-cell table:formula="of:=AVERAGE([.B77:.AI77])" office:value-type="float" office:value="0" calcext:value-type="float">
            <text:p>0</text:p>
          </table:table-cell>
          <table:table-cell table:formula="of:=STDEVPA([.B77:.AI77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78:.AI78])" office:value-type="float" office:value="0.0606060606060606" calcext:value-type="float">
            <text:p>0.0606060606</text:p>
          </table:table-cell>
          <table:table-cell table:formula="of:=STDEVPA([.B78:.AI78])" office:value-type="float" office:value="0.342839651484387" calcext:value-type="float">
            <text:p>0.3428396515</text:p>
          </table:table-cell>
          <table:table-cell table:number-columns-repeated="987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as" table:style-name="ta1">
        <table:shapes>
          <draw:frame draw:z-index="0" draw:style-name="gr1" draw:text-style-name="P1" svg:width="159.99mm" svg:height="89.99mm" svg:x="122.17mm" svg:y="1mm">
            <loext:p draw:notify-on-update-of-ranges="medias.B1:medias.B1 medias.B2:medias.B78 medias.C1:medias.C1 medias.C2:medias.C78 medias.D1:medias.D1 medias.D2:medias.D78 medias.E1:medias.E1 medias.E2:medias.E78 medias.F1:medias.F1 medias.F2:medias.F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2" table:default-cell-style-name="ce7"/>
        <table:table-column table:style-name="co11" table:number-columns-repeated="2" table:default-cell-style-name="ce10"/>
        <table:table-column table:style-name="co4" table:number-columns-repeated="3" table:default-cell-style-name="ce11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2" table:default-cell-style-name="Default"/>
        <table:table-row table:style-name="ro5">
          <table:table-cell office:value-type="string" calcext:value-type="string">
            <text:p>time</text:p>
          </table:table-cell>
          <table:table-cell table:style-name="ce9" office:value-type="string" calcext:value-type="string">
            <text:p>vitima</text:p>
          </table:table-cell>
          <table:table-cell table:style-name="ce9" office:value-type="string" calcext:value-type="string">
            <text:p>desvioVitima</text:p>
          </table:table-cell>
          <table:table-cell table:style-name="ce9" office:value-type="string" calcext:value-type="string">
            <text:p>atacante</text:p>
          </table:table-cell>
          <table:table-cell table:style-name="ce9" office:value-type="string" calcext:value-type="string">
            <text:p>desvioAtacante</text:p>
          </table:table-cell>
          <table:table-cell table:style-name="ce2" office:value-type="string" calcext:value-type="string">
            <text:p>fim</text:p>
          </table:table-cell>
          <table:table-cell table:style-name="ce13" table:number-columns-repeated="2"/>
          <table:table-cell table:style-name="ce14"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.54545454545455" calcext:value-type="float">
            <text:p>2.5454545455</text:p>
          </table:table-cell>
          <table:table-cell office:value-type="float" office:value="1.10346311854746" calcext:value-type="float">
            <text:p>1.1034631185</text:p>
          </table:table-cell>
          <table:table-cell office:value-type="float" office:value="2.66666666666667" calcext:value-type="float">
            <text:p>2.67</text:p>
          </table:table-cell>
          <table:table-cell office:value-type="float" office:value="1.11916274621936" calcext:value-type="float">
            <text:p>1.12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24242424242424" calcext:value-type="float">
            <text:p>0.4242424242</text:p>
          </table:table-cell>
          <table:table-cell office:value-type="float" office:value="1.01594270389335" calcext:value-type="float">
            <text:p>1.0159427039</text:p>
          </table:table-cell>
          <table:table-cell office:value-type="float" office:value="0.424242424242424" calcext:value-type="float">
            <text:p>0.42</text:p>
          </table:table-cell>
          <table:table-cell office:value-type="float" office:value="1.01594270389335" calcext:value-type="float">
            <text:p>1.0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3030303030303" calcext:value-type="float">
            <text:p>8.303030303</text:p>
          </table:table-cell>
          <table:table-cell office:value-type="float" office:value="28.1559346760844" calcext:value-type="float">
            <text:p>28.1559346761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28.1485956016181" calcext:value-type="float">
            <text:p>28.15</text:p>
          </table:table-cell>
          <table:table-cell table:style-name="ce12"/>
          <table:table-cell table:number-columns-repeated="4"/>
          <table:table-cell table:style-name="ce15"/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.27272727272727" calcext:value-type="float">
            <text:p>6.2727272727</text:p>
          </table:table-cell>
          <table:table-cell office:value-type="float" office:value="23.0720514742112" calcext:value-type="float">
            <text:p>23.0720514742</text:p>
          </table:table-cell>
          <table:table-cell office:value-type="float" office:value="6.24242424242424" calcext:value-type="float">
            <text:p>6.24</text:p>
          </table:table-cell>
          <table:table-cell office:value-type="float" office:value="23.0782992690829" calcext:value-type="float">
            <text:p>23.0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93939393939394" calcext:value-type="float">
            <text:p>3.9393939394</text:p>
          </table:table-cell>
          <table:table-cell office:value-type="float" office:value="1.32434990202498" calcext:value-type="float">
            <text:p>1.324349902</text:p>
          </table:table-cell>
          <table:table-cell office:value-type="float" office:value="3.48484848484848" calcext:value-type="float">
            <text:p>3.48</text:p>
          </table:table-cell>
          <table:table-cell office:value-type="float" office:value="1.82775258787881" calcext:value-type="float">
            <text:p>1.8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.7878787878788" calcext:value-type="float">
            <text:p>60.7878787879</text:p>
          </table:table-cell>
          <table:table-cell office:value-type="float" office:value="51.2981525899015" calcext:value-type="float">
            <text:p>51.2981525899</text:p>
          </table:table-cell>
          <table:table-cell office:value-type="float" office:value="56.8787878787879" calcext:value-type="float">
            <text:p>56.88</text:p>
          </table:table-cell>
          <table:table-cell office:value-type="float" office:value="53.3369833461751" calcext:value-type="float">
            <text:p>53.34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5.5757575757576" calcext:value-type="float">
            <text:p>65.5757575758</text:p>
          </table:table-cell>
          <table:table-cell office:value-type="float" office:value="50.8360587265606" calcext:value-type="float">
            <text:p>50.8360587266</text:p>
          </table:table-cell>
          <table:table-cell office:value-type="float" office:value="69.9393939393939" calcext:value-type="float">
            <text:p>69.94</text:p>
          </table:table-cell>
          <table:table-cell office:value-type="float" office:value="54.0616591825675" calcext:value-type="float">
            <text:p>54.06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.6969696969697" calcext:value-type="float">
            <text:p>13.696969697</text:p>
          </table:table-cell>
          <table:table-cell office:value-type="float" office:value="21.0187288034799" calcext:value-type="float">
            <text:p>21.0187288035</text:p>
          </table:table-cell>
          <table:table-cell office:value-type="float" office:value="13.6969696969697" calcext:value-type="float">
            <text:p>13.70</text:p>
          </table:table-cell>
          <table:table-cell office:value-type="float" office:value="21.0187288034799" calcext:value-type="float">
            <text:p>21.02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.0909090909091" calcext:value-type="float">
            <text:p>44.0909090909</text:p>
          </table:table-cell>
          <table:table-cell office:value-type="float" office:value="21.9591406195532" calcext:value-type="float">
            <text:p>21.9591406196</text:p>
          </table:table-cell>
          <table:table-cell office:value-type="float" office:value="44.0909090909091" calcext:value-type="float">
            <text:p>44.09</text:p>
          </table:table-cell>
          <table:table-cell office:value-type="float" office:value="21.9591406195532" calcext:value-type="float">
            <text:p>21.96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.42424242424242" calcext:value-type="float">
            <text:p>9.4242424242</text:p>
          </table:table-cell>
          <table:table-cell office:value-type="float" office:value="12.4121892753816" calcext:value-type="float">
            <text:p>12.4121892754</text:p>
          </table:table-cell>
          <table:table-cell office:value-type="float" office:value="9.18181818181818" calcext:value-type="float">
            <text:p>9.18</text:p>
          </table:table-cell>
          <table:table-cell office:value-type="float" office:value="12.4692459140043" calcext:value-type="float">
            <text:p>12.47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63636363636364" calcext:value-type="float">
            <text:p>1.6363636364</text:p>
          </table:table-cell>
          <table:table-cell office:value-type="float" office:value="1.43163779527487" calcext:value-type="float">
            <text:p>1.4316377953</text:p>
          </table:table-cell>
          <table:table-cell office:value-type="float" office:value="1.87878787878788" calcext:value-type="float">
            <text:p>1.88</text:p>
          </table:table-cell>
          <table:table-cell office:value-type="float" office:value="1.51272533022408" calcext:value-type="float">
            <text:p>1.51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.75757575757576" calcext:value-type="float">
            <text:p>2.7575757576</text:p>
          </table:table-cell>
          <table:table-cell office:value-type="float" office:value="0.817620458377699" calcext:value-type="float">
            <text:p>0.8176204584</text:p>
          </table:table-cell>
          <table:table-cell office:value-type="float" office:value="2.75757575757576" calcext:value-type="float">
            <text:p>2.76</text:p>
          </table:table-cell>
          <table:table-cell office:value-type="float" office:value="0.817620458377699" calcext:value-type="float">
            <text:p>0.82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39393939393939" calcext:value-type="float">
            <text:p>4.3939393939</text:p>
          </table:table-cell>
          <table:table-cell office:value-type="float" office:value="1.34703701641775" calcext:value-type="float">
            <text:p>1.3470370164</text:p>
          </table:table-cell>
          <table:table-cell office:value-type="float" office:value="4.39393939393939" calcext:value-type="float">
            <text:p>4.39</text:p>
          </table:table-cell>
          <table:table-cell office:value-type="float" office:value="1.34703701641775" calcext:value-type="float">
            <text:p>1.35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.24242424242424" calcext:value-type="float">
            <text:p>1.2424242424</text:p>
          </table:table-cell>
          <table:table-cell office:value-type="float" office:value="0.954425196849916" calcext:value-type="float">
            <text:p>0.9544251968</text:p>
          </table:table-cell>
          <table:table-cell office:value-type="float" office:value="1.24242424242424" calcext:value-type="float">
            <text:p>1.24</text:p>
          </table:table-cell>
          <table:table-cell office:value-type="float" office:value="0.954425196849916" calcext:value-type="float">
            <text:p>0.95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171419825742193" calcext:value-type="float">
            <text:p>0.1714198257</text:p>
          </table:table-cell>
          <table:table-cell office:value-type="float" office:value="0.96969696969697" calcext:value-type="float">
            <text:p>0.97</text:p>
          </table:table-cell>
          <table:table-cell office:value-type="float" office:value="0.171419825742193" calcext:value-type="float">
            <text:p>0.17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.06060606060606" calcext:value-type="float">
            <text:p>1.0606060606</text:p>
          </table:table-cell>
          <table:table-cell office:value-type="float" office:value="0.342839651484387" calcext:value-type="float">
            <text:p>0.3428396515</text:p>
          </table:table-cell>
          <table:table-cell office:value-type="float" office:value="1.06060606060606" calcext:value-type="float">
            <text:p>1.06</text:p>
          </table:table-cell>
          <table:table-cell office:value-type="float" office:value="0.342839651484387" calcext:value-type="float">
            <text:p>0.34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.18181818181818" calcext:value-type="float">
            <text:p>1.1818181818</text:p>
          </table:table-cell>
          <table:table-cell office:value-type="float" office:value="0.574959574576069" calcext:value-type="float">
            <text:p>0.5749595746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0.574959574576069" calcext:value-type="float">
            <text:p>0.57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.18181818181818" calcext:value-type="float">
            <text:p>1.1818181818</text:p>
          </table:table-cell>
          <table:table-cell office:value-type="float" office:value="0.574959574576069" calcext:value-type="float">
            <text:p>0.5749595746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0.574959574576069" calcext:value-type="float">
            <text:p>0.57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.3030303030303" calcext:value-type="float">
            <text:p>1.303030303</text:p>
          </table:table-cell>
          <table:table-cell office:value-type="float" office:value="0.71710057976965" calcext:value-type="float">
            <text:p>0.7171005798</text:p>
          </table:table-cell>
          <table:table-cell office:value-type="float" office:value="1.3030303030303" calcext:value-type="float">
            <text:p>1.30</text:p>
          </table:table-cell>
          <table:table-cell office:value-type="float" office:value="0.71710057976965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.6969696969697" calcext:value-type="float">
            <text:p>2.696969697</text:p>
          </table:table-cell>
          <table:table-cell office:value-type="float" office:value="0.71710057976965" calcext:value-type="float">
            <text:p>0.7171005798</text:p>
          </table:table-cell>
          <table:table-cell office:value-type="float" office:value="2.6969696969697" calcext:value-type="float">
            <text:p>2.70</text:p>
          </table:table-cell>
          <table:table-cell office:value-type="float" office:value="0.71710057976965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.12121212121212" calcext:value-type="float">
            <text:p>1.1212121212</text:p>
          </table:table-cell>
          <table:table-cell office:value-type="float" office:value="0.477212598424958" calcext:value-type="float">
            <text:p>0.4772125984</text:p>
          </table:table-cell>
          <table:table-cell office:value-type="float" office:value="1.12121212121212" calcext:value-type="float">
            <text:p>1.12</text:p>
          </table:table-cell>
          <table:table-cell office:value-type="float" office:value="0.47721259842495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60606060606061" calcext:value-type="float">
            <text:p>3.6060606061</text:p>
          </table:table-cell>
          <table:table-cell office:value-type="float" office:value="2.97402282336613" calcext:value-type="float">
            <text:p>2.9740228234</text:p>
          </table:table-cell>
          <table:table-cell office:value-type="float" office:value="3.60606060606061" calcext:value-type="float">
            <text:p>3.61</text:p>
          </table:table-cell>
          <table:table-cell office:value-type="float" office:value="2.97402282336613" calcext:value-type="float">
            <text:p>2.97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2.44536254567661" calcext:value-type="float">
            <text:p>2.4453625457</text:p>
          </table:table-cell>
          <table:table-cell office:value-type="float" office:value="1.66666666666667" calcext:value-type="float">
            <text:p>1.67</text:p>
          </table:table-cell>
          <table:table-cell office:value-type="float" office:value="2.44536254567661" calcext:value-type="float">
            <text:p>2.45</text:p>
          </table:table-cell>
          <table:table-cell office:value-type="float" office:value="75" calcext:value-type="float">
            <text:p>75.0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.24242424242424" calcext:value-type="float">
            <text:p>3.2424242424</text:p>
          </table:table-cell>
          <table:table-cell office:value-type="float" office:value="6.9762814746796" calcext:value-type="float">
            <text:p>6.9762814747</text:p>
          </table:table-cell>
          <table:table-cell office:value-type="float" office:value="3.24242424242424" calcext:value-type="float">
            <text:p>3.24</text:p>
          </table:table-cell>
          <table:table-cell office:value-type="float" office:value="6.9762814746796" calcext:value-type="float">
            <text:p>6.98</text:p>
          </table:table-cell>
          <table:table-cell office:value-type="float" office:value="75" calcext:value-type="float">
            <text:p>75.00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.5151515151515" calcext:value-type="float">
            <text:p>13.5151515152</text:p>
          </table:table-cell>
          <table:table-cell office:value-type="float" office:value="5.75310831464813" calcext:value-type="float">
            <text:p>5.7531083146</text:p>
          </table:table-cell>
          <table:table-cell office:value-type="float" office:value="13.5151515151515" calcext:value-type="float">
            <text:p>13.52</text:p>
          </table:table-cell>
          <table:table-cell office:value-type="float" office:value="5.75310831464813" calcext:value-type="float">
            <text:p>5.75</text:p>
          </table:table-cell>
          <table:table-cell office:value-type="float" office:value="75" calcext:value-type="float">
            <text:p>75.00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.15151515151515" calcext:value-type="float">
            <text:p>3.1515151515</text:p>
          </table:table-cell>
          <table:table-cell office:value-type="float" office:value="2.34999951155652" calcext:value-type="float">
            <text:p>2.3499995116</text:p>
          </table:table-cell>
          <table:table-cell office:value-type="float" office:value="3.15151515151515" calcext:value-type="float">
            <text:p>3.15</text:p>
          </table:table-cell>
          <table:table-cell office:value-type="float" office:value="2.34999951155652" calcext:value-type="float">
            <text:p>2.35</text:p>
          </table:table-cell>
          <table:table-cell office:value-type="float" office:value="75" calcext:value-type="float">
            <text:p>75.00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6.030303030303" calcext:value-type="float">
            <text:p>36.0303030303</text:p>
          </table:table-cell>
          <table:table-cell office:value-type="float" office:value="26.2233817116142" calcext:value-type="float">
            <text:p>26.2233817116</text:p>
          </table:table-cell>
          <table:table-cell office:value-type="float" office:value="34.4848484848485" calcext:value-type="float">
            <text:p>34.48</text:p>
          </table:table-cell>
          <table:table-cell office:value-type="float" office:value="27.135039644198" calcext:value-type="float">
            <text:p>27.14</text:p>
          </table:table-cell>
          <table:table-cell office:value-type="float" office:value="0" calcext:value-type="float">
            <text:p>0.00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09090909090909" calcext:value-type="float">
            <text:p>3.0909090909</text:p>
          </table:table-cell>
          <table:table-cell office:value-type="float" office:value="5.01732535510787" calcext:value-type="float">
            <text:p>5.0173253551</text:p>
          </table:table-cell>
          <table:table-cell office:value-type="float" office:value="4.63636363636364" calcext:value-type="float">
            <text:p>4.64</text:p>
          </table:table-cell>
          <table:table-cell office:value-type="float" office:value="6.97536001815821" calcext:value-type="float">
            <text:p>6.98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0.969696969697" calcext:value-type="float">
            <text:p>50.9696969697</text:p>
          </table:table-cell>
          <table:table-cell office:value-type="float" office:value="53.3692028139739" calcext:value-type="float">
            <text:p>53.369202814</text:p>
          </table:table-cell>
          <table:table-cell office:value-type="float" office:value="48.3939393939394" calcext:value-type="float">
            <text:p>48.39</text:p>
          </table:table-cell>
          <table:table-cell office:value-type="float" office:value="53.7615044172729" calcext:value-type="float">
            <text:p>53.76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5.7878787878788" calcext:value-type="float">
            <text:p>55.7878787879</text:p>
          </table:table-cell>
          <table:table-cell office:value-type="float" office:value="53.8143596786366" calcext:value-type="float">
            <text:p>53.8143596786</text:p>
          </table:table-cell>
          <table:table-cell office:value-type="float" office:value="58.3636363636364" calcext:value-type="float">
            <text:p>58.36</text:p>
          </table:table-cell>
          <table:table-cell office:value-type="float" office:value="55.1569760866138" calcext:value-type="float">
            <text:p>55.16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.3939393939394" calcext:value-type="float">
            <text:p>16.3939393939</text:p>
          </table:table-cell>
          <table:table-cell office:value-type="float" office:value="35.0462373322421" calcext:value-type="float">
            <text:p>35.0462373322</text:p>
          </table:table-cell>
          <table:table-cell office:value-type="float" office:value="16.3939393939394" calcext:value-type="float">
            <text:p>16.39</text:p>
          </table:table-cell>
          <table:table-cell office:value-type="float" office:value="35.0462373322421" calcext:value-type="float">
            <text:p>35.05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.81818181818182" calcext:value-type="float">
            <text:p>8.8181818182</text:p>
          </table:table-cell>
          <table:table-cell office:value-type="float" office:value="15.3078600239353" calcext:value-type="float">
            <text:p>15.3078600239</text:p>
          </table:table-cell>
          <table:table-cell office:value-type="float" office:value="8.84848484848485" calcext:value-type="float">
            <text:p>8.85</text:p>
          </table:table-cell>
          <table:table-cell office:value-type="float" office:value="15.2992794683204" calcext:value-type="float">
            <text:p>15.30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.5757575757576" calcext:value-type="float">
            <text:p>10.5757575758</text:p>
          </table:table-cell>
          <table:table-cell office:value-type="float" office:value="13.6804002755331" calcext:value-type="float">
            <text:p>13.6804002755</text:p>
          </table:table-cell>
          <table:table-cell office:value-type="float" office:value="10.5454545454545" calcext:value-type="float">
            <text:p>10.55</text:p>
          </table:table-cell>
          <table:table-cell office:value-type="float" office:value="13.6982434376907" calcext:value-type="float">
            <text:p>13.70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1.7878787878788" calcext:value-type="float">
            <text:p>41.7878787879</text:p>
          </table:table-cell>
          <table:table-cell office:value-type="float" office:value="23.7151755221401" calcext:value-type="float">
            <text:p>23.7151755221</text:p>
          </table:table-cell>
          <table:table-cell office:value-type="float" office:value="41.7878787878788" calcext:value-type="float">
            <text:p>41.79</text:p>
          </table:table-cell>
          <table:table-cell office:value-type="float" office:value="23.7151755221401" calcext:value-type="float">
            <text:p>23.72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0.1212121212121" calcext:value-type="float">
            <text:p>10.1212121212</text:p>
          </table:table-cell>
          <table:table-cell office:value-type="float" office:value="15.5227254240796" calcext:value-type="float">
            <text:p>15.5227254241</text:p>
          </table:table-cell>
          <table:table-cell office:value-type="float" office:value="10.1212121212121" calcext:value-type="float">
            <text:p>10.12</text:p>
          </table:table-cell>
          <table:table-cell office:value-type="float" office:value="15.5227254240796" calcext:value-type="float">
            <text:p>15.52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.93939393939394" calcext:value-type="float">
            <text:p>2.9393939394</text:p>
          </table:table-cell>
          <table:table-cell office:value-type="float" office:value="5.24513855113183" calcext:value-type="float">
            <text:p>5.2451385511</text:p>
          </table:table-cell>
          <table:table-cell office:value-type="float" office:value="2.93939393939394" calcext:value-type="float">
            <text:p>2.94</text:p>
          </table:table-cell>
          <table:table-cell office:value-type="float" office:value="5.24513855113183" calcext:value-type="float">
            <text:p>5.25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.78787878787879" calcext:value-type="float">
            <text:p>2.7878787879</text:p>
          </table:table-cell>
          <table:table-cell office:value-type="float" office:value="1.09427091425865" calcext:value-type="float">
            <text:p>1.0942709143</text:p>
          </table:table-cell>
          <table:table-cell office:value-type="float" office:value="2.78787878787879" calcext:value-type="float">
            <text:p>2.79</text:p>
          </table:table-cell>
          <table:table-cell office:value-type="float" office:value="1.09427091425865" calcext:value-type="float">
            <text:p>1.09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.27272727272727" calcext:value-type="float">
            <text:p>4.2727272727</text:p>
          </table:table-cell>
          <table:table-cell office:value-type="float" office:value="1.54277843167974" calcext:value-type="float">
            <text:p>1.5427784317</text:p>
          </table:table-cell>
          <table:table-cell office:value-type="float" office:value="4.27272727272727" calcext:value-type="float">
            <text:p>4.27</text:p>
          </table:table-cell>
          <table:table-cell office:value-type="float" office:value="1.54277843167974" calcext:value-type="float">
            <text:p>1.54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.54545454545455" calcext:value-type="float">
            <text:p>1.5454545455</text:p>
          </table:table-cell>
          <table:table-cell office:value-type="float" office:value="1.23315090602278" calcext:value-type="float">
            <text:p>1.233150906</text:p>
          </table:table-cell>
          <table:table-cell office:value-type="float" office:value="1.54545454545455" calcext:value-type="float">
            <text:p>1.55</text:p>
          </table:table-cell>
          <table:table-cell office:value-type="float" office:value="1.23315090602278" calcext:value-type="float">
            <text:p>1.23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.24242424242424" calcext:value-type="float">
            <text:p>1.2424242424</text:p>
          </table:table-cell>
          <table:table-cell office:value-type="float" office:value="1.07394213010117" calcext:value-type="float">
            <text:p>1.0739421301</text:p>
          </table:table-cell>
          <table:table-cell office:value-type="float" office:value="1.24242424242424" calcext:value-type="float">
            <text:p>1.24</text:p>
          </table:table-cell>
          <table:table-cell office:value-type="float" office:value="1.07394213010117" calcext:value-type="float">
            <text:p>1.07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.12121212121212" calcext:value-type="float">
            <text:p>1.1212121212</text:p>
          </table:table-cell>
          <table:table-cell office:value-type="float" office:value="0.477212598424958" calcext:value-type="float">
            <text:p>0.4772125984</text:p>
          </table:table-cell>
          <table:table-cell office:value-type="float" office:value="1.12121212121212" calcext:value-type="float">
            <text:p>1.12</text:p>
          </table:table-cell>
          <table:table-cell office:value-type="float" office:value="0.47721259842495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.18181818181818" calcext:value-type="float">
            <text:p>1.1818181818</text:p>
          </table:table-cell>
          <table:table-cell office:value-type="float" office:value="0.574959574576069" calcext:value-type="float">
            <text:p>0.5749595746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0.574959574576069" calcext:value-type="float">
            <text:p>0.57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.06060606060606" calcext:value-type="float">
            <text:p>1.0606060606</text:p>
          </table:table-cell>
          <table:table-cell office:value-type="float" office:value="0.342839651484387" calcext:value-type="float">
            <text:p>0.3428396515</text:p>
          </table:table-cell>
          <table:table-cell office:value-type="float" office:value="1.06060606060606" calcext:value-type="float">
            <text:p>1.06</text:p>
          </table:table-cell>
          <table:table-cell office:value-type="float" office:value="0.342839651484387" calcext:value-type="float">
            <text:p>0.34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.18181818181818" calcext:value-type="float">
            <text:p>1.1818181818</text:p>
          </table:table-cell>
          <table:table-cell office:value-type="float" office:value="0.574959574576069" calcext:value-type="float">
            <text:p>0.5749595746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0.574959574576069" calcext:value-type="float">
            <text:p>0.57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.06060606060606" calcext:value-type="float">
            <text:p>1.0606060606</text:p>
          </table:table-cell>
          <table:table-cell office:value-type="float" office:value="0.342839651484387" calcext:value-type="float">
            <text:p>0.3428396515</text:p>
          </table:table-cell>
          <table:table-cell office:value-type="float" office:value="1.06060606060606" calcext:value-type="float">
            <text:p>1.06</text:p>
          </table:table-cell>
          <table:table-cell office:value-type="float" office:value="0.342839651484387" calcext:value-type="float">
            <text:p>0.34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.06060606060606" calcext:value-type="float">
            <text:p>1.0606060606</text:p>
          </table:table-cell>
          <table:table-cell office:value-type="float" office:value="0.342839651484387" calcext:value-type="float">
            <text:p>0.3428396515</text:p>
          </table:table-cell>
          <table:table-cell office:value-type="float" office:value="1.06060606060606" calcext:value-type="float">
            <text:p>1.06</text:p>
          </table:table-cell>
          <table:table-cell office:value-type="float" office:value="0.342839651484387" calcext:value-type="float">
            <text:p>0.34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.06060606060606" calcext:value-type="float">
            <text:p>1.0606060606</text:p>
          </table:table-cell>
          <table:table-cell office:value-type="float" office:value="0.342839651484387" calcext:value-type="float">
            <text:p>0.3428396515</text:p>
          </table:table-cell>
          <table:table-cell office:value-type="float" office:value="1.06060606060606" calcext:value-type="float">
            <text:p>1.06</text:p>
          </table:table-cell>
          <table:table-cell office:value-type="float" office:value="0.342839651484387" calcext:value-type="float">
            <text:p>0.34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.06060606060606" calcext:value-type="float">
            <text:p>1.0606060606</text:p>
          </table:table-cell>
          <table:table-cell office:value-type="float" office:value="0.342839651484387" calcext:value-type="float">
            <text:p>0.3428396515</text:p>
          </table:table-cell>
          <table:table-cell office:value-type="float" office:value="1.06060606060606" calcext:value-type="float">
            <text:p>1.06</text:p>
          </table:table-cell>
          <table:table-cell office:value-type="float" office:value="0.342839651484387" calcext:value-type="float">
            <text:p>0.34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.18181818181818" calcext:value-type="float">
            <text:p>1.1818181818</text:p>
          </table:table-cell>
          <table:table-cell office:value-type="float" office:value="0.574959574576069" calcext:value-type="float">
            <text:p>0.5749595746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0.574959574576069" calcext:value-type="float">
            <text:p>0.57</text:p>
          </table:table-cell>
          <table:table-cell table:number-columns-repeated="101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.03030303030303" calcext:value-type="float">
            <text:p>1.0303030303</text:p>
          </table:table-cell>
          <table:table-cell office:value-type="float" office:value="0.388068135601991" calcext:value-type="float">
            <text:p>0.3880681356</text:p>
          </table:table-cell>
          <table:table-cell office:value-type="float" office:value="1.03030303030303" calcext:value-type="float">
            <text:p>1.03</text:p>
          </table:table-cell>
          <table:table-cell office:value-type="float" office:value="0.388068135601991" calcext:value-type="float">
            <text:p>0.39</text:p>
          </table:table-cell>
          <table:table-cell table:number-columns-repeated="101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.6969696969697" calcext:value-type="float">
            <text:p>2.696969697</text:p>
          </table:table-cell>
          <table:table-cell office:value-type="float" office:value="0.71710057976965" calcext:value-type="float">
            <text:p>0.7171005798</text:p>
          </table:table-cell>
          <table:table-cell office:value-type="float" office:value="2.6969696969697" calcext:value-type="float">
            <text:p>2.70</text:p>
          </table:table-cell>
          <table:table-cell office:value-type="float" office:value="0.71710057976965" calcext:value-type="float">
            <text:p>0.72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.18181818181818" calcext:value-type="float">
            <text:p>1.1818181818</text:p>
          </table:table-cell>
          <table:table-cell office:value-type="float" office:value="0.574959574576069" calcext:value-type="float">
            <text:p>0.5749595746</text:p>
          </table:table-cell>
          <table:table-cell office:value-type="float" office:value="1.18181818181818" calcext:value-type="float">
            <text:p>1.18</text:p>
          </table:table-cell>
          <table:table-cell office:value-type="float" office:value="0.574959574576069" calcext:value-type="float">
            <text:p>0.57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.6969696969697" calcext:value-type="float">
            <text:p>2.696969697</text:p>
          </table:table-cell>
          <table:table-cell office:value-type="float" office:value="0.869860611782262" calcext:value-type="float">
            <text:p>0.8698606118</text:p>
          </table:table-cell>
          <table:table-cell office:value-type="float" office:value="2.6969696969697" calcext:value-type="float">
            <text:p>2.70</text:p>
          </table:table-cell>
          <table:table-cell office:value-type="float" office:value="0.869860611782262" calcext:value-type="float">
            <text:p>0.87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.6969696969697" calcext:value-type="float">
            <text:p>2.696969697</text:p>
          </table:table-cell>
          <table:table-cell office:value-type="float" office:value="4.97560624285425" calcext:value-type="float">
            <text:p>4.9756062429</text:p>
          </table:table-cell>
          <table:table-cell office:value-type="float" office:value="2.6969696969697" calcext:value-type="float">
            <text:p>2.70</text:p>
          </table:table-cell>
          <table:table-cell office:value-type="float" office:value="4.97560624285425" calcext:value-type="float">
            <text:p>4.98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.78787878787879" calcext:value-type="float">
            <text:p>1.7878787879</text:p>
          </table:table-cell>
          <table:table-cell office:value-type="float" office:value="2.78260370503006" calcext:value-type="float">
            <text:p>2.782603705</text:p>
          </table:table-cell>
          <table:table-cell office:value-type="float" office:value="1.78787878787879" calcext:value-type="float">
            <text:p>1.79</text:p>
          </table:table-cell>
          <table:table-cell office:value-type="float" office:value="2.78260370503006" calcext:value-type="float">
            <text:p>2.78</text:p>
          </table:table-cell>
          <table:table-cell table:number-columns-repeated="101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6.030303030303" calcext:value-type="float">
            <text:p>16.0303030303</text:p>
          </table:table-cell>
          <table:table-cell office:value-type="float" office:value="6.99993440871802" calcext:value-type="float">
            <text:p>6.9999344087</text:p>
          </table:table-cell>
          <table:table-cell office:value-type="float" office:value="15.8484848484848" calcext:value-type="float">
            <text:p>15.85</text:p>
          </table:table-cell>
          <table:table-cell office:value-type="float" office:value="7.07158724680424" calcext:value-type="float">
            <text:p>7.07</text:p>
          </table:table-cell>
          <table:table-cell table:number-columns-repeated="101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.57575757575758" calcext:value-type="float">
            <text:p>4.5757575758</text:p>
          </table:table-cell>
          <table:table-cell office:value-type="float" office:value="3.54221556271575" calcext:value-type="float">
            <text:p>3.5422155627</text:p>
          </table:table-cell>
          <table:table-cell office:value-type="float" office:value="4.66666666666667" calcext:value-type="float">
            <text:p>4.67</text:p>
          </table:table-cell>
          <table:table-cell office:value-type="float" office:value="3.55618681264984" calcext:value-type="float">
            <text:p>3.56</text:p>
          </table:table-cell>
          <table:table-cell table:number-columns-repeated="101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2.6363636363636" calcext:value-type="float">
            <text:p>22.6363636364</text:p>
          </table:table-cell>
          <table:table-cell office:value-type="float" office:value="10.5624210431137" calcext:value-type="float">
            <text:p>10.5624210431</text:p>
          </table:table-cell>
          <table:table-cell office:value-type="float" office:value="22.0909090909091" calcext:value-type="float">
            <text:p>22.09</text:p>
          </table:table-cell>
          <table:table-cell office:value-type="float" office:value="10.8022546366099" calcext:value-type="float">
            <text:p>10.80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.24242424242424" calcext:value-type="float">
            <text:p>4.2424242424</text:p>
          </table:table-cell>
          <table:table-cell office:value-type="float" office:value="6.88445901587267" calcext:value-type="float">
            <text:p>6.8844590159</text:p>
          </table:table-cell>
          <table:table-cell office:value-type="float" office:value="4.78787878787879" calcext:value-type="float">
            <text:p>4.79</text:p>
          </table:table-cell>
          <table:table-cell office:value-type="float" office:value="7.82287855164533" calcext:value-type="float">
            <text:p>7.82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.6969696969697" calcext:value-type="float">
            <text:p>2.696969697</text:p>
          </table:table-cell>
          <table:table-cell office:value-type="float" office:value="7.82182203250449" calcext:value-type="float">
            <text:p>7.8218220325</text:p>
          </table:table-cell>
          <table:table-cell office:value-type="float" office:value="2.78787878787879" calcext:value-type="float">
            <text:p>2.79</text:p>
          </table:table-cell>
          <table:table-cell office:value-type="float" office:value="7.88076898169737" calcext:value-type="float">
            <text:p>7.88</text:p>
          </table:table-cell>
          <table:table-cell table:number-columns-repeated="101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424242424242424" calcext:value-type="float">
            <text:p>0.4242424242</text:p>
          </table:table-cell>
          <table:table-cell office:value-type="float" office:value="0.817620458377699" calcext:value-type="float">
            <text:p>0.8176204584</text:p>
          </table:table-cell>
          <table:table-cell office:value-type="float" office:value="0.424242424242424" calcext:value-type="float">
            <text:p>0.42</text:p>
          </table:table-cell>
          <table:table-cell office:value-type="float" office:value="0.817620458377699" calcext:value-type="float">
            <text:p>0.82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0606060606060606" calcext:value-type="float">
            <text:p>0.0606060606</text:p>
          </table:table-cell>
          <table:table-cell office:value-type="float" office:value="0.342839651484387" calcext:value-type="float">
            <text:p>0.3428396515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342839651484387" calcext:value-type="float">
            <text:p>0.34</text:p>
          </table:table-cell>
          <table:table-cell table:number-columns-repeated="101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242424242424242" calcext:value-type="float">
            <text:p>0.2424242424</text:p>
          </table:table-cell>
          <table:table-cell office:value-type="float" office:value="0.652747249349637" calcext:value-type="float">
            <text:p>0.6527472493</text:p>
          </table:table-cell>
          <table:table-cell office:value-type="float" office:value="0.242424242424242" calcext:value-type="float">
            <text:p>0.24</text:p>
          </table:table-cell>
          <table:table-cell office:value-type="float" office:value="0.652747249349637" calcext:value-type="float">
            <text:p>0.65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0606060606060606" calcext:value-type="float">
            <text:p>0.0606060606</text:p>
          </table:table-cell>
          <table:table-cell office:value-type="float" office:value="0.342839651484387" calcext:value-type="float">
            <text:p>0.3428396515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342839651484387" calcext:value-type="float">
            <text:p>0.34</text:p>
          </table:table-cell>
          <table:table-cell table:number-columns-repeated="1018"/>
        </table:table-row>
        <table:table-row table:style-name="ro2" table:number-rows-repeated="42">
          <table:table-cell table:number-columns-repeated="5"/>
          <table:table-cell table:style-name="ce10"/>
          <table:table-cell table:number-columns-repeated="1017"/>
        </table:table-row>
        <table:table-row table:style-name="ro2" table:number-rows-repeated="104845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alculo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4" table:number-columns-repeated="2" table:default-cell-style-name="Default"/>
        <table:table-row table:style-name="ro2">
          <table:table-cell table:style-name="ce16" office:value-type="string" calcext:value-type="string">
            <text:p>Rede</text:p>
          </table:table-cell>
          <table:table-cell table:style-name="ce16" office:value-type="string" calcext:value-type="string">
            <text:p>Fluxo</text:p>
          </table:table-cell>
          <table:table-cell table:style-name="ce16" office:value-type="string" calcext:value-type="string">
            <text:p>Quantidade de Pacotes</text:p>
          </table:table-cell>
          <table:table-cell table:style-name="ce16" office:value-type="string" calcext:value-type="string">
            <text:p>Pacotes por Segundo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 table:number-columns-spanned="1" table:number-rows-spanned="4">
            <text:p>\ofidps</text:p>
          </table:table-cell>
          <table:table-cell table:style-name="ce18" office:value-type="string" calcext:value-type="string">
            <text:p>Cliente</text:p>
          </table:table-cell>
          <table:table-cell table:style-name="ce19" table:formula="of:=SUM([medias.D2:.D500])" office:value-type="float" office:value="591.30303030303" calcext:value-type="float">
            <text:p>591</text:p>
          </table:table-cell>
          <table:table-cell table:formula="of:=AVERAGE([medias.D2:.D500])" office:value-type="float" office:value="7.67926013380558" calcext:value-type="float">
            <text:p>8</text:p>
          </table:table-cell>
          <table:table-cell table:style-name="ce15" table:number-columns-repeated="2"/>
        </table:table-row>
        <table:table-row table:style-name="ro2">
          <table:covered-table-cell table:style-name="ce18"/>
          <table:table-cell table:style-name="ce18" office:value-type="string" calcext:value-type="string">
            <text:p>Servidor</text:p>
          </table:table-cell>
          <table:table-cell table:style-name="ce19" table:formula="of:=SUM([medias.B2:.B500])" office:value-type="float" office:value="591.181818181818" calcext:value-type="float">
            <text:p>591</text:p>
          </table:table-cell>
          <table:table-cell table:style-name="ce19" table:formula="of:=AVERAGE([medias.B2:.B500])" office:value-type="float" office:value="7.67768595041322" calcext:value-type="float">
            <text:p>8</text:p>
          </table:table-cell>
          <table:table-cell table:style-name="ce15" table:number-columns-repeated="2"/>
        </table:table-row>
        <table:table-row table:style-name="ro2">
          <table:covered-table-cell table:style-name="ce18"/>
          <table:table-cell table:style-name="ce18" office:value-type="string" calcext:value-type="string">
            <text:p>Atacante</text:p>
          </table:table-cell>
          <table:table-cell table:style-name="ce19" table:formula="of:=SUM([medias.G2:.G500])" office:value-type="float" office:value="0" calcext:value-type="float">
            <text:p>0</text:p>
          </table:table-cell>
          <table:table-cell table:formula="of:=AVERAGE([medias.G2:.G500])" office:value-type="string" office:string-value="" calcext:value-type="error">
            <text:p>#DIV/0!</text:p>
          </table:table-cell>
          <table:table-cell table:style-name="ce15" table:number-columns-repeated="2"/>
        </table:table-row>
        <table:table-row table:style-name="ro2">
          <table:covered-table-cell table:style-name="ce18"/>
          <table:table-cell table:style-name="ce18" office:value-type="string" calcext:value-type="string">
            <text:p>Vítima</text:p>
          </table:table-cell>
          <table:table-cell table:style-name="ce19" table:formula="of:=SUM([medias.F2:.F500])" office:value-type="float" office:value="300" calcext:value-type="float">
            <text:p>300</text:p>
          </table:table-cell>
          <table:table-cell table:formula="of:=AVERAGE([medias.F2:.F500])" office:value-type="float" office:value="50" calcext:value-type="float">
            <text:p>50</text:p>
          </table:table-cell>
          <table:table-cell table:style-name="ce15"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22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  <table:table-row table:style-name="ro2">
          <table:table-cell table:number-columns-repeated="3"/>
          <table:table-cell table:style-name="ce2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4:57:42.5979263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11T14:58:44.807192866</dc:date>
    <meta:editing-duration>PT11H49M12S</meta:editing-duration>
    <meta:editing-cycles>50</meta:editing-cycles>
    <meta:generator>LibreOffice/5.1.1.3$Linux_X86_64 LibreOffice_project/89f508ef3ecebd2cfb8e1def0f0ba9a803b88a6d</meta:generator>
    <meta:document-statistic meta:table-count="5" meta:cell-count="73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VAtaque.B1:VAtaque.AI47" chart:data-source-has-labels="row" svg:x="0.32cm" svg:y="0.18cm" svg:width="15.36cm" svg:height="8.64cm">
          <chartooo:coordinate-region svg:x="1.121cm" svg:y="0.377cm" svg:width="14.559cm" svg:height="7.6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Ataque.B2:VAtaque.B47" chart:label-cell-address="VAtaque.B1:VAtaque.B1" chart:class="chart:line">
            <chart:data-point chart:repeated="46"/>
          </chart:series>
          <chart:series chart:style-name="ch6" chart:values-cell-range-address="VAtaque.C2:VAtaque.C47" chart:label-cell-address="VAtaque.C1:VAtaque.C1" chart:class="chart:line">
            <chart:data-point chart:repeated="46"/>
          </chart:series>
          <chart:series chart:style-name="ch7" chart:values-cell-range-address="VAtaque.D2:VAtaque.D47" chart:label-cell-address="VAtaque.D1:VAtaque.D1" chart:class="chart:line">
            <chart:data-point chart:repeated="46"/>
          </chart:series>
          <chart:series chart:style-name="ch8" chart:values-cell-range-address="VAtaque.E2:VAtaque.E47" chart:label-cell-address="VAtaque.E1:VAtaque.E1" chart:class="chart:line">
            <chart:data-point chart:repeated="46"/>
          </chart:series>
          <chart:series chart:style-name="ch9" chart:values-cell-range-address="VAtaque.F2:VAtaque.F47" chart:label-cell-address="VAtaque.F1:VAtaque.F1" chart:class="chart:line">
            <chart:data-point chart:repeated="46"/>
          </chart:series>
          <chart:series chart:style-name="ch10" chart:values-cell-range-address="VAtaque.G2:VAtaque.G47" chart:label-cell-address="VAtaque.G1:VAtaque.G1" chart:class="chart:line">
            <chart:data-point chart:repeated="46"/>
          </chart:series>
          <chart:series chart:style-name="ch11" chart:values-cell-range-address="VAtaque.H2:VAtaque.H47" chart:label-cell-address="VAtaque.H1:VAtaque.H1" chart:class="chart:line">
            <chart:data-point chart:repeated="46"/>
          </chart:series>
          <chart:series chart:style-name="ch12" chart:values-cell-range-address="VAtaque.I2:VAtaque.I47" chart:label-cell-address="VAtaque.I1:VAtaque.I1" chart:class="chart:line">
            <chart:data-point chart:repeated="46"/>
          </chart:series>
          <chart:series chart:style-name="ch13" chart:values-cell-range-address="VAtaque.J2:VAtaque.J47" chart:label-cell-address="VAtaque.J1:VAtaque.J1" chart:class="chart:line">
            <chart:data-point chart:repeated="46"/>
          </chart:series>
          <chart:series chart:style-name="ch14" chart:values-cell-range-address="VAtaque.K2:VAtaque.K47" chart:label-cell-address="VAtaque.K1:VAtaque.K1" chart:class="chart:line">
            <chart:data-point chart:repeated="46"/>
          </chart:series>
          <chart:series chart:style-name="ch15" chart:values-cell-range-address="VAtaque.L2:VAtaque.L47" chart:label-cell-address="VAtaque.L1:VAtaque.L1" chart:class="chart:line">
            <chart:data-point chart:repeated="46"/>
          </chart:series>
          <chart:series chart:style-name="ch16" chart:values-cell-range-address="VAtaque.M2:VAtaque.M47" chart:label-cell-address="VAtaque.M1:VAtaque.M1" chart:class="chart:line">
            <chart:data-point chart:repeated="46"/>
          </chart:series>
          <chart:series chart:style-name="ch17" chart:values-cell-range-address="VAtaque.N2:VAtaque.N47" chart:label-cell-address="VAtaque.N1:VAtaque.N1" chart:class="chart:line">
            <chart:data-point chart:repeated="46"/>
          </chart:series>
          <chart:series chart:style-name="ch18" chart:values-cell-range-address="VAtaque.O2:VAtaque.O47" chart:label-cell-address="VAtaque.O1:VAtaque.O1" chart:class="chart:line">
            <chart:data-point chart:repeated="46"/>
          </chart:series>
          <chart:series chart:style-name="ch19" chart:values-cell-range-address="VAtaque.P2:VAtaque.P47" chart:label-cell-address="VAtaque.P1:VAtaque.P1" chart:class="chart:line">
            <chart:data-point chart:repeated="46"/>
          </chart:series>
          <chart:series chart:style-name="ch8" chart:values-cell-range-address="VAtaque.Q2:VAtaque.Q47" chart:label-cell-address="VAtaque.Q1:VAtaque.Q1" chart:class="chart:line">
            <chart:data-point chart:repeated="46"/>
          </chart:series>
          <chart:series chart:style-name="ch9" chart:values-cell-range-address="VAtaque.R2:VAtaque.R47" chart:label-cell-address="VAtaque.R1:VAtaque.R1" chart:class="chart:line">
            <chart:data-point chart:repeated="46"/>
          </chart:series>
          <chart:series chart:style-name="ch10" chart:values-cell-range-address="VAtaque.S2:VAtaque.S47" chart:label-cell-address="VAtaque.S1:VAtaque.S1" chart:class="chart:line">
            <chart:data-point chart:repeated="46"/>
          </chart:series>
          <chart:series chart:style-name="ch11" chart:values-cell-range-address="VAtaque.T2:VAtaque.T47" chart:label-cell-address="VAtaque.T1:VAtaque.T1" chart:class="chart:line">
            <chart:data-point chart:repeated="46"/>
          </chart:series>
          <chart:series chart:style-name="ch12" chart:values-cell-range-address="VAtaque.U2:VAtaque.U47" chart:label-cell-address="VAtaque.U1:VAtaque.U1" chart:class="chart:line">
            <chart:data-point chart:repeated="46"/>
          </chart:series>
          <chart:series chart:style-name="ch13" chart:values-cell-range-address="VAtaque.V2:VAtaque.V47" chart:label-cell-address="VAtaque.V1:VAtaque.V1" chart:class="chart:line">
            <chart:data-point chart:repeated="46"/>
          </chart:series>
          <chart:series chart:style-name="ch14" chart:values-cell-range-address="VAtaque.W2:VAtaque.W47" chart:label-cell-address="VAtaque.W1:VAtaque.W1" chart:class="chart:line">
            <chart:data-point chart:repeated="46"/>
          </chart:series>
          <chart:series chart:style-name="ch15" chart:values-cell-range-address="VAtaque.X2:VAtaque.X47" chart:label-cell-address="VAtaque.X1:VAtaque.X1" chart:class="chart:line">
            <chart:data-point chart:repeated="46"/>
          </chart:series>
          <chart:series chart:style-name="ch16" chart:values-cell-range-address="VAtaque.Y2:VAtaque.Y47" chart:label-cell-address="VAtaque.Y1:VAtaque.Y1" chart:class="chart:line">
            <chart:data-point chart:repeated="46"/>
          </chart:series>
          <chart:series chart:style-name="ch17" chart:values-cell-range-address="VAtaque.Z2:VAtaque.Z47" chart:label-cell-address="VAtaque.Z1:VAtaque.Z1" chart:class="chart:line">
            <chart:data-point chart:repeated="46"/>
          </chart:series>
          <chart:series chart:style-name="ch18" chart:values-cell-range-address="VAtaque.AA2:VAtaque.AA47" chart:label-cell-address="VAtaque.AA1:VAtaque.AA1" chart:class="chart:line">
            <chart:data-point chart:repeated="46"/>
          </chart:series>
          <chart:series chart:style-name="ch19" chart:values-cell-range-address="VAtaque.AB2:VAtaque.AB47" chart:label-cell-address="VAtaque.AB1:VAtaque.AB1" chart:class="chart:line">
            <chart:data-point chart:repeated="46"/>
          </chart:series>
          <chart:series chart:style-name="ch8" chart:values-cell-range-address="VAtaque.AC2:VAtaque.AC47" chart:label-cell-address="VAtaque.AC1:VAtaque.AC1" chart:class="chart:line">
            <chart:data-point chart:repeated="46"/>
          </chart:series>
          <chart:series chart:style-name="ch9" chart:values-cell-range-address="VAtaque.AD2:VAtaque.AD47" chart:label-cell-address="VAtaque.AD1:VAtaque.AD1" chart:class="chart:line">
            <chart:data-point chart:repeated="46"/>
          </chart:series>
          <chart:series chart:style-name="ch10" chart:values-cell-range-address="VAtaque.AE2:VAtaque.AE47" chart:label-cell-address="VAtaque.AE1:VAtaque.AE1" chart:class="chart:line">
            <chart:data-point chart:repeated="46"/>
          </chart:series>
          <chart:series chart:style-name="ch11" chart:values-cell-range-address="VAtaque.AF2:VAtaque.AF47" chart:label-cell-address="VAtaque.AF1:VAtaque.AF1" chart:class="chart:line">
            <chart:data-point chart:repeated="46"/>
          </chart:series>
          <chart:series chart:style-name="ch12" chart:values-cell-range-address="VAtaque.AG2:VAtaque.AG47" chart:label-cell-address="VAtaque.AG1:VAtaque.AG1" chart:class="chart:line">
            <chart:data-point chart:repeated="46"/>
          </chart:series>
          <chart:series chart:style-name="ch13" chart:values-cell-range-address="VAtaque.AH2:VAtaque.AH47" chart:label-cell-address="VAtaque.AH1:VAtaque.AH1" chart:class="chart:line">
            <chart:data-point chart:repeated="46"/>
          </chart:series>
          <chart:series chart:style-name="ch14" chart:values-cell-range-address="VAtaque.AI2:VAtaque.AI47" chart:label-cell-address="VAtaque.AI1:VAtaque.AI1" chart:class="chart:line">
            <chart:data-point chart:repeated="4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10eth0.pcap0stat0160510011061001.txt</text:p>
                <draw:g>
                  <svg:desc>VAtaque.B1:VAtaque.B1</svg:desc>
                </draw:g>
              </table:table-cell>
              <table:table-cell office:value-type="string">
                <text:p>host10eth0.pcap0stat0160510011104002.txt</text:p>
                <draw:g>
                  <svg:desc>VAtaque.C1:VAtaque.C1</svg:desc>
                </draw:g>
              </table:table-cell>
              <table:table-cell office:value-type="string">
                <text:p>host10eth0.pcap0stat0160510011150803.txt</text:p>
                <draw:g>
                  <svg:desc>VAtaque.D1:VAtaque.D1</svg:desc>
                </draw:g>
              </table:table-cell>
              <table:table-cell office:value-type="string">
                <text:p>host10eth0.pcap0stat0160510011193704.txt</text:p>
                <draw:g>
                  <svg:desc>VAtaque.E1:VAtaque.E1</svg:desc>
                </draw:g>
              </table:table-cell>
              <table:table-cell office:value-type="string">
                <text:p>host10eth0.pcap0stat0160510011240505.txt</text:p>
                <draw:g>
                  <svg:desc>VAtaque.F1:VAtaque.F1</svg:desc>
                </draw:g>
              </table:table-cell>
              <table:table-cell office:value-type="string">
                <text:p>host10eth0.pcap0stat0160510011283306.txt</text:p>
                <draw:g>
                  <svg:desc>VAtaque.G1:VAtaque.G1</svg:desc>
                </draw:g>
              </table:table-cell>
              <table:table-cell office:value-type="string">
                <text:p>host10eth0.pcap0stat0160510011330207.txt</text:p>
                <draw:g>
                  <svg:desc>VAtaque.H1:VAtaque.H1</svg:desc>
                </draw:g>
              </table:table-cell>
              <table:table-cell office:value-type="string">
                <text:p>host10eth0.pcap0stat0160510011373008.txt</text:p>
                <draw:g>
                  <svg:desc>VAtaque.I1:VAtaque.I1</svg:desc>
                </draw:g>
              </table:table-cell>
              <table:table-cell office:value-type="string">
                <text:p>host10eth0.pcap0stat0160510011415909.txt</text:p>
                <draw:g>
                  <svg:desc>VAtaque.J1:VAtaque.J1</svg:desc>
                </draw:g>
              </table:table-cell>
              <table:table-cell office:value-type="string">
                <text:p>host10eth0.pcap0stat01605100114627010.txt</text:p>
                <draw:g>
                  <svg:desc>VAtaque.K1:VAtaque.K1</svg:desc>
                </draw:g>
              </table:table-cell>
              <table:table-cell office:value-type="string">
                <text:p>host10eth0.pcap0stat01605100115055011.txt</text:p>
                <draw:g>
                  <svg:desc>VAtaque.L1:VAtaque.L1</svg:desc>
                </draw:g>
              </table:table-cell>
              <table:table-cell office:value-type="string">
                <text:p>host10eth0.pcap0stat01605100115327012.txt</text:p>
                <draw:g>
                  <svg:desc>VAtaque.M1:VAtaque.M1</svg:desc>
                </draw:g>
              </table:table-cell>
              <table:table-cell office:value-type="string">
                <text:p>host10eth0.pcap0stat01605100115535013.txt</text:p>
                <draw:g>
                  <svg:desc>VAtaque.N1:VAtaque.N1</svg:desc>
                </draw:g>
              </table:table-cell>
              <table:table-cell office:value-type="string">
                <text:p>host10eth0.pcap0stat01605100115743014.txt</text:p>
                <draw:g>
                  <svg:desc>VAtaque.O1:VAtaque.O1</svg:desc>
                </draw:g>
              </table:table-cell>
              <table:table-cell office:value-type="string">
                <text:p>host10eth0.pcap0stat01605100115951015.txt</text:p>
                <draw:g>
                  <svg:desc>VAtaque.P1:VAtaque.P1</svg:desc>
                </draw:g>
              </table:table-cell>
              <table:table-cell office:value-type="string">
                <text:p>host10eth0.pcap0stat01605100120201016.txt</text:p>
                <draw:g>
                  <svg:desc>VAtaque.Q1:VAtaque.Q1</svg:desc>
                </draw:g>
              </table:table-cell>
              <table:table-cell office:value-type="string">
                <text:p>host10eth0.pcap0stat01605100120408017.txt</text:p>
                <draw:g>
                  <svg:desc>VAtaque.R1:VAtaque.R1</svg:desc>
                </draw:g>
              </table:table-cell>
              <table:table-cell office:value-type="string">
                <text:p>host10eth0.pcap0stat01605100120616018.txt</text:p>
                <draw:g>
                  <svg:desc>VAtaque.S1:VAtaque.S1</svg:desc>
                </draw:g>
              </table:table-cell>
              <table:table-cell office:value-type="string">
                <text:p>host10eth0.pcap0stat01605100120825019.txt</text:p>
                <draw:g>
                  <svg:desc>VAtaque.T1:VAtaque.T1</svg:desc>
                </draw:g>
              </table:table-cell>
              <table:table-cell office:value-type="string">
                <text:p>host10eth0.pcap0stat01605100121033020.txt</text:p>
                <draw:g>
                  <svg:desc>VAtaque.U1:VAtaque.U1</svg:desc>
                </draw:g>
              </table:table-cell>
              <table:table-cell office:value-type="string">
                <text:p>host10eth0.pcap0stat01605100121242021.txt</text:p>
                <draw:g>
                  <svg:desc>VAtaque.V1:VAtaque.V1</svg:desc>
                </draw:g>
              </table:table-cell>
              <table:table-cell office:value-type="string">
                <text:p>host10eth0.pcap0stat01605100121450022.txt</text:p>
                <draw:g>
                  <svg:desc>VAtaque.W1:VAtaque.W1</svg:desc>
                </draw:g>
              </table:table-cell>
              <table:table-cell office:value-type="string">
                <text:p>host10eth0.pcap0stat01605100123214023.txt</text:p>
                <draw:g>
                  <svg:desc>VAtaque.X1:VAtaque.X1</svg:desc>
                </draw:g>
              </table:table-cell>
              <table:table-cell office:value-type="string">
                <text:p>host10eth0.pcap0stat01605100123426024.txt</text:p>
                <draw:g>
                  <svg:desc>VAtaque.Y1:VAtaque.Y1</svg:desc>
                </draw:g>
              </table:table-cell>
              <table:table-cell office:value-type="string">
                <text:p>host10eth0.pcap0stat01605100123634025.txt</text:p>
                <draw:g>
                  <svg:desc>VAtaque.Z1:VAtaque.Z1</svg:desc>
                </draw:g>
              </table:table-cell>
              <table:table-cell office:value-type="string">
                <text:p>host10eth0.pcap0stat01605100123843026.txt</text:p>
                <draw:g>
                  <svg:desc>VAtaque.AA1:VAtaque.AA1</svg:desc>
                </draw:g>
              </table:table-cell>
              <table:table-cell office:value-type="string">
                <text:p>host10eth0.pcap0stat01605100124052027.txt</text:p>
                <draw:g>
                  <svg:desc>VAtaque.AB1:VAtaque.AB1</svg:desc>
                </draw:g>
              </table:table-cell>
              <table:table-cell office:value-type="string">
                <text:p>host10eth0.pcap0stat01605100124303028.txt</text:p>
                <draw:g>
                  <svg:desc>VAtaque.AC1:VAtaque.AC1</svg:desc>
                </draw:g>
              </table:table-cell>
              <table:table-cell office:value-type="string">
                <text:p>host10eth0.pcap0stat01605100124513029.txt</text:p>
                <draw:g>
                  <svg:desc>VAtaque.AD1:VAtaque.AD1</svg:desc>
                </draw:g>
              </table:table-cell>
              <table:table-cell office:value-type="string">
                <text:p>host10eth0.pcap0stat01605100124722030.txt</text:p>
                <draw:g>
                  <svg:desc>VAtaque.AE1:VAtaque.AE1</svg:desc>
                </draw:g>
              </table:table-cell>
              <table:table-cell office:value-type="string">
                <text:p>host10eth0.pcap0stat01605100124929031.txt</text:p>
                <draw:g>
                  <svg:desc>VAtaque.AF1:VAtaque.AF1</svg:desc>
                </draw:g>
              </table:table-cell>
              <table:table-cell office:value-type="string">
                <text:p>host10eth0.pcap0stat01605100125138032.txt</text:p>
                <draw:g>
                  <svg:desc>VAtaque.AG1:VAtaque.AG1</svg:desc>
                </draw:g>
              </table:table-cell>
              <table:table-cell office:value-type="string">
                <text:p>host10eth0.pcap0stat01605100125349033.txt</text:p>
                <draw:g>
                  <svg:desc>VAtaque.AH1:VAtaque.AH1</svg:desc>
                </draw:g>
              </table:table-cell>
              <table:table-cell office:value-type="string">
                <text:p/>
                <draw:g>
                  <svg:desc>VAtaque.AI1:V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VAtaque.B2:VAtaque.B47</svg:desc>
                </draw:g>
              </table:table-cell>
              <table:table-cell office:value-type="float" office:value="2">
                <text:p>2</text:p>
                <draw:g>
                  <svg:desc>VAtaque.C2:VAtaque.C47</svg:desc>
                </draw:g>
              </table:table-cell>
              <table:table-cell office:value-type="float" office:value="2">
                <text:p>2</text:p>
                <draw:g>
                  <svg:desc>VAtaque.D2:VAtaque.D47</svg:desc>
                </draw:g>
              </table:table-cell>
              <table:table-cell office:value-type="float" office:value="2">
                <text:p>2</text:p>
                <draw:g>
                  <svg:desc>VAtaque.E2:VAtaque.E47</svg:desc>
                </draw:g>
              </table:table-cell>
              <table:table-cell office:value-type="float" office:value="2">
                <text:p>2</text:p>
                <draw:g>
                  <svg:desc>VAtaque.F2:VAtaque.F47</svg:desc>
                </draw:g>
              </table:table-cell>
              <table:table-cell office:value-type="float" office:value="3">
                <text:p>3</text:p>
                <draw:g>
                  <svg:desc>VAtaque.G2:VAtaque.G47</svg:desc>
                </draw:g>
              </table:table-cell>
              <table:table-cell office:value-type="float" office:value="2">
                <text:p>2</text:p>
                <draw:g>
                  <svg:desc>VAtaque.H2:VAtaque.H47</svg:desc>
                </draw:g>
              </table:table-cell>
              <table:table-cell office:value-type="float" office:value="4">
                <text:p>4</text:p>
                <draw:g>
                  <svg:desc>VAtaque.I2:VAtaque.I47</svg:desc>
                </draw:g>
              </table:table-cell>
              <table:table-cell office:value-type="float" office:value="2">
                <text:p>2</text:p>
                <draw:g>
                  <svg:desc>VAtaque.J2:VAtaque.J47</svg:desc>
                </draw:g>
              </table:table-cell>
              <table:table-cell office:value-type="float" office:value="1">
                <text:p>1</text:p>
                <draw:g>
                  <svg:desc>VAtaque.K2:VAtaque.K47</svg:desc>
                </draw:g>
              </table:table-cell>
              <table:table-cell office:value-type="float" office:value="1">
                <text:p>1</text:p>
                <draw:g>
                  <svg:desc>VAtaque.L2:VAtaque.L47</svg:desc>
                </draw:g>
              </table:table-cell>
              <table:table-cell office:value-type="float" office:value="2">
                <text:p>2</text:p>
                <draw:g>
                  <svg:desc>VAtaque.M2:VAtaque.M47</svg:desc>
                </draw:g>
              </table:table-cell>
              <table:table-cell office:value-type="float" office:value="5">
                <text:p>5</text:p>
                <draw:g>
                  <svg:desc>VAtaque.N2:VAtaque.N47</svg:desc>
                </draw:g>
              </table:table-cell>
              <table:table-cell office:value-type="float" office:value="4">
                <text:p>4</text:p>
                <draw:g>
                  <svg:desc>VAtaque.O2:VAtaque.O47</svg:desc>
                </draw:g>
              </table:table-cell>
              <table:table-cell office:value-type="float" office:value="4">
                <text:p>4</text:p>
                <draw:g>
                  <svg:desc>VAtaque.P2:VAtaque.P47</svg:desc>
                </draw:g>
              </table:table-cell>
              <table:table-cell office:value-type="float" office:value="4">
                <text:p>4</text:p>
                <draw:g>
                  <svg:desc>VAtaque.Q2:VAtaque.Q47</svg:desc>
                </draw:g>
              </table:table-cell>
              <table:table-cell office:value-type="float" office:value="3">
                <text:p>3</text:p>
                <draw:g>
                  <svg:desc>VAtaque.R2:VAtaque.R47</svg:desc>
                </draw:g>
              </table:table-cell>
              <table:table-cell office:value-type="float" office:value="2">
                <text:p>2</text:p>
                <draw:g>
                  <svg:desc>VAtaque.S2:VAtaque.S47</svg:desc>
                </draw:g>
              </table:table-cell>
              <table:table-cell office:value-type="float" office:value="1">
                <text:p>1</text:p>
                <draw:g>
                  <svg:desc>VAtaque.T2:VAtaque.T47</svg:desc>
                </draw:g>
              </table:table-cell>
              <table:table-cell office:value-type="float" office:value="3">
                <text:p>3</text:p>
                <draw:g>
                  <svg:desc>VAtaque.U2:VAtaque.U47</svg:desc>
                </draw:g>
              </table:table-cell>
              <table:table-cell office:value-type="float" office:value="3">
                <text:p>3</text:p>
                <draw:g>
                  <svg:desc>VAtaque.V2:VAtaque.V47</svg:desc>
                </draw:g>
              </table:table-cell>
              <table:table-cell office:value-type="float" office:value="3">
                <text:p>3</text:p>
                <draw:g>
                  <svg:desc>VAtaque.W2:VAtaque.W47</svg:desc>
                </draw:g>
              </table:table-cell>
              <table:table-cell office:value-type="float" office:value="3">
                <text:p>3</text:p>
                <draw:g>
                  <svg:desc>VAtaque.X2:VAtaque.X47</svg:desc>
                </draw:g>
              </table:table-cell>
              <table:table-cell office:value-type="float" office:value="3">
                <text:p>3</text:p>
                <draw:g>
                  <svg:desc>VAtaque.Y2:VAtaque.Y47</svg:desc>
                </draw:g>
              </table:table-cell>
              <table:table-cell office:value-type="float" office:value="1">
                <text:p>1</text:p>
                <draw:g>
                  <svg:desc>VAtaque.Z2:VAtaque.Z47</svg:desc>
                </draw:g>
              </table:table-cell>
              <table:table-cell office:value-type="float" office:value="2">
                <text:p>2</text:p>
                <draw:g>
                  <svg:desc>VAtaque.AA2:VAtaque.AA47</svg:desc>
                </draw:g>
              </table:table-cell>
              <table:table-cell office:value-type="float" office:value="1">
                <text:p>1</text:p>
                <draw:g>
                  <svg:desc>VAtaque.AB2:VAtaque.AB47</svg:desc>
                </draw:g>
              </table:table-cell>
              <table:table-cell office:value-type="float" office:value="2">
                <text:p>2</text:p>
                <draw:g>
                  <svg:desc>VAtaque.AC2:VAtaque.AC47</svg:desc>
                </draw:g>
              </table:table-cell>
              <table:table-cell office:value-type="float" office:value="2">
                <text:p>2</text:p>
                <draw:g>
                  <svg:desc>VAtaque.AD2:VAtaque.AD47</svg:desc>
                </draw:g>
              </table:table-cell>
              <table:table-cell office:value-type="float" office:value="5">
                <text:p>5</text:p>
                <draw:g>
                  <svg:desc>VAtaque.AE2:VAtaque.AE47</svg:desc>
                </draw:g>
              </table:table-cell>
              <table:table-cell office:value-type="float" office:value="2">
                <text:p>2</text:p>
                <draw:g>
                  <svg:desc>VAtaque.AF2:VAtaque.AF47</svg:desc>
                </draw:g>
              </table:table-cell>
              <table:table-cell office:value-type="float" office:value="2">
                <text:p>2</text:p>
                <draw:g>
                  <svg:desc>VAtaque.AG2:VAtaque.AG47</svg:desc>
                </draw:g>
              </table:table-cell>
              <table:table-cell office:value-type="float" office:value="2">
                <text:p>2</text:p>
                <draw:g>
                  <svg:desc>VAtaque.AH2:VAtaque.AH47</svg:desc>
                </draw:g>
              </table:table-cell>
              <table:table-cell office:value-type="float" office:value="NaN">
                <text:p>NaN</text:p>
                <draw:g>
                  <svg:desc>VAtaque.AI2:VAtaque.A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68">
                <text:p>68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106">
                <text:p>106</text:p>
              </table:table-cell>
              <table:table-cell office:value-type="float" office:value="126">
                <text:p>126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107">
                <text:p>107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35">
                <text:p>135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1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  <table:table-cell office:value-type="float" office:value="57">
                <text:p>57</text:p>
              </table:table-cell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118">
                <text:p>118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127">
                <text:p>127</text:p>
              </table:table-cell>
              <table:table-cell office:value-type="float" office:value="33">
                <text:p>3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124">
                <text:p>124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yi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2cm" svg:y="3.215cm" style:legend-expansion="high" chart:style-name="ch2"/>
        <chart:plot-area chart:style-name="ch3" table:cell-range-address="medias.B1:medias.F78" chart:data-source-has-labels="row" svg:x="0.32cm" svg:y="0.18cm" svg:width="11.712cm" svg:height="8.64cm">
          <chartooo:coordinate-region svg:x="1.409cm" svg:y="0.377cm" svg:width="10.483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dias.B2:medias.B78" chart:label-cell-address="medias.B1:medias.B1" chart:class="chart:line">
            <chart:data-point chart:repeated="77"/>
          </chart:series>
          <chart:series chart:style-name="ch8" chart:values-cell-range-address="medias.C2:medias.C78" chart:label-cell-address="medias.C1:medias.C1" chart:class="chart:line">
            <chart:data-point chart:repeated="77"/>
          </chart:series>
          <chart:series chart:style-name="ch9" chart:values-cell-range-address="medias.D2:medias.D78" chart:label-cell-address="medias.D1:medias.D1" chart:class="chart:line">
            <chart:data-point chart:repeated="77"/>
          </chart:series>
          <chart:series chart:style-name="ch10" chart:values-cell-range-address="medias.E2:medias.E78" chart:label-cell-address="medias.E1:medias.E1" chart:class="chart:line">
            <chart:data-point chart:repeated="77"/>
          </chart:series>
          <chart:series chart:style-name="ch11" chart:values-cell-range-address="medias.F2:medias.F78" chart:label-cell-address="medias.F1:medias.F1" chart:class="chart:line">
            <chart:data-point chart:repeated="7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tima</text:p>
                <draw:g>
                  <svg:desc>medias.B1:medias.B1</svg:desc>
                </draw:g>
              </table:table-cell>
              <table:table-cell office:value-type="string">
                <text:p>desvioVitima</text:p>
                <draw:g>
                  <svg:desc>medias.C1:medias.C1</svg:desc>
                </draw:g>
              </table:table-cell>
              <table:table-cell office:value-type="string">
                <text:p>atacante</text:p>
                <draw:g>
                  <svg:desc>medias.D1:medias.D1</svg:desc>
                </draw:g>
              </table:table-cell>
              <table:table-cell office:value-type="string">
                <text:p>desvioAtacante</text:p>
                <draw:g>
                  <svg:desc>medias.E1:medias.E1</svg:desc>
                </draw:g>
              </table:table-cell>
              <table:table-cell office:value-type="string">
                <text:p>fim</text:p>
                <draw:g>
                  <svg:desc>medias.F1:media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4545454545455">
                <text:p>2.54545454545455</text:p>
                <draw:g>
                  <svg:desc>medias.B2:medias.B78</svg:desc>
                </draw:g>
              </table:table-cell>
              <table:table-cell office:value-type="float" office:value="1.10346311854746">
                <text:p>1.10346311854746</text:p>
                <draw:g>
                  <svg:desc>medias.C2:medias.C78</svg:desc>
                </draw:g>
              </table:table-cell>
              <table:table-cell office:value-type="float" office:value="2.66666666666667">
                <text:p>2.66666666666667</text:p>
                <draw:g>
                  <svg:desc>medias.D2:medias.D78</svg:desc>
                </draw:g>
              </table:table-cell>
              <table:table-cell office:value-type="float" office:value="1.11916274621936">
                <text:p>1.11916274621936</text:p>
                <draw:g>
                  <svg:desc>medias.E2:medias.E78</svg:desc>
                </draw:g>
              </table:table-cell>
              <table:table-cell office:value-type="float" office:value="NaN">
                <text:p>NaN</text:p>
                <draw:g>
                  <svg:desc>medias.F2:medias.F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1.01594270389335">
                <text:p>1.01594270389335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1.01594270389335">
                <text:p>1.01594270389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030303030303">
                <text:p>8.3030303030303</text:p>
              </table:table-cell>
              <table:table-cell office:value-type="float" office:value="28.1559346760844">
                <text:p>28.1559346760844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8.1485956016181">
                <text:p>28.1485956016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7272727272727">
                <text:p>6.27272727272727</text:p>
              </table:table-cell>
              <table:table-cell office:value-type="float" office:value="23.0720514742112">
                <text:p>23.0720514742112</text:p>
              </table:table-cell>
              <table:table-cell office:value-type="float" office:value="6.24242424242424">
                <text:p>6.24242424242424</text:p>
              </table:table-cell>
              <table:table-cell office:value-type="float" office:value="23.0782992690829">
                <text:p>23.0782992690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3939393939394">
                <text:p>3.93939393939394</text:p>
              </table:table-cell>
              <table:table-cell office:value-type="float" office:value="1.32434990202498">
                <text:p>1.32434990202498</text:p>
              </table:table-cell>
              <table:table-cell office:value-type="float" office:value="3.48484848484848">
                <text:p>3.48484848484848</text:p>
              </table:table-cell>
              <table:table-cell office:value-type="float" office:value="1.82775258787881">
                <text:p>1.82775258787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7878787878788">
                <text:p>60.7878787878788</text:p>
              </table:table-cell>
              <table:table-cell office:value-type="float" office:value="51.2981525899015">
                <text:p>51.2981525899015</text:p>
              </table:table-cell>
              <table:table-cell office:value-type="float" office:value="56.8787878787879">
                <text:p>56.8787878787879</text:p>
              </table:table-cell>
              <table:table-cell office:value-type="float" office:value="53.3369833461751">
                <text:p>53.336983346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5757575757576">
                <text:p>65.5757575757576</text:p>
              </table:table-cell>
              <table:table-cell office:value-type="float" office:value="50.8360587265606">
                <text:p>50.8360587265606</text:p>
              </table:table-cell>
              <table:table-cell office:value-type="float" office:value="69.9393939393939">
                <text:p>69.9393939393939</text:p>
              </table:table-cell>
              <table:table-cell office:value-type="float" office:value="54.0616591825675">
                <text:p>54.0616591825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969696969697">
                <text:p>13.6969696969697</text:p>
              </table:table-cell>
              <table:table-cell office:value-type="float" office:value="21.0187288034799">
                <text:p>21.0187288034799</text:p>
              </table:table-cell>
              <table:table-cell office:value-type="float" office:value="13.6969696969697">
                <text:p>13.6969696969697</text:p>
              </table:table-cell>
              <table:table-cell office:value-type="float" office:value="21.0187288034799">
                <text:p>21.0187288034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0909090909091">
                <text:p>44.0909090909091</text:p>
              </table:table-cell>
              <table:table-cell office:value-type="float" office:value="21.9591406195532">
                <text:p>21.9591406195532</text:p>
              </table:table-cell>
              <table:table-cell office:value-type="float" office:value="44.0909090909091">
                <text:p>44.0909090909091</text:p>
              </table:table-cell>
              <table:table-cell office:value-type="float" office:value="21.9591406195532">
                <text:p>21.9591406195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2424242424242">
                <text:p>9.42424242424242</text:p>
              </table:table-cell>
              <table:table-cell office:value-type="float" office:value="12.4121892753816">
                <text:p>12.4121892753816</text:p>
              </table:table-cell>
              <table:table-cell office:value-type="float" office:value="9.18181818181818">
                <text:p>9.18181818181818</text:p>
              </table:table-cell>
              <table:table-cell office:value-type="float" office:value="12.4692459140043">
                <text:p>12.4692459140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3636363636364">
                <text:p>1.63636363636364</text:p>
              </table:table-cell>
              <table:table-cell office:value-type="float" office:value="1.43163779527487">
                <text:p>1.43163779527487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51272533022408">
                <text:p>1.51272533022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757575757576">
                <text:p>2.75757575757576</text:p>
              </table:table-cell>
              <table:table-cell office:value-type="float" office:value="0.817620458377699">
                <text:p>0.817620458377699</text:p>
              </table:table-cell>
              <table:table-cell office:value-type="float" office:value="2.75757575757576">
                <text:p>2.75757575757576</text:p>
              </table:table-cell>
              <table:table-cell office:value-type="float" office:value="0.817620458377699">
                <text:p>0.817620458377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9393939393939">
                <text:p>4.39393939393939</text:p>
              </table:table-cell>
              <table:table-cell office:value-type="float" office:value="1.34703701641775">
                <text:p>1.34703701641775</text:p>
              </table:table-cell>
              <table:table-cell office:value-type="float" office:value="4.39393939393939">
                <text:p>4.39393939393939</text:p>
              </table:table-cell>
              <table:table-cell office:value-type="float" office:value="1.34703701641775">
                <text:p>1.3470370164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0.954425196849916">
                <text:p>0.954425196849916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0.954425196849916">
                <text:p>0.954425196849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171419825742193">
                <text:p>0.171419825742193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171419825742193">
                <text:p>0.17141982574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030303030303">
                <text:p>1.3030303030303</text:p>
              </table:table-cell>
              <table:table-cell office:value-type="float" office:value="0.71710057976965">
                <text:p>0.71710057976965</text:p>
              </table:table-cell>
              <table:table-cell office:value-type="float" office:value="1.3030303030303">
                <text:p>1.3030303030303</text:p>
              </table:table-cell>
              <table:table-cell office:value-type="float" office:value="0.71710057976965">
                <text:p>0.71710057976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969696969697">
                <text:p>2.6969696969697</text:p>
              </table:table-cell>
              <table:table-cell office:value-type="float" office:value="0.71710057976965">
                <text:p>0.71710057976965</text:p>
              </table:table-cell>
              <table:table-cell office:value-type="float" office:value="2.6969696969697">
                <text:p>2.6969696969697</text:p>
              </table:table-cell>
              <table:table-cell office:value-type="float" office:value="0.71710057976965">
                <text:p>0.71710057976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2121212121212">
                <text:p>1.12121212121212</text:p>
              </table:table-cell>
              <table:table-cell office:value-type="float" office:value="0.477212598424958">
                <text:p>0.477212598424958</text:p>
              </table:table-cell>
              <table:table-cell office:value-type="float" office:value="1.12121212121212">
                <text:p>1.12121212121212</text:p>
              </table:table-cell>
              <table:table-cell office:value-type="float" office:value="0.477212598424958">
                <text:p>0.47721259842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0606060606061">
                <text:p>3.60606060606061</text:p>
              </table:table-cell>
              <table:table-cell office:value-type="float" office:value="2.97402282336613">
                <text:p>2.97402282336613</text:p>
              </table:table-cell>
              <table:table-cell office:value-type="float" office:value="3.60606060606061">
                <text:p>3.60606060606061</text:p>
              </table:table-cell>
              <table:table-cell office:value-type="float" office:value="2.97402282336613">
                <text:p>2.97402282336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44536254567661">
                <text:p>2.4453625456766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44536254567661">
                <text:p>2.445362545676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4242424242424">
                <text:p>3.24242424242424</text:p>
              </table:table-cell>
              <table:table-cell office:value-type="float" office:value="6.9762814746796">
                <text:p>6.9762814746796</text:p>
              </table:table-cell>
              <table:table-cell office:value-type="float" office:value="3.24242424242424">
                <text:p>3.24242424242424</text:p>
              </table:table-cell>
              <table:table-cell office:value-type="float" office:value="6.9762814746796">
                <text:p>6.97628147467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151515151515">
                <text:p>13.5151515151515</text:p>
              </table:table-cell>
              <table:table-cell office:value-type="float" office:value="5.75310831464813">
                <text:p>5.75310831464813</text:p>
              </table:table-cell>
              <table:table-cell office:value-type="float" office:value="13.5151515151515">
                <text:p>13.5151515151515</text:p>
              </table:table-cell>
              <table:table-cell office:value-type="float" office:value="5.75310831464813">
                <text:p>5.753108314648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5151515151515">
                <text:p>3.15151515151515</text:p>
              </table:table-cell>
              <table:table-cell office:value-type="float" office:value="2.34999951155652">
                <text:p>2.34999951155652</text:p>
              </table:table-cell>
              <table:table-cell office:value-type="float" office:value="3.15151515151515">
                <text:p>3.15151515151515</text:p>
              </table:table-cell>
              <table:table-cell office:value-type="float" office:value="2.34999951155652">
                <text:p>2.349999511556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.030303030303">
                <text:p>36.030303030303</text:p>
              </table:table-cell>
              <table:table-cell office:value-type="float" office:value="26.2233817116142">
                <text:p>26.2233817116142</text:p>
              </table:table-cell>
              <table:table-cell office:value-type="float" office:value="34.4848484848485">
                <text:p>34.4848484848485</text:p>
              </table:table-cell>
              <table:table-cell office:value-type="float" office:value="27.135039644198">
                <text:p>27.135039644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9090909090909">
                <text:p>3.09090909090909</text:p>
              </table:table-cell>
              <table:table-cell office:value-type="float" office:value="5.01732535510787">
                <text:p>5.01732535510787</text:p>
              </table:table-cell>
              <table:table-cell office:value-type="float" office:value="4.63636363636364">
                <text:p>4.63636363636364</text:p>
              </table:table-cell>
              <table:table-cell office:value-type="float" office:value="6.97536001815821">
                <text:p>6.97536001815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969696969697">
                <text:p>50.969696969697</text:p>
              </table:table-cell>
              <table:table-cell office:value-type="float" office:value="53.3692028139739">
                <text:p>53.3692028139739</text:p>
              </table:table-cell>
              <table:table-cell office:value-type="float" office:value="48.3939393939394">
                <text:p>48.3939393939394</text:p>
              </table:table-cell>
              <table:table-cell office:value-type="float" office:value="53.7615044172729">
                <text:p>53.7615044172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.7878787878788">
                <text:p>55.7878787878788</text:p>
              </table:table-cell>
              <table:table-cell office:value-type="float" office:value="53.8143596786366">
                <text:p>53.8143596786366</text:p>
              </table:table-cell>
              <table:table-cell office:value-type="float" office:value="58.3636363636364">
                <text:p>58.3636363636364</text:p>
              </table:table-cell>
              <table:table-cell office:value-type="float" office:value="55.1569760866138">
                <text:p>55.1569760866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3939393939394">
                <text:p>16.3939393939394</text:p>
              </table:table-cell>
              <table:table-cell office:value-type="float" office:value="35.0462373322421">
                <text:p>35.0462373322421</text:p>
              </table:table-cell>
              <table:table-cell office:value-type="float" office:value="16.3939393939394">
                <text:p>16.3939393939394</text:p>
              </table:table-cell>
              <table:table-cell office:value-type="float" office:value="35.0462373322421">
                <text:p>35.0462373322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81818181818182">
                <text:p>8.81818181818182</text:p>
              </table:table-cell>
              <table:table-cell office:value-type="float" office:value="15.3078600239353">
                <text:p>15.3078600239353</text:p>
              </table:table-cell>
              <table:table-cell office:value-type="float" office:value="8.84848484848485">
                <text:p>8.84848484848485</text:p>
              </table:table-cell>
              <table:table-cell office:value-type="float" office:value="15.2992794683204">
                <text:p>15.2992794683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5757575757576">
                <text:p>10.5757575757576</text:p>
              </table:table-cell>
              <table:table-cell office:value-type="float" office:value="13.6804002755331">
                <text:p>13.6804002755331</text:p>
              </table:table-cell>
              <table:table-cell office:value-type="float" office:value="10.5454545454545">
                <text:p>10.5454545454545</text:p>
              </table:table-cell>
              <table:table-cell office:value-type="float" office:value="13.6982434376907">
                <text:p>13.6982434376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7878787878788">
                <text:p>41.7878787878788</text:p>
              </table:table-cell>
              <table:table-cell office:value-type="float" office:value="23.7151755221401">
                <text:p>23.7151755221401</text:p>
              </table:table-cell>
              <table:table-cell office:value-type="float" office:value="41.7878787878788">
                <text:p>41.7878787878788</text:p>
              </table:table-cell>
              <table:table-cell office:value-type="float" office:value="23.7151755221401">
                <text:p>23.715175522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1212121212121">
                <text:p>10.1212121212121</text:p>
              </table:table-cell>
              <table:table-cell office:value-type="float" office:value="15.5227254240796">
                <text:p>15.5227254240796</text:p>
              </table:table-cell>
              <table:table-cell office:value-type="float" office:value="10.1212121212121">
                <text:p>10.1212121212121</text:p>
              </table:table-cell>
              <table:table-cell office:value-type="float" office:value="15.5227254240796">
                <text:p>15.5227254240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3939393939394">
                <text:p>2.93939393939394</text:p>
              </table:table-cell>
              <table:table-cell office:value-type="float" office:value="5.24513855113183">
                <text:p>5.24513855113183</text:p>
              </table:table-cell>
              <table:table-cell office:value-type="float" office:value="2.93939393939394">
                <text:p>2.93939393939394</text:p>
              </table:table-cell>
              <table:table-cell office:value-type="float" office:value="5.24513855113183">
                <text:p>5.2451385511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8787878787879">
                <text:p>2.78787878787879</text:p>
              </table:table-cell>
              <table:table-cell office:value-type="float" office:value="1.09427091425865">
                <text:p>1.09427091425865</text:p>
              </table:table-cell>
              <table:table-cell office:value-type="float" office:value="2.78787878787879">
                <text:p>2.78787878787879</text:p>
              </table:table-cell>
              <table:table-cell office:value-type="float" office:value="1.09427091425865">
                <text:p>1.09427091425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7272727272727">
                <text:p>4.27272727272727</text:p>
              </table:table-cell>
              <table:table-cell office:value-type="float" office:value="1.54277843167974">
                <text:p>1.54277843167974</text:p>
              </table:table-cell>
              <table:table-cell office:value-type="float" office:value="4.27272727272727">
                <text:p>4.27272727272727</text:p>
              </table:table-cell>
              <table:table-cell office:value-type="float" office:value="1.54277843167974">
                <text:p>1.54277843167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4545454545455">
                <text:p>1.54545454545455</text:p>
              </table:table-cell>
              <table:table-cell office:value-type="float" office:value="1.23315090602278">
                <text:p>1.23315090602278</text:p>
              </table:table-cell>
              <table:table-cell office:value-type="float" office:value="1.54545454545455">
                <text:p>1.54545454545455</text:p>
              </table:table-cell>
              <table:table-cell office:value-type="float" office:value="1.23315090602278">
                <text:p>1.23315090602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07394213010117">
                <text:p>1.07394213010117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.07394213010117">
                <text:p>1.07394213010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121212121212">
                <text:p>1.12121212121212</text:p>
              </table:table-cell>
              <table:table-cell office:value-type="float" office:value="0.477212598424958">
                <text:p>0.477212598424958</text:p>
              </table:table-cell>
              <table:table-cell office:value-type="float" office:value="1.12121212121212">
                <text:p>1.12121212121212</text:p>
              </table:table-cell>
              <table:table-cell office:value-type="float" office:value="0.477212598424958">
                <text:p>0.477212598424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1.06060606060606">
                <text:p>1.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388068135601991">
                <text:p>0.388068135601991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388068135601991">
                <text:p>0.38806813560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969696969697">
                <text:p>2.6969696969697</text:p>
              </table:table-cell>
              <table:table-cell office:value-type="float" office:value="0.71710057976965">
                <text:p>0.71710057976965</text:p>
              </table:table-cell>
              <table:table-cell office:value-type="float" office:value="2.6969696969697">
                <text:p>2.6969696969697</text:p>
              </table:table-cell>
              <table:table-cell office:value-type="float" office:value="0.71710057976965">
                <text:p>0.71710057976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1.18181818181818">
                <text:p>1.18181818181818</text:p>
              </table:table-cell>
              <table:table-cell office:value-type="float" office:value="0.574959574576069">
                <text:p>0.57495957457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969696969697">
                <text:p>2.6969696969697</text:p>
              </table:table-cell>
              <table:table-cell office:value-type="float" office:value="0.869860611782262">
                <text:p>0.869860611782262</text:p>
              </table:table-cell>
              <table:table-cell office:value-type="float" office:value="2.6969696969697">
                <text:p>2.6969696969697</text:p>
              </table:table-cell>
              <table:table-cell office:value-type="float" office:value="0.869860611782262">
                <text:p>0.86986061178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969696969697">
                <text:p>2.6969696969697</text:p>
              </table:table-cell>
              <table:table-cell office:value-type="float" office:value="4.97560624285425">
                <text:p>4.97560624285425</text:p>
              </table:table-cell>
              <table:table-cell office:value-type="float" office:value="2.6969696969697">
                <text:p>2.6969696969697</text:p>
              </table:table-cell>
              <table:table-cell office:value-type="float" office:value="4.97560624285425">
                <text:p>4.97560624285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8787878787879">
                <text:p>1.78787878787879</text:p>
              </table:table-cell>
              <table:table-cell office:value-type="float" office:value="2.78260370503006">
                <text:p>2.78260370503006</text:p>
              </table:table-cell>
              <table:table-cell office:value-type="float" office:value="1.78787878787879">
                <text:p>1.78787878787879</text:p>
              </table:table-cell>
              <table:table-cell office:value-type="float" office:value="2.78260370503006">
                <text:p>2.7826037050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030303030303">
                <text:p>16.030303030303</text:p>
              </table:table-cell>
              <table:table-cell office:value-type="float" office:value="6.99993440871802">
                <text:p>6.99993440871802</text:p>
              </table:table-cell>
              <table:table-cell office:value-type="float" office:value="15.8484848484848">
                <text:p>15.8484848484848</text:p>
              </table:table-cell>
              <table:table-cell office:value-type="float" office:value="7.07158724680424">
                <text:p>7.07158724680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57575757575758">
                <text:p>4.57575757575758</text:p>
              </table:table-cell>
              <table:table-cell office:value-type="float" office:value="3.54221556271575">
                <text:p>3.542215562715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.55618681264984">
                <text:p>3.55618681264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6363636363636">
                <text:p>22.6363636363636</text:p>
              </table:table-cell>
              <table:table-cell office:value-type="float" office:value="10.5624210431137">
                <text:p>10.5624210431137</text:p>
              </table:table-cell>
              <table:table-cell office:value-type="float" office:value="22.0909090909091">
                <text:p>22.0909090909091</text:p>
              </table:table-cell>
              <table:table-cell office:value-type="float" office:value="10.8022546366099">
                <text:p>10.8022546366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4242424242424">
                <text:p>4.24242424242424</text:p>
              </table:table-cell>
              <table:table-cell office:value-type="float" office:value="6.88445901587267">
                <text:p>6.88445901587267</text:p>
              </table:table-cell>
              <table:table-cell office:value-type="float" office:value="4.78787878787879">
                <text:p>4.78787878787879</text:p>
              </table:table-cell>
              <table:table-cell office:value-type="float" office:value="7.82287855164533">
                <text:p>7.82287855164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969696969697">
                <text:p>2.6969696969697</text:p>
              </table:table-cell>
              <table:table-cell office:value-type="float" office:value="7.82182203250449">
                <text:p>7.82182203250449</text:p>
              </table:table-cell>
              <table:table-cell office:value-type="float" office:value="2.78787878787879">
                <text:p>2.78787878787879</text:p>
              </table:table-cell>
              <table:table-cell office:value-type="float" office:value="7.88076898169737">
                <text:p>7.88076898169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0.817620458377699">
                <text:p>0.817620458377699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0.817620458377699">
                <text:p>0.817620458377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652747249349637">
                <text:p>0.652747249349637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652747249349637">
                <text:p>0.652747249349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342839651484387">
                <text:p>0.3428396514843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icmp.B1:icmp.AI113" chart:data-source-has-labels="row" svg:x="0.32cm" svg:y="0.18cm" svg:width="15.36cm" svg:height="8.64cm">
          <chartooo:coordinate-region svg:x="1.042cm" svg:y="0.3cm" svg:width="14.631cm" svg:height="7.52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cmp.B2:icmp.B113" chart:label-cell-address="icmp.B1:icmp.B1" chart:class="chart:line">
            <chart:data-point chart:repeated="112"/>
          </chart:series>
          <chart:series chart:style-name="ch6" chart:values-cell-range-address="icmp.C2:icmp.C113" chart:label-cell-address="icmp.C1:icmp.C1" chart:class="chart:line">
            <chart:data-point chart:repeated="112"/>
          </chart:series>
          <chart:series chart:style-name="ch7" chart:values-cell-range-address="icmp.D2:icmp.D113" chart:label-cell-address="icmp.D1:icmp.D1" chart:class="chart:line">
            <chart:data-point chart:repeated="112"/>
          </chart:series>
          <chart:series chart:style-name="ch8" chart:values-cell-range-address="icmp.E2:icmp.E113" chart:label-cell-address="icmp.E1:icmp.E1" chart:class="chart:line">
            <chart:data-point chart:repeated="112"/>
          </chart:series>
          <chart:series chart:style-name="ch9" chart:values-cell-range-address="icmp.F2:icmp.F113" chart:label-cell-address="icmp.F1:icmp.F1" chart:class="chart:line">
            <chart:data-point chart:repeated="112"/>
          </chart:series>
          <chart:series chart:style-name="ch10" chart:values-cell-range-address="icmp.G2:icmp.G113" chart:label-cell-address="icmp.G1:icmp.G1" chart:class="chart:line">
            <chart:data-point chart:repeated="112"/>
          </chart:series>
          <chart:series chart:style-name="ch11" chart:values-cell-range-address="icmp.H2:icmp.H113" chart:label-cell-address="icmp.H1:icmp.H1" chart:class="chart:line">
            <chart:data-point chart:repeated="112"/>
          </chart:series>
          <chart:series chart:style-name="ch12" chart:values-cell-range-address="icmp.I2:icmp.I113" chart:label-cell-address="icmp.I1:icmp.I1" chart:class="chart:line">
            <chart:data-point chart:repeated="112"/>
          </chart:series>
          <chart:series chart:style-name="ch13" chart:values-cell-range-address="icmp.J2:icmp.J113" chart:label-cell-address="icmp.J1:icmp.J1" chart:class="chart:line">
            <chart:data-point chart:repeated="112"/>
          </chart:series>
          <chart:series chart:style-name="ch14" chart:values-cell-range-address="icmp.K2:icmp.K113" chart:label-cell-address="icmp.K1:icmp.K1" chart:class="chart:line">
            <chart:data-point chart:repeated="112"/>
          </chart:series>
          <chart:series chart:style-name="ch15" chart:values-cell-range-address="icmp.L2:icmp.L113" chart:label-cell-address="icmp.L1:icmp.L1" chart:class="chart:line">
            <chart:data-point chart:repeated="112"/>
          </chart:series>
          <chart:series chart:style-name="ch16" chart:values-cell-range-address="icmp.M2:icmp.M113" chart:label-cell-address="icmp.M1:icmp.M1" chart:class="chart:line">
            <chart:data-point chart:repeated="112"/>
          </chart:series>
          <chart:series chart:style-name="ch17" chart:values-cell-range-address="icmp.N2:icmp.N113" chart:label-cell-address="icmp.N1:icmp.N1" chart:class="chart:line">
            <chart:data-point chart:repeated="112"/>
          </chart:series>
          <chart:series chart:style-name="ch18" chart:values-cell-range-address="icmp.O2:icmp.O113" chart:label-cell-address="icmp.O1:icmp.O1" chart:class="chart:line">
            <chart:data-point chart:repeated="112"/>
          </chart:series>
          <chart:series chart:style-name="ch19" chart:values-cell-range-address="icmp.P2:icmp.P113" chart:label-cell-address="icmp.P1:icmp.P1" chart:class="chart:line">
            <chart:data-point chart:repeated="112"/>
          </chart:series>
          <chart:series chart:style-name="ch8" chart:values-cell-range-address="icmp.Q2:icmp.Q113" chart:label-cell-address="icmp.Q1:icmp.Q1" chart:class="chart:line">
            <chart:data-point chart:repeated="112"/>
          </chart:series>
          <chart:series chart:style-name="ch9" chart:values-cell-range-address="icmp.R2:icmp.R113" chart:label-cell-address="icmp.R1:icmp.R1" chart:class="chart:line">
            <chart:data-point chart:repeated="112"/>
          </chart:series>
          <chart:series chart:style-name="ch10" chart:values-cell-range-address="icmp.S2:icmp.S113" chart:label-cell-address="icmp.S1:icmp.S1" chart:class="chart:line">
            <chart:data-point chart:repeated="112"/>
          </chart:series>
          <chart:series chart:style-name="ch11" chart:values-cell-range-address="icmp.T2:icmp.T113" chart:label-cell-address="icmp.T1:icmp.T1" chart:class="chart:line">
            <chart:data-point chart:repeated="112"/>
          </chart:series>
          <chart:series chart:style-name="ch12" chart:values-cell-range-address="icmp.U2:icmp.U113" chart:label-cell-address="icmp.U1:icmp.U1" chart:class="chart:line">
            <chart:data-point chart:repeated="112"/>
          </chart:series>
          <chart:series chart:style-name="ch13" chart:values-cell-range-address="icmp.V2:icmp.V113" chart:label-cell-address="icmp.V1:icmp.V1" chart:class="chart:line">
            <chart:data-point chart:repeated="112"/>
          </chart:series>
          <chart:series chart:style-name="ch14" chart:values-cell-range-address="icmp.W2:icmp.W113" chart:label-cell-address="icmp.W1:icmp.W1" chart:class="chart:line">
            <chart:data-point chart:repeated="112"/>
          </chart:series>
          <chart:series chart:style-name="ch15" chart:values-cell-range-address="icmp.X2:icmp.X113" chart:label-cell-address="icmp.X1:icmp.X1" chart:class="chart:line">
            <chart:data-point chart:repeated="112"/>
          </chart:series>
          <chart:series chart:style-name="ch16" chart:values-cell-range-address="icmp.Y2:icmp.Y113" chart:label-cell-address="icmp.Y1:icmp.Y1" chart:class="chart:line">
            <chart:data-point chart:repeated="112"/>
          </chart:series>
          <chart:series chart:style-name="ch17" chart:values-cell-range-address="icmp.Z2:icmp.Z113" chart:label-cell-address="icmp.Z1:icmp.Z1" chart:class="chart:line">
            <chart:data-point chart:repeated="112"/>
          </chart:series>
          <chart:series chart:style-name="ch18" chart:values-cell-range-address="icmp.AA2:icmp.AA113" chart:label-cell-address="icmp.AA1:icmp.AA1" chart:class="chart:line">
            <chart:data-point chart:repeated="112"/>
          </chart:series>
          <chart:series chart:style-name="ch19" chart:values-cell-range-address="icmp.AB2:icmp.AB113" chart:label-cell-address="icmp.AB1:icmp.AB1" chart:class="chart:line">
            <chart:data-point chart:repeated="112"/>
          </chart:series>
          <chart:series chart:style-name="ch8" chart:values-cell-range-address="icmp.AC2:icmp.AC113" chart:label-cell-address="icmp.AC1:icmp.AC1" chart:class="chart:line">
            <chart:data-point chart:repeated="112"/>
          </chart:series>
          <chart:series chart:style-name="ch9" chart:values-cell-range-address="icmp.AD2:icmp.AD113" chart:label-cell-address="icmp.AD1:icmp.AD1" chart:class="chart:line">
            <chart:data-point chart:repeated="112"/>
          </chart:series>
          <chart:series chart:style-name="ch10" chart:values-cell-range-address="icmp.AE2:icmp.AE113" chart:label-cell-address="icmp.AE1:icmp.AE1" chart:class="chart:line">
            <chart:data-point chart:repeated="112"/>
          </chart:series>
          <chart:series chart:style-name="ch11" chart:values-cell-range-address="icmp.AF2:icmp.AF113" chart:label-cell-address="icmp.AF1:icmp.AF1" chart:class="chart:line">
            <chart:data-point chart:repeated="112"/>
          </chart:series>
          <chart:series chart:style-name="ch12" chart:values-cell-range-address="icmp.AG2:icmp.AG113" chart:label-cell-address="icmp.AG1:icmp.AG1" chart:class="chart:line">
            <chart:data-point chart:repeated="112"/>
          </chart:series>
          <chart:series chart:style-name="ch13" chart:values-cell-range-address="icmp.AH2:icmp.AH113" chart:label-cell-address="icmp.AH1:icmp.AH1" chart:class="chart:line">
            <chart:data-point chart:repeated="112"/>
          </chart:series>
          <chart:series chart:style-name="ch14" chart:values-cell-range-address="icmp.AI2:icmp.AI113" chart:label-cell-address="icmp.AI1:icmp.AI1" chart:class="chart:line">
            <chart:data-point chart:repeated="1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6-eth0.pcap-stat-160510-110610-1.txt</text:p>
                <draw:g>
                  <svg:desc>icmp.B1:icmp.B1</svg:desc>
                </draw:g>
              </table:table-cell>
              <table:table-cell office:value-type="string">
                <text:p>host6-eth0.pcap-stat-160510-111040-2.txt</text:p>
                <draw:g>
                  <svg:desc>icmp.C1:icmp.C1</svg:desc>
                </draw:g>
              </table:table-cell>
              <table:table-cell office:value-type="string">
                <text:p>host6-eth0.pcap-stat-160510-111508-3.txt</text:p>
                <draw:g>
                  <svg:desc>icmp.D1:icmp.D1</svg:desc>
                </draw:g>
              </table:table-cell>
              <table:table-cell office:value-type="string">
                <text:p>host6-eth0.pcap-stat-160510-111937-4.txt</text:p>
                <draw:g>
                  <svg:desc>icmp.E1:icmp.E1</svg:desc>
                </draw:g>
              </table:table-cell>
              <table:table-cell office:value-type="string">
                <text:p>host6-eth0.pcap-stat-160510-112405-5.txt</text:p>
                <draw:g>
                  <svg:desc>icmp.F1:icmp.F1</svg:desc>
                </draw:g>
              </table:table-cell>
              <table:table-cell office:value-type="string">
                <text:p>host6-eth0.pcap-stat-160510-112833-6.txt</text:p>
                <draw:g>
                  <svg:desc>icmp.G1:icmp.G1</svg:desc>
                </draw:g>
              </table:table-cell>
              <table:table-cell office:value-type="string">
                <text:p>host6-eth0.pcap-stat-160510-113302-7.txt</text:p>
                <draw:g>
                  <svg:desc>icmp.H1:icmp.H1</svg:desc>
                </draw:g>
              </table:table-cell>
              <table:table-cell office:value-type="string">
                <text:p>host6-eth0.pcap-stat-160510-113730-8.txt</text:p>
                <draw:g>
                  <svg:desc>icmp.I1:icmp.I1</svg:desc>
                </draw:g>
              </table:table-cell>
              <table:table-cell office:value-type="string">
                <text:p>host6-eth0.pcap-stat-160510-114159-9.txt</text:p>
                <draw:g>
                  <svg:desc>icmp.J1:icmp.J1</svg:desc>
                </draw:g>
              </table:table-cell>
              <table:table-cell office:value-type="string">
                <text:p>host6-eth0.pcap-stat-160510-114627-10.txt</text:p>
                <draw:g>
                  <svg:desc>icmp.K1:icmp.K1</svg:desc>
                </draw:g>
              </table:table-cell>
              <table:table-cell office:value-type="string">
                <text:p>host6-eth0.pcap-stat-160510-115055-11.txt</text:p>
                <draw:g>
                  <svg:desc>icmp.L1:icmp.L1</svg:desc>
                </draw:g>
              </table:table-cell>
              <table:table-cell office:value-type="string">
                <text:p>host6-eth0.pcap-stat-160510-115327-12.txt</text:p>
                <draw:g>
                  <svg:desc>icmp.M1:icmp.M1</svg:desc>
                </draw:g>
              </table:table-cell>
              <table:table-cell office:value-type="string">
                <text:p>host6-eth0.pcap-stat-160510-115535-13.txt</text:p>
                <draw:g>
                  <svg:desc>icmp.N1:icmp.N1</svg:desc>
                </draw:g>
              </table:table-cell>
              <table:table-cell office:value-type="string">
                <text:p>host6-eth0.pcap-stat-160510-115743-14.txt</text:p>
                <draw:g>
                  <svg:desc>icmp.O1:icmp.O1</svg:desc>
                </draw:g>
              </table:table-cell>
              <table:table-cell office:value-type="string">
                <text:p>host6-eth0.pcap-stat-160510-115951-15.txt</text:p>
                <draw:g>
                  <svg:desc>icmp.P1:icmp.P1</svg:desc>
                </draw:g>
              </table:table-cell>
              <table:table-cell office:value-type="string">
                <text:p>host6-eth0.pcap-stat-160510-120201-16.txt</text:p>
                <draw:g>
                  <svg:desc>icmp.Q1:icmp.Q1</svg:desc>
                </draw:g>
              </table:table-cell>
              <table:table-cell office:value-type="string">
                <text:p>host6-eth0.pcap-stat-160510-120408-17.txt</text:p>
                <draw:g>
                  <svg:desc>icmp.R1:icmp.R1</svg:desc>
                </draw:g>
              </table:table-cell>
              <table:table-cell office:value-type="string">
                <text:p>host6-eth0.pcap-stat-160510-120616-18.txt</text:p>
                <draw:g>
                  <svg:desc>icmp.S1:icmp.S1</svg:desc>
                </draw:g>
              </table:table-cell>
              <table:table-cell office:value-type="string">
                <text:p>host6-eth0.pcap-stat-160510-120825-19.txt</text:p>
                <draw:g>
                  <svg:desc>icmp.T1:icmp.T1</svg:desc>
                </draw:g>
              </table:table-cell>
              <table:table-cell office:value-type="string">
                <text:p>host6-eth0.pcap-stat-160510-121033-20.txt</text:p>
                <draw:g>
                  <svg:desc>icmp.U1:icmp.U1</svg:desc>
                </draw:g>
              </table:table-cell>
              <table:table-cell office:value-type="string">
                <text:p>host6-eth0.pcap-stat-160510-121242-21.txt</text:p>
                <draw:g>
                  <svg:desc>icmp.V1:icmp.V1</svg:desc>
                </draw:g>
              </table:table-cell>
              <table:table-cell office:value-type="string">
                <text:p>host6-eth0.pcap-stat-160510-121450-22.txt</text:p>
                <draw:g>
                  <svg:desc>icmp.W1:icmp.W1</svg:desc>
                </draw:g>
              </table:table-cell>
              <table:table-cell office:value-type="string">
                <text:p>host6-eth0.pcap-stat-160510-123214-23.txt</text:p>
                <draw:g>
                  <svg:desc>icmp.X1:icmp.X1</svg:desc>
                </draw:g>
              </table:table-cell>
              <table:table-cell office:value-type="string">
                <text:p>host6-eth0.pcap-stat-160510-123426-24.txt</text:p>
                <draw:g>
                  <svg:desc>icmp.Y1:icmp.Y1</svg:desc>
                </draw:g>
              </table:table-cell>
              <table:table-cell office:value-type="string">
                <text:p>host6-eth0.pcap-stat-160510-123634-25.txt</text:p>
                <draw:g>
                  <svg:desc>icmp.Z1:icmp.Z1</svg:desc>
                </draw:g>
              </table:table-cell>
              <table:table-cell office:value-type="string">
                <text:p>host6-eth0.pcap-stat-160510-123843-26.txt</text:p>
                <draw:g>
                  <svg:desc>icmp.AA1:icmp.AA1</svg:desc>
                </draw:g>
              </table:table-cell>
              <table:table-cell office:value-type="string">
                <text:p>host6-eth0.pcap-stat-160510-124052-27.txt</text:p>
                <draw:g>
                  <svg:desc>icmp.AB1:icmp.AB1</svg:desc>
                </draw:g>
              </table:table-cell>
              <table:table-cell office:value-type="string">
                <text:p>host6-eth0.pcap-stat-160510-124303-28.txt</text:p>
                <draw:g>
                  <svg:desc>icmp.AC1:icmp.AC1</svg:desc>
                </draw:g>
              </table:table-cell>
              <table:table-cell office:value-type="string">
                <text:p>host6-eth0.pcap-stat-160510-124513-29.txt</text:p>
                <draw:g>
                  <svg:desc>icmp.AD1:icmp.AD1</svg:desc>
                </draw:g>
              </table:table-cell>
              <table:table-cell office:value-type="string">
                <text:p>host6-eth0.pcap-stat-160510-124722-30.txt</text:p>
                <draw:g>
                  <svg:desc>icmp.AE1:icmp.AE1</svg:desc>
                </draw:g>
              </table:table-cell>
              <table:table-cell office:value-type="string">
                <text:p>host6-eth0.pcap-stat-160510-124929-31.txt</text:p>
                <draw:g>
                  <svg:desc>icmp.AF1:icmp.AF1</svg:desc>
                </draw:g>
              </table:table-cell>
              <table:table-cell office:value-type="string">
                <text:p>host6-eth0.pcap-stat-160510-125138-32.txt</text:p>
                <draw:g>
                  <svg:desc>icmp.AG1:icmp.AG1</svg:desc>
                </draw:g>
              </table:table-cell>
              <table:table-cell office:value-type="string">
                <text:p>host6-eth0.pcap-stat-160510-125349-33.txt</text:p>
                <draw:g>
                  <svg:desc>icmp.AH1:icmp.AH1</svg:desc>
                </draw:g>
              </table:table-cell>
              <table:table-cell office:value-type="string">
                <text:p/>
                <draw:g>
                  <svg:desc>icmp.AI1:icmp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icmp.B2:icmp.B113</svg:desc>
                </draw:g>
              </table:table-cell>
              <table:table-cell office:value-type="float" office:value="2">
                <text:p>2</text:p>
                <draw:g>
                  <svg:desc>icmp.C2:icmp.C113</svg:desc>
                </draw:g>
              </table:table-cell>
              <table:table-cell office:value-type="float" office:value="2">
                <text:p>2</text:p>
                <draw:g>
                  <svg:desc>icmp.D2:icmp.D113</svg:desc>
                </draw:g>
              </table:table-cell>
              <table:table-cell office:value-type="float" office:value="2">
                <text:p>2</text:p>
                <draw:g>
                  <svg:desc>icmp.E2:icmp.E113</svg:desc>
                </draw:g>
              </table:table-cell>
              <table:table-cell office:value-type="float" office:value="2">
                <text:p>2</text:p>
                <draw:g>
                  <svg:desc>icmp.F2:icmp.F113</svg:desc>
                </draw:g>
              </table:table-cell>
              <table:table-cell office:value-type="float" office:value="2">
                <text:p>2</text:p>
                <draw:g>
                  <svg:desc>icmp.G2:icmp.G113</svg:desc>
                </draw:g>
              </table:table-cell>
              <table:table-cell office:value-type="float" office:value="2">
                <text:p>2</text:p>
                <draw:g>
                  <svg:desc>icmp.H2:icmp.H113</svg:desc>
                </draw:g>
              </table:table-cell>
              <table:table-cell office:value-type="float" office:value="2">
                <text:p>2</text:p>
                <draw:g>
                  <svg:desc>icmp.I2:icmp.I113</svg:desc>
                </draw:g>
              </table:table-cell>
              <table:table-cell office:value-type="float" office:value="2">
                <text:p>2</text:p>
                <draw:g>
                  <svg:desc>icmp.J2:icmp.J113</svg:desc>
                </draw:g>
              </table:table-cell>
              <table:table-cell office:value-type="float" office:value="2">
                <text:p>2</text:p>
                <draw:g>
                  <svg:desc>icmp.K2:icmp.K113</svg:desc>
                </draw:g>
              </table:table-cell>
              <table:table-cell office:value-type="float" office:value="2">
                <text:p>2</text:p>
                <draw:g>
                  <svg:desc>icmp.L2:icmp.L113</svg:desc>
                </draw:g>
              </table:table-cell>
              <table:table-cell office:value-type="float" office:value="2">
                <text:p>2</text:p>
                <draw:g>
                  <svg:desc>icmp.M2:icmp.M113</svg:desc>
                </draw:g>
              </table:table-cell>
              <table:table-cell office:value-type="float" office:value="2">
                <text:p>2</text:p>
                <draw:g>
                  <svg:desc>icmp.N2:icmp.N113</svg:desc>
                </draw:g>
              </table:table-cell>
              <table:table-cell office:value-type="float" office:value="2">
                <text:p>2</text:p>
                <draw:g>
                  <svg:desc>icmp.O2:icmp.O113</svg:desc>
                </draw:g>
              </table:table-cell>
              <table:table-cell office:value-type="float" office:value="2">
                <text:p>2</text:p>
                <draw:g>
                  <svg:desc>icmp.P2:icmp.P113</svg:desc>
                </draw:g>
              </table:table-cell>
              <table:table-cell office:value-type="float" office:value="2">
                <text:p>2</text:p>
                <draw:g>
                  <svg:desc>icmp.Q2:icmp.Q113</svg:desc>
                </draw:g>
              </table:table-cell>
              <table:table-cell office:value-type="float" office:value="2">
                <text:p>2</text:p>
                <draw:g>
                  <svg:desc>icmp.R2:icmp.R113</svg:desc>
                </draw:g>
              </table:table-cell>
              <table:table-cell office:value-type="float" office:value="2">
                <text:p>2</text:p>
                <draw:g>
                  <svg:desc>icmp.S2:icmp.S113</svg:desc>
                </draw:g>
              </table:table-cell>
              <table:table-cell office:value-type="float" office:value="2">
                <text:p>2</text:p>
                <draw:g>
                  <svg:desc>icmp.T2:icmp.T113</svg:desc>
                </draw:g>
              </table:table-cell>
              <table:table-cell office:value-type="float" office:value="2">
                <text:p>2</text:p>
                <draw:g>
                  <svg:desc>icmp.U2:icmp.U113</svg:desc>
                </draw:g>
              </table:table-cell>
              <table:table-cell office:value-type="float" office:value="2">
                <text:p>2</text:p>
                <draw:g>
                  <svg:desc>icmp.V2:icmp.V113</svg:desc>
                </draw:g>
              </table:table-cell>
              <table:table-cell office:value-type="float" office:value="2">
                <text:p>2</text:p>
                <draw:g>
                  <svg:desc>icmp.W2:icmp.W113</svg:desc>
                </draw:g>
              </table:table-cell>
              <table:table-cell office:value-type="float" office:value="2">
                <text:p>2</text:p>
                <draw:g>
                  <svg:desc>icmp.X2:icmp.X113</svg:desc>
                </draw:g>
              </table:table-cell>
              <table:table-cell office:value-type="float" office:value="2">
                <text:p>2</text:p>
                <draw:g>
                  <svg:desc>icmp.Y2:icmp.Y113</svg:desc>
                </draw:g>
              </table:table-cell>
              <table:table-cell office:value-type="float" office:value="2">
                <text:p>2</text:p>
                <draw:g>
                  <svg:desc>icmp.Z2:icmp.Z113</svg:desc>
                </draw:g>
              </table:table-cell>
              <table:table-cell office:value-type="float" office:value="2">
                <text:p>2</text:p>
                <draw:g>
                  <svg:desc>icmp.AA2:icmp.AA113</svg:desc>
                </draw:g>
              </table:table-cell>
              <table:table-cell office:value-type="float" office:value="2">
                <text:p>2</text:p>
                <draw:g>
                  <svg:desc>icmp.AB2:icmp.AB113</svg:desc>
                </draw:g>
              </table:table-cell>
              <table:table-cell office:value-type="float" office:value="2">
                <text:p>2</text:p>
                <draw:g>
                  <svg:desc>icmp.AC2:icmp.AC113</svg:desc>
                </draw:g>
              </table:table-cell>
              <table:table-cell office:value-type="float" office:value="2">
                <text:p>2</text:p>
                <draw:g>
                  <svg:desc>icmp.AD2:icmp.AD113</svg:desc>
                </draw:g>
              </table:table-cell>
              <table:table-cell office:value-type="float" office:value="2">
                <text:p>2</text:p>
                <draw:g>
                  <svg:desc>icmp.AE2:icmp.AE113</svg:desc>
                </draw:g>
              </table:table-cell>
              <table:table-cell office:value-type="float" office:value="2">
                <text:p>2</text:p>
                <draw:g>
                  <svg:desc>icmp.AF2:icmp.AF113</svg:desc>
                </draw:g>
              </table:table-cell>
              <table:table-cell office:value-type="float" office:value="2">
                <text:p>2</text:p>
                <draw:g>
                  <svg:desc>icmp.AG2:icmp.AG113</svg:desc>
                </draw:g>
              </table:table-cell>
              <table:table-cell office:value-type="float" office:value="2">
                <text:p>2</text:p>
                <draw:g>
                  <svg:desc>icmp.AH2:icmp.AH113</svg:desc>
                </draw:g>
              </table:table-cell>
              <table:table-cell office:value-type="float" office:value="NaN">
                <text:p>NaN</text:p>
                <draw:g>
                  <svg:desc>icmp.AI2:icmp.AI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taque.B1:AAtaque.AI120" chart:data-source-has-labels="row" svg:x="0.32cm" svg:y="0.18cm" svg:width="15.36cm" svg:height="8.64cm">
          <chartooo:coordinate-region svg:x="1.127cm" svg:y="0.301cm" svg:width="14.553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taque.B2:AAtaque.B120" chart:label-cell-address="AAtaque.B1:AAtaque.B1" chart:class="chart:line">
            <chart:data-point chart:repeated="119"/>
          </chart:series>
          <chart:series chart:style-name="ch6" chart:values-cell-range-address="AAtaque.C2:AAtaque.C120" chart:label-cell-address="AAtaque.C1:AAtaque.C1" chart:class="chart:line">
            <chart:data-point chart:repeated="119"/>
          </chart:series>
          <chart:series chart:style-name="ch7" chart:values-cell-range-address="AAtaque.D2:AAtaque.D120" chart:label-cell-address="AAtaque.D1:AAtaque.D1" chart:class="chart:line">
            <chart:data-point chart:repeated="119"/>
          </chart:series>
          <chart:series chart:style-name="ch8" chart:values-cell-range-address="AAtaque.E2:AAtaque.E120" chart:label-cell-address="AAtaque.E1:AAtaque.E1" chart:class="chart:line">
            <chart:data-point chart:repeated="119"/>
          </chart:series>
          <chart:series chart:style-name="ch9" chart:values-cell-range-address="AAtaque.F2:AAtaque.F120" chart:label-cell-address="AAtaque.F1:AAtaque.F1" chart:class="chart:line">
            <chart:data-point chart:repeated="119"/>
          </chart:series>
          <chart:series chart:style-name="ch10" chart:values-cell-range-address="AAtaque.G2:AAtaque.G120" chart:label-cell-address="AAtaque.G1:AAtaque.G1" chart:class="chart:line">
            <chart:data-point chart:repeated="119"/>
          </chart:series>
          <chart:series chart:style-name="ch11" chart:values-cell-range-address="AAtaque.H2:AAtaque.H120" chart:label-cell-address="AAtaque.H1:AAtaque.H1" chart:class="chart:line">
            <chart:data-point chart:repeated="119"/>
          </chart:series>
          <chart:series chart:style-name="ch12" chart:values-cell-range-address="AAtaque.I2:AAtaque.I120" chart:label-cell-address="AAtaque.I1:AAtaque.I1" chart:class="chart:line">
            <chart:data-point chart:repeated="119"/>
          </chart:series>
          <chart:series chart:style-name="ch13" chart:values-cell-range-address="AAtaque.J2:AAtaque.J120" chart:label-cell-address="AAtaque.J1:AAtaque.J1" chart:class="chart:line">
            <chart:data-point chart:repeated="119"/>
          </chart:series>
          <chart:series chart:style-name="ch14" chart:values-cell-range-address="AAtaque.K2:AAtaque.K120" chart:label-cell-address="AAtaque.K1:AAtaque.K1" chart:class="chart:line">
            <chart:data-point chart:repeated="119"/>
          </chart:series>
          <chart:series chart:style-name="ch15" chart:values-cell-range-address="AAtaque.L2:AAtaque.L120" chart:label-cell-address="AAtaque.L1:AAtaque.L1" chart:class="chart:line">
            <chart:data-point chart:repeated="119"/>
          </chart:series>
          <chart:series chart:style-name="ch16" chart:values-cell-range-address="AAtaque.M2:AAtaque.M120" chart:label-cell-address="AAtaque.M1:AAtaque.M1" chart:class="chart:line">
            <chart:data-point chart:repeated="119"/>
          </chart:series>
          <chart:series chart:style-name="ch17" chart:values-cell-range-address="AAtaque.N2:AAtaque.N120" chart:label-cell-address="AAtaque.N1:AAtaque.N1" chart:class="chart:line">
            <chart:data-point chart:repeated="119"/>
          </chart:series>
          <chart:series chart:style-name="ch18" chart:values-cell-range-address="AAtaque.O2:AAtaque.O120" chart:label-cell-address="AAtaque.O1:AAtaque.O1" chart:class="chart:line">
            <chart:data-point chart:repeated="119"/>
          </chart:series>
          <chart:series chart:style-name="ch19" chart:values-cell-range-address="AAtaque.P2:AAtaque.P120" chart:label-cell-address="AAtaque.P1:AAtaque.P1" chart:class="chart:line">
            <chart:data-point chart:repeated="119"/>
          </chart:series>
          <chart:series chart:style-name="ch8" chart:values-cell-range-address="AAtaque.Q2:AAtaque.Q120" chart:label-cell-address="AAtaque.Q1:AAtaque.Q1" chart:class="chart:line">
            <chart:data-point chart:repeated="119"/>
          </chart:series>
          <chart:series chart:style-name="ch9" chart:values-cell-range-address="AAtaque.R2:AAtaque.R120" chart:label-cell-address="AAtaque.R1:AAtaque.R1" chart:class="chart:line">
            <chart:data-point chart:repeated="119"/>
          </chart:series>
          <chart:series chart:style-name="ch10" chart:values-cell-range-address="AAtaque.S2:AAtaque.S120" chart:label-cell-address="AAtaque.S1:AAtaque.S1" chart:class="chart:line">
            <chart:data-point chart:repeated="119"/>
          </chart:series>
          <chart:series chart:style-name="ch11" chart:values-cell-range-address="AAtaque.T2:AAtaque.T120" chart:label-cell-address="AAtaque.T1:AAtaque.T1" chart:class="chart:line">
            <chart:data-point chart:repeated="119"/>
          </chart:series>
          <chart:series chart:style-name="ch12" chart:values-cell-range-address="AAtaque.U2:AAtaque.U120" chart:label-cell-address="AAtaque.U1:AAtaque.U1" chart:class="chart:line">
            <chart:data-point chart:repeated="119"/>
          </chart:series>
          <chart:series chart:style-name="ch13" chart:values-cell-range-address="AAtaque.V2:AAtaque.V120" chart:label-cell-address="AAtaque.V1:AAtaque.V1" chart:class="chart:line">
            <chart:data-point chart:repeated="119"/>
          </chart:series>
          <chart:series chart:style-name="ch14" chart:values-cell-range-address="AAtaque.W2:AAtaque.W120" chart:label-cell-address="AAtaque.W1:AAtaque.W1" chart:class="chart:line">
            <chart:data-point chart:repeated="119"/>
          </chart:series>
          <chart:series chart:style-name="ch15" chart:values-cell-range-address="AAtaque.X2:AAtaque.X120" chart:label-cell-address="AAtaque.X1:AAtaque.X1" chart:class="chart:line">
            <chart:data-point chart:repeated="119"/>
          </chart:series>
          <chart:series chart:style-name="ch16" chart:values-cell-range-address="AAtaque.Y2:AAtaque.Y120" chart:label-cell-address="AAtaque.Y1:AAtaque.Y1" chart:class="chart:line">
            <chart:data-point chart:repeated="119"/>
          </chart:series>
          <chart:series chart:style-name="ch17" chart:values-cell-range-address="AAtaque.Z2:AAtaque.Z120" chart:label-cell-address="AAtaque.Z1:AAtaque.Z1" chart:class="chart:line">
            <chart:data-point chart:repeated="119"/>
          </chart:series>
          <chart:series chart:style-name="ch18" chart:values-cell-range-address="AAtaque.AA2:AAtaque.AA120" chart:label-cell-address="AAtaque.AA1:AAtaque.AA1" chart:class="chart:line">
            <chart:data-point chart:repeated="119"/>
          </chart:series>
          <chart:series chart:style-name="ch19" chart:values-cell-range-address="AAtaque.AB2:AAtaque.AB120" chart:label-cell-address="AAtaque.AB1:AAtaque.AB1" chart:class="chart:line">
            <chart:data-point chart:repeated="119"/>
          </chart:series>
          <chart:series chart:style-name="ch8" chart:values-cell-range-address="AAtaque.AC2:AAtaque.AC120" chart:label-cell-address="AAtaque.AC1:AAtaque.AC1" chart:class="chart:line">
            <chart:data-point chart:repeated="119"/>
          </chart:series>
          <chart:series chart:style-name="ch9" chart:values-cell-range-address="AAtaque.AD2:AAtaque.AD120" chart:label-cell-address="AAtaque.AD1:AAtaque.AD1" chart:class="chart:line">
            <chart:data-point chart:repeated="119"/>
          </chart:series>
          <chart:series chart:style-name="ch10" chart:values-cell-range-address="AAtaque.AE2:AAtaque.AE120" chart:label-cell-address="AAtaque.AE1:AAtaque.AE1" chart:class="chart:line">
            <chart:data-point chart:repeated="119"/>
          </chart:series>
          <chart:series chart:style-name="ch11" chart:values-cell-range-address="AAtaque.AF2:AAtaque.AF120" chart:label-cell-address="AAtaque.AF1:AAtaque.AF1" chart:class="chart:line">
            <chart:data-point chart:repeated="119"/>
          </chart:series>
          <chart:series chart:style-name="ch12" chart:values-cell-range-address="AAtaque.AG2:AAtaque.AG120" chart:label-cell-address="AAtaque.AG1:AAtaque.AG1" chart:class="chart:line">
            <chart:data-point chart:repeated="119"/>
          </chart:series>
          <chart:series chart:style-name="ch13" chart:values-cell-range-address="AAtaque.AH2:AAtaque.AH120" chart:label-cell-address="AAtaque.AH1:AAtaque.AH1" chart:class="chart:line">
            <chart:data-point chart:repeated="119"/>
          </chart:series>
          <chart:series chart:style-name="ch14" chart:values-cell-range-address="AAtaque.AI2:AAtaque.AI120" chart:label-cell-address="AAtaque.AI1:AAtaque.AI1" chart:class="chart:line">
            <chart:data-point chart:repeated="1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60eth0.pcap0stat0160510011061001.txt</text:p>
                <draw:g>
                  <svg:desc>AAtaque.B1:AAtaque.B1</svg:desc>
                </draw:g>
              </table:table-cell>
              <table:table-cell office:value-type="string">
                <text:p>host60eth0.pcap0stat0160510011104002.txt</text:p>
                <draw:g>
                  <svg:desc>AAtaque.C1:AAtaque.C1</svg:desc>
                </draw:g>
              </table:table-cell>
              <table:table-cell office:value-type="string">
                <text:p>host60eth0.pcap0stat0160510011150803.txt</text:p>
                <draw:g>
                  <svg:desc>AAtaque.D1:AAtaque.D1</svg:desc>
                </draw:g>
              </table:table-cell>
              <table:table-cell office:value-type="string">
                <text:p>host60eth0.pcap0stat0160510011193704.txt</text:p>
                <draw:g>
                  <svg:desc>AAtaque.E1:AAtaque.E1</svg:desc>
                </draw:g>
              </table:table-cell>
              <table:table-cell office:value-type="string">
                <text:p>host60eth0.pcap0stat0160510011240505.txt</text:p>
                <draw:g>
                  <svg:desc>AAtaque.F1:AAtaque.F1</svg:desc>
                </draw:g>
              </table:table-cell>
              <table:table-cell office:value-type="string">
                <text:p>host60eth0.pcap0stat0160510011283306.txt</text:p>
                <draw:g>
                  <svg:desc>AAtaque.G1:AAtaque.G1</svg:desc>
                </draw:g>
              </table:table-cell>
              <table:table-cell office:value-type="string">
                <text:p>host60eth0.pcap0stat0160510011330207.txt</text:p>
                <draw:g>
                  <svg:desc>AAtaque.H1:AAtaque.H1</svg:desc>
                </draw:g>
              </table:table-cell>
              <table:table-cell office:value-type="string">
                <text:p>host60eth0.pcap0stat0160510011373008.txt</text:p>
                <draw:g>
                  <svg:desc>AAtaque.I1:AAtaque.I1</svg:desc>
                </draw:g>
              </table:table-cell>
              <table:table-cell office:value-type="string">
                <text:p>host60eth0.pcap0stat0160510011415909.txt</text:p>
                <draw:g>
                  <svg:desc>AAtaque.J1:AAtaque.J1</svg:desc>
                </draw:g>
              </table:table-cell>
              <table:table-cell office:value-type="string">
                <text:p>host60eth0.pcap0stat01605100114627010.txt</text:p>
                <draw:g>
                  <svg:desc>AAtaque.K1:AAtaque.K1</svg:desc>
                </draw:g>
              </table:table-cell>
              <table:table-cell office:value-type="string">
                <text:p>host60eth0.pcap0stat01605100115055011.txt</text:p>
                <draw:g>
                  <svg:desc>AAtaque.L1:AAtaque.L1</svg:desc>
                </draw:g>
              </table:table-cell>
              <table:table-cell office:value-type="string">
                <text:p>host60eth0.pcap0stat01605100115327012.txt</text:p>
                <draw:g>
                  <svg:desc>AAtaque.M1:AAtaque.M1</svg:desc>
                </draw:g>
              </table:table-cell>
              <table:table-cell office:value-type="string">
                <text:p>host60eth0.pcap0stat01605100115535013.txt</text:p>
                <draw:g>
                  <svg:desc>AAtaque.N1:AAtaque.N1</svg:desc>
                </draw:g>
              </table:table-cell>
              <table:table-cell office:value-type="string">
                <text:p>host60eth0.pcap0stat01605100115743014.txt</text:p>
                <draw:g>
                  <svg:desc>AAtaque.O1:AAtaque.O1</svg:desc>
                </draw:g>
              </table:table-cell>
              <table:table-cell office:value-type="string">
                <text:p>host60eth0.pcap0stat01605100115951015.txt</text:p>
                <draw:g>
                  <svg:desc>AAtaque.P1:AAtaque.P1</svg:desc>
                </draw:g>
              </table:table-cell>
              <table:table-cell office:value-type="string">
                <text:p>host60eth0.pcap0stat01605100120201016.txt</text:p>
                <draw:g>
                  <svg:desc>AAtaque.Q1:AAtaque.Q1</svg:desc>
                </draw:g>
              </table:table-cell>
              <table:table-cell office:value-type="string">
                <text:p>host60eth0.pcap0stat01605100120408017.txt</text:p>
                <draw:g>
                  <svg:desc>AAtaque.R1:AAtaque.R1</svg:desc>
                </draw:g>
              </table:table-cell>
              <table:table-cell office:value-type="string">
                <text:p>host60eth0.pcap0stat01605100120616018.txt</text:p>
                <draw:g>
                  <svg:desc>AAtaque.S1:AAtaque.S1</svg:desc>
                </draw:g>
              </table:table-cell>
              <table:table-cell office:value-type="string">
                <text:p>host60eth0.pcap0stat01605100120825019.txt</text:p>
                <draw:g>
                  <svg:desc>AAtaque.T1:AAtaque.T1</svg:desc>
                </draw:g>
              </table:table-cell>
              <table:table-cell office:value-type="string">
                <text:p>host60eth0.pcap0stat01605100121033020.txt</text:p>
                <draw:g>
                  <svg:desc>AAtaque.U1:AAtaque.U1</svg:desc>
                </draw:g>
              </table:table-cell>
              <table:table-cell office:value-type="string">
                <text:p>host60eth0.pcap0stat01605100121242021.txt</text:p>
                <draw:g>
                  <svg:desc>AAtaque.V1:AAtaque.V1</svg:desc>
                </draw:g>
              </table:table-cell>
              <table:table-cell office:value-type="string">
                <text:p>host60eth0.pcap0stat01605100121450022.txt</text:p>
                <draw:g>
                  <svg:desc>AAtaque.W1:AAtaque.W1</svg:desc>
                </draw:g>
              </table:table-cell>
              <table:table-cell office:value-type="string">
                <text:p>host60eth0.pcap0stat01605100123214023.txt</text:p>
                <draw:g>
                  <svg:desc>AAtaque.X1:AAtaque.X1</svg:desc>
                </draw:g>
              </table:table-cell>
              <table:table-cell office:value-type="string">
                <text:p>host60eth0.pcap0stat01605100123426024.txt</text:p>
                <draw:g>
                  <svg:desc>AAtaque.Y1:AAtaque.Y1</svg:desc>
                </draw:g>
              </table:table-cell>
              <table:table-cell office:value-type="string">
                <text:p>host60eth0.pcap0stat01605100123634025.txt</text:p>
                <draw:g>
                  <svg:desc>AAtaque.Z1:AAtaque.Z1</svg:desc>
                </draw:g>
              </table:table-cell>
              <table:table-cell office:value-type="string">
                <text:p>host60eth0.pcap0stat01605100123843026.txt</text:p>
                <draw:g>
                  <svg:desc>AAtaque.AA1:AAtaque.AA1</svg:desc>
                </draw:g>
              </table:table-cell>
              <table:table-cell office:value-type="string">
                <text:p>host60eth0.pcap0stat01605100124052027.txt</text:p>
                <draw:g>
                  <svg:desc>AAtaque.AB1:AAtaque.AB1</svg:desc>
                </draw:g>
              </table:table-cell>
              <table:table-cell office:value-type="string">
                <text:p>host60eth0.pcap0stat01605100124303028.txt</text:p>
                <draw:g>
                  <svg:desc>AAtaque.AC1:AAtaque.AC1</svg:desc>
                </draw:g>
              </table:table-cell>
              <table:table-cell office:value-type="string">
                <text:p>host60eth0.pcap0stat01605100124513029.txt</text:p>
                <draw:g>
                  <svg:desc>AAtaque.AD1:AAtaque.AD1</svg:desc>
                </draw:g>
              </table:table-cell>
              <table:table-cell office:value-type="string">
                <text:p>host60eth0.pcap0stat01605100124722030.txt</text:p>
                <draw:g>
                  <svg:desc>AAtaque.AE1:AAtaque.AE1</svg:desc>
                </draw:g>
              </table:table-cell>
              <table:table-cell office:value-type="string">
                <text:p>host60eth0.pcap0stat01605100124929031.txt</text:p>
                <draw:g>
                  <svg:desc>AAtaque.AF1:AAtaque.AF1</svg:desc>
                </draw:g>
              </table:table-cell>
              <table:table-cell office:value-type="string">
                <text:p>host60eth0.pcap0stat01605100125138032.txt</text:p>
                <draw:g>
                  <svg:desc>AAtaque.AG1:AAtaque.AG1</svg:desc>
                </draw:g>
              </table:table-cell>
              <table:table-cell office:value-type="string">
                <text:p>host60eth0.pcap0stat01605100125349033.txt</text:p>
                <draw:g>
                  <svg:desc>AAtaque.AH1:AAtaque.AH1</svg:desc>
                </draw:g>
              </table:table-cell>
              <table:table-cell office:value-type="string">
                <text:p/>
                <draw:g>
                  <svg:desc>AAtaque.AI1:AAtaque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AAtaque.B2:AAtaque.B120</svg:desc>
                </draw:g>
              </table:table-cell>
              <table:table-cell office:value-type="float" office:value="2">
                <text:p>2</text:p>
                <draw:g>
                  <svg:desc>AAtaque.C2:AAtaque.C120</svg:desc>
                </draw:g>
              </table:table-cell>
              <table:table-cell office:value-type="float" office:value="3">
                <text:p>3</text:p>
                <draw:g>
                  <svg:desc>AAtaque.D2:AAtaque.D120</svg:desc>
                </draw:g>
              </table:table-cell>
              <table:table-cell office:value-type="float" office:value="2">
                <text:p>2</text:p>
                <draw:g>
                  <svg:desc>AAtaque.E2:AAtaque.E120</svg:desc>
                </draw:g>
              </table:table-cell>
              <table:table-cell office:value-type="float" office:value="2">
                <text:p>2</text:p>
                <draw:g>
                  <svg:desc>AAtaque.F2:AAtaque.F120</svg:desc>
                </draw:g>
              </table:table-cell>
              <table:table-cell office:value-type="float" office:value="3">
                <text:p>3</text:p>
                <draw:g>
                  <svg:desc>AAtaque.G2:AAtaque.G120</svg:desc>
                </draw:g>
              </table:table-cell>
              <table:table-cell office:value-type="float" office:value="3">
                <text:p>3</text:p>
                <draw:g>
                  <svg:desc>AAtaque.H2:AAtaque.H120</svg:desc>
                </draw:g>
              </table:table-cell>
              <table:table-cell office:value-type="float" office:value="4">
                <text:p>4</text:p>
                <draw:g>
                  <svg:desc>AAtaque.I2:AAtaque.I120</svg:desc>
                </draw:g>
              </table:table-cell>
              <table:table-cell office:value-type="float" office:value="2">
                <text:p>2</text:p>
                <draw:g>
                  <svg:desc>AAtaque.J2:AAtaque.J120</svg:desc>
                </draw:g>
              </table:table-cell>
              <table:table-cell office:value-type="float" office:value="1">
                <text:p>1</text:p>
                <draw:g>
                  <svg:desc>AAtaque.K2:AAtaque.K120</svg:desc>
                </draw:g>
              </table:table-cell>
              <table:table-cell office:value-type="float" office:value="1">
                <text:p>1</text:p>
                <draw:g>
                  <svg:desc>AAtaque.L2:AAtaque.L120</svg:desc>
                </draw:g>
              </table:table-cell>
              <table:table-cell office:value-type="float" office:value="2">
                <text:p>2</text:p>
                <draw:g>
                  <svg:desc>AAtaque.M2:AAtaque.M120</svg:desc>
                </draw:g>
              </table:table-cell>
              <table:table-cell office:value-type="float" office:value="5">
                <text:p>5</text:p>
                <draw:g>
                  <svg:desc>AAtaque.N2:AAtaque.N120</svg:desc>
                </draw:g>
              </table:table-cell>
              <table:table-cell office:value-type="float" office:value="4">
                <text:p>4</text:p>
                <draw:g>
                  <svg:desc>AAtaque.O2:AAtaque.O120</svg:desc>
                </draw:g>
              </table:table-cell>
              <table:table-cell office:value-type="float" office:value="4">
                <text:p>4</text:p>
                <draw:g>
                  <svg:desc>AAtaque.P2:AAtaque.P120</svg:desc>
                </draw:g>
              </table:table-cell>
              <table:table-cell office:value-type="float" office:value="4">
                <text:p>4</text:p>
                <draw:g>
                  <svg:desc>AAtaque.Q2:AAtaque.Q120</svg:desc>
                </draw:g>
              </table:table-cell>
              <table:table-cell office:value-type="float" office:value="3">
                <text:p>3</text:p>
                <draw:g>
                  <svg:desc>AAtaque.R2:AAtaque.R120</svg:desc>
                </draw:g>
              </table:table-cell>
              <table:table-cell office:value-type="float" office:value="2">
                <text:p>2</text:p>
                <draw:g>
                  <svg:desc>AAtaque.S2:AAtaque.S120</svg:desc>
                </draw:g>
              </table:table-cell>
              <table:table-cell office:value-type="float" office:value="1">
                <text:p>1</text:p>
                <draw:g>
                  <svg:desc>AAtaque.T2:AAtaque.T120</svg:desc>
                </draw:g>
              </table:table-cell>
              <table:table-cell office:value-type="float" office:value="3">
                <text:p>3</text:p>
                <draw:g>
                  <svg:desc>AAtaque.U2:AAtaque.U120</svg:desc>
                </draw:g>
              </table:table-cell>
              <table:table-cell office:value-type="float" office:value="3">
                <text:p>3</text:p>
                <draw:g>
                  <svg:desc>AAtaque.V2:AAtaque.V120</svg:desc>
                </draw:g>
              </table:table-cell>
              <table:table-cell office:value-type="float" office:value="4">
                <text:p>4</text:p>
                <draw:g>
                  <svg:desc>AAtaque.W2:AAtaque.W120</svg:desc>
                </draw:g>
              </table:table-cell>
              <table:table-cell office:value-type="float" office:value="3">
                <text:p>3</text:p>
                <draw:g>
                  <svg:desc>AAtaque.X2:AAtaque.X120</svg:desc>
                </draw:g>
              </table:table-cell>
              <table:table-cell office:value-type="float" office:value="3">
                <text:p>3</text:p>
                <draw:g>
                  <svg:desc>AAtaque.Y2:AAtaque.Y120</svg:desc>
                </draw:g>
              </table:table-cell>
              <table:table-cell office:value-type="float" office:value="1">
                <text:p>1</text:p>
                <draw:g>
                  <svg:desc>AAtaque.Z2:AAtaque.Z120</svg:desc>
                </draw:g>
              </table:table-cell>
              <table:table-cell office:value-type="float" office:value="2">
                <text:p>2</text:p>
                <draw:g>
                  <svg:desc>AAtaque.AA2:AAtaque.AA120</svg:desc>
                </draw:g>
              </table:table-cell>
              <table:table-cell office:value-type="float" office:value="1">
                <text:p>1</text:p>
                <draw:g>
                  <svg:desc>AAtaque.AB2:AAtaque.AB120</svg:desc>
                </draw:g>
              </table:table-cell>
              <table:table-cell office:value-type="float" office:value="2">
                <text:p>2</text:p>
                <draw:g>
                  <svg:desc>AAtaque.AC2:AAtaque.AC120</svg:desc>
                </draw:g>
              </table:table-cell>
              <table:table-cell office:value-type="float" office:value="3">
                <text:p>3</text:p>
                <draw:g>
                  <svg:desc>AAtaque.AD2:AAtaque.AD120</svg:desc>
                </draw:g>
              </table:table-cell>
              <table:table-cell office:value-type="float" office:value="5">
                <text:p>5</text:p>
                <draw:g>
                  <svg:desc>AAtaque.AE2:AAtaque.AE120</svg:desc>
                </draw:g>
              </table:table-cell>
              <table:table-cell office:value-type="float" office:value="2">
                <text:p>2</text:p>
                <draw:g>
                  <svg:desc>AAtaque.AF2:AAtaque.AF120</svg:desc>
                </draw:g>
              </table:table-cell>
              <table:table-cell office:value-type="float" office:value="2">
                <text:p>2</text:p>
                <draw:g>
                  <svg:desc>AAtaque.AG2:AAtaque.AG120</svg:desc>
                </draw:g>
              </table:table-cell>
              <table:table-cell office:value-type="float" office:value="2">
                <text:p>2</text:p>
                <draw:g>
                  <svg:desc>AAtaque.AH2:AAtaque.AH120</svg:desc>
                </draw:g>
              </table:table-cell>
              <table:table-cell office:value-type="float" office:value="NaN">
                <text:p>NaN</text:p>
                <draw:g>
                  <svg:desc>AAtaque.AI2:AAtaque.AI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135">
                <text:p>13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135">
                <text:p>135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49">
                <text:p>49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7">
                <text:p>57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118">
                <text:p>11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127">
                <text:p>127</text:p>
              </table:table-cell>
              <table:table-cell office:value-type="float" office:value="33">
                <text:p>3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124">
                <text:p>12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114">
                <text:p>114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